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8008in"/>
    </style:style>
    <style:style style:name="co9" style:family="table-column">
      <style:table-column-properties fo:break-before="auto" style:column-width="1.672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320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522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99"/>
    <style:style style:name="ce5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14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5" table:default-cell-style-name="ce17"/>
        <table:table-column table:style-name="co6" table:default-cell-style-name="ce6"/>
        <table:table-column table:style-name="co7" table:default-cell-style-name="ce6"/>
        <table:table-column table:style-name="co8" table:default-cell-style-name="ce9"/>
        <table:table-column table:style-name="co9" table:default-cell-style-name="ce6"/>
        <table:table-column table:style-name="co10" table:default-cell-style-name="Default"/>
        <table:table-column table:style-name="co4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24" office:value-type="string" calcext:value-type="string">
            <text:p>PKGPIN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USED</text:p>
          </table:table-cell>
          <table:table-cell table:style-name="ce11" office:value-type="string" calcext:value-type="string">
            <text:p>ALT FUNCTION</text:p>
          </table:table-cell>
          <table:table-cell table:style-name="ce11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OOT0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6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RST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6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0</text:p>
          </table:table-cell>
          <table:table-cell table:formula="of:=IF(OR(NOT(EXACT([.$D4];NoPkgPinText));NOT(EXACT([.$E4];NoPkgPinText));VLOOKUP([.$A4];PkgPin_To_FixedFunction;2;0));UsedPinMark;NoPkgPinText)" office:value-type="string" office:string-value="o" calcext:value-type="string">
            <text:p>o</text:p>
          </table:table-cell>
          <table:table-cell table:formula="of:=IF(ISERROR(VLOOKUP([.$A4];PkgPin_To_FunctionAssign;2;0));NoPkgPinText;VLOOKUP([.$A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a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1</text:p>
          </table:table-cell>
          <table:table-cell table:formula="of:=IF(OR(NOT(EXACT([.$D5];NoPkgPinText));NOT(EXACT([.$E5];NoPkgPinText));VLOOKUP([.$A5];PkgPin_To_FixedFunction;2;0));UsedPinMark;NoPkgPinText)" office:value-type="string" office:string-value="o" calcext:value-type="string">
            <text:p>o</text:p>
          </table:table-cell>
          <table:table-cell table:formula="of:=IF(ISERROR(VLOOKUP([.$A5];PkgPin_To_FunctionAssign;2;0));NoPkgPinText;VLOOKUP([.$A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b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2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LPTIM4_OUT" calcext:value-type="string">
            <text:p>LPTIM4_OUT</text:p>
          </table:table-cell>
          <table:table-cell office:value-type="string" calcext:value-type="string">
            <text:p>cpu_power_on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3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OTG_HS_ULPI_D0" calcext:value-type="string">
            <text:p>OTG_HS_ULPI_D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4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tton_y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5</text:p>
          </table:table-cell>
          <table:table-cell table:formula="of:=IF(OR(NOT(EXACT([.$D9];NoPkgPinText));NOT(EXACT([.$E9];NoPkgPinText));VLOOKUP([.$A9];PkgPin_To_FixedFunction;2;0));UsedPinMark;NoPkgPinText)" office:value-type="string" office:string-value="o" calcext:value-type="string">
            <text:p>o</text:p>
          </table:table-cell>
          <table:table-cell table:formula="of:=IF(ISERROR(VLOOKUP([.$A9];PkgPin_To_FunctionAssign;2;0));NoPkgPinText;VLOOKUP([.$A9];PkgPin_To_FunctionAssign;2;0))" office:value-type="string" office:string-value="OTG_HS_ULPI_CK" calcext:value-type="string">
            <text:p>OTG_HS_ULPI_C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x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7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FMC_SDNWE" calcext:value-type="string">
            <text:p>FMC_SDNWE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8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MCO1" calcext:value-type="string">
            <text:p>MCO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9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OTG_FS_VBUS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10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arger_charging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11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OTG_FS_DM" calcext:value-type="string">
            <text:p>OTG_F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12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o" calcext:value-type="string">
            <text:p>o</text:p>
          </table:table-cell>
          <table:table-cell table:formula="of:=IF(ISERROR(VLOOKUP([.$A16];PkgPin_To_FunctionAssign;2;0));NoPkgPinText;VLOOKUP([.$A16];PkgPin_To_FunctionAssign;2;0))" office:value-type="string" office:string-value="OTG_FS_DP" calcext:value-type="string">
            <text:p>OTG_F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13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o" calcext:value-type="string">
            <text:p>o</text:p>
          </table:table-cell>
          <table:table-cell table:formula="of:=IF(ISERROR(VLOOKUP([.$A17];PkgPin_To_FunctionAssign;2;0));NoPkgPinText;VLOOKUP([.$A17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14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o" calcext:value-type="string">
            <text:p>o</text:p>
          </table:table-cell>
          <table:table-cell table:formula="of:=IF(ISERROR(VLOOKUP([.$A18];PkgPin_To_FunctionAssign;2;0));NoPkgPinText;VLOOKUP([.$A18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A1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o" calcext:value-type="string">
            <text:p>o</text:p>
          </table:table-cell>
          <table:table-cell table:formula="of:=IF(ISERROR(VLOOKUP([.$A19];PkgPin_To_FunctionAssign;2;0));NoPkgPinText;VLOOKUP([.$A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arger_enable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0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OTG_HS_ULPI_D1" calcext:value-type="string">
            <text:p>OTG_HS_ULPI_D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1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ULPI_D2" calcext:value-type="string">
            <text:p>OTG_HS_ULPI_D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2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-" calcext:value-type="string">
            <text:p>-</text:p>
          </table:table-cell>
          <table:table-cell table:formula="of:=IF(ISERROR(VLOOKUP([.$A22];PkgPin_To_FunctionAssign;2;0));NoPkgPinText;VLOOKUP([.$A2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B3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o" calcext:value-type="string">
            <text:p>o</text:p>
          </table:table-cell>
          <table:table-cell table:formula="of:=IF(ISERROR(VLOOKUP([.$A23];PkgPin_To_FunctionAssign;2;0));NoPkgPinText;VLOOKUP([.$A23];PkgPin_To_FunctionAssign;2;0))" office:value-type="string" office:string-value="JTDO/TRACESWO" calcext:value-type="string">
            <text:p>JTDO/TRACESWO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B4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-" calcext:value-type="string">
            <text:p>-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B5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o" calcext:value-type="string">
            <text:p>o</text:p>
          </table:table-cell>
          <table:table-cell table:formula="of:=IF(ISERROR(VLOOKUP([.$A25];PkgPin_To_FunctionAssign;2;0));NoPkgPinText;VLOOKUP([.$A25];PkgPin_To_FunctionAssign;2;0))" office:value-type="string" office:string-value="OTG_HS_ULPI_D7" calcext:value-type="string">
            <text:p>OTG_HS_ULPI_D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B6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B7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B8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o" calcext:value-type="string">
            <text:p>o</text:p>
          </table:table-cell>
          <table:table-cell table:formula="of:=IF(ISERROR(VLOOKUP([.$A28];PkgPin_To_FunctionAssign;2;0));NoPkgPinText;VLOOKUP([.$A2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elect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B9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avdd_en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B10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o" calcext:value-type="string">
            <text:p>o</text:p>
          </table:table-cell>
          <table:table-cell table:formula="of:=IF(ISERROR(VLOOKUP([.$A30];PkgPin_To_FunctionAssign;2;0));NoPkgPinText;VLOOKUP([.$A30];PkgPin_To_FunctionAssign;2;0))" office:value-type="string" office:string-value="OTG_HS_ULPI_D3" calcext:value-type="string">
            <text:p>OTG_HS_ULPI_D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B11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o" calcext:value-type="string">
            <text:p>o</text:p>
          </table:table-cell>
          <table:table-cell table:formula="of:=IF(ISERROR(VLOOKUP([.$A31];PkgPin_To_FunctionAssign;2;0));NoPkgPinText;VLOOKUP([.$A31];PkgPin_To_FunctionAssign;2;0))" office:value-type="string" office:string-value="OTG_HS_ULPI_D4" calcext:value-type="string">
            <text:p>OTG_HS_ULPI_D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12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OTG_HS_ULPI_D5" calcext:value-type="string">
            <text:p>OTG_HS_ULPI_D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13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OTG_HS_ULPI_D6" calcext:value-type="string">
            <text:p>OTG_HS_ULPI_D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B14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up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15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o" calcext:value-type="string">
            <text:p>o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-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C0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OTG_HS_ULPI_STP" calcext:value-type="string">
            <text:p>OTG_HS_ULPI_ST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1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ADC123_INP11" calcext:value-type="string">
            <text:p>ADC123_INP11</text:p>
          </table:table-cell>
          <table:table-cell office:value-type="string" calcext:value-type="string">
            <text:p>adc_vbus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2_C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FMC_SDNE0" calcext:value-type="string">
            <text:p>FMC_SDNE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3_C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FMC_SDCKE0" calcext:value-type="string">
            <text:p>FMC_SDCKE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C4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reset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5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dvdd_en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C6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right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7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detect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8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C9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10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C11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C12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3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o" calcext:value-type="string">
            <text:p>o</text:p>
          </table:table-cell>
          <table:table-cell table:formula="of:=IF(ISERROR(VLOOKUP([.$A49];PkgPin_To_FunctionAssign;2;0));NoPkgPinText;VLOOKUP([.$A49];PkgPin_To_FunctionAssign;2;0))" office:value-type="string" office:string-value="RTC_OUT" calcext:value-type="string">
            <text:p>RT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4-OSC32_IN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15-OSC32_OUT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D0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FMC_D2/FMC_DA2" calcext:value-type="string">
            <text:p>FMC_D2/FMC_DA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D1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FMC_D3/FMC_DA3" calcext:value-type="string">
            <text:p>FMC_D3/FMC_DA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D2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D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o" calcext:value-type="string">
            <text:p>o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reg_1v8_en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D4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usbphy_pwr_en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D5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o" calcext:value-type="string">
            <text:p>o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usbphy_reset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D6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down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D7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left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D8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13/FMC_DA13" calcext:value-type="string">
            <text:p>FMC_D13/FMC_DA1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D9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FMC_D14/FMC_DA14" calcext:value-type="string">
            <text:p>FMC_D14/FMC_DA1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D10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FMC_D15/FMC_DA15" calcext:value-type="string">
            <text:p>FMC_D15/FMC_DA1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D11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reset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D12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tart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D13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LPTIM1_OUT" calcext:value-type="string">
            <text:p>LPTIM1_OUT</text:p>
          </table:table-cell>
          <table:table-cell office:value-type="string" calcext:value-type="string">
            <text:p>backlight_pwm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D14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FMC_D0/FMC_DA0" calcext:value-type="string">
            <text:p>FMC_D0/FMC_DA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D15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FMC_D1/FMC_DA1" calcext:value-type="string">
            <text:p>FMC_D1/FMC_DA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DR_ON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E0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FMC_NBL0" calcext:value-type="string">
            <text:p>FMC_NBL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E1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FMC_NBL1" calcext:value-type="string">
            <text:p>FMC_NBL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7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o" calcext:value-type="string">
            <text:p>o</text:p>
          </table:table-cell>
          <table:table-cell table:formula="of:=IF(ISERROR(VLOOKUP([.$A76];PkgPin_To_FunctionAssign;2;0));NoPkgPinText;VLOOKUP([.$A76];PkgPin_To_FunctionAssign;2;0))" office:value-type="string" office:string-value="FMC_D4/FMC_DA4" calcext:value-type="string">
            <text:p>FMC_D4/FMC_DA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E8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FMC_D5/FMC_DA5" calcext:value-type="string">
            <text:p>FMC_D5/FMC_DA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E9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o" calcext:value-type="string">
            <text:p>o</text:p>
          </table:table-cell>
          <table:table-cell table:formula="of:=IF(ISERROR(VLOOKUP([.$A78];PkgPin_To_FunctionAssign;2;0));NoPkgPinText;VLOOKUP([.$A78];PkgPin_To_FunctionAssign;2;0))" office:value-type="string" office:string-value="FMC_D6/FMC_DA6" calcext:value-type="string">
            <text:p>FMC_D6/FMC_DA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10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FMC_D7/FMC_DA7" calcext:value-type="string">
            <text:p>FMC_D7/FMC_DA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11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FMC_D8/FMC_DA8" calcext:value-type="string">
            <text:p>FMC_D8/FMC_DA8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E12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FMC_D9/FMC_DA9" calcext:value-type="string">
            <text:p>FMC_D9/FMC_DA9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E13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o" calcext:value-type="string">
            <text:p>o</text:p>
          </table:table-cell>
          <table:table-cell table:formula="of:=IF(ISERROR(VLOOKUP([.$A82];PkgPin_To_FunctionAssign;2;0));NoPkgPinText;VLOOKUP([.$A82];PkgPin_To_FunctionAssign;2;0))" office:value-type="string" office:string-value="FMC_D10/FMC_DA10" calcext:value-type="string">
            <text:p>FMC_D10/FMC_DA1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E14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FMC_D11/FMC_DA11" calcext:value-type="string">
            <text:p>FMC_D11/FMC_DA1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E15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FMC_D12/FMC_DA12" calcext:value-type="string">
            <text:p>FMC_D12/FMC_DA1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F0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A0" calcext:value-type="string">
            <text:p>FMC_A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F1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FMC_A1" calcext:value-type="string">
            <text:p>FMC_A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F2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FMC_A2" calcext:value-type="string">
            <text:p>FMC_A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F3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FMC_A3" calcext:value-type="string">
            <text:p>FMC_A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4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FMC_A4" calcext:value-type="string">
            <text:p>FMC_A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5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FMC_A5" calcext:value-type="string">
            <text:p>FMC_A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F6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SPI5_NSS" calcext:value-type="string">
            <text:p>SPI5_NS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F7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SPI5_SCK" calcext:value-type="string">
            <text:p>SPI5_SC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F8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power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F9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SPI5_MOSI" calcext:value-type="string">
            <text:p>SPI5_MOSI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F10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o" calcext:value-type="string">
            <text:p>o</text:p>
          </table:table-cell>
          <table:table-cell table:formula="of:=IF(ISERROR(VLOOKUP([.$A95];PkgPin_To_FunctionAssign;2;0));NoPkgPinText;VLOOKUP([.$A95];PkgPin_To_FunctionAssign;2;0))" office:value-type="string" office:string-value="LCD_DE" calcext:value-type="string">
            <text:p>LCD_DE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F11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FMC_SDNRAS" calcext:value-type="string">
            <text:p>FMC_SDNRA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F12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o" calcext:value-type="string">
            <text:p>o</text:p>
          </table:table-cell>
          <table:table-cell table:formula="of:=IF(ISERROR(VLOOKUP([.$A97];PkgPin_To_FunctionAssign;2;0));NoPkgPinText;VLOOKUP([.$A97];PkgPin_To_FunctionAssign;2;0))" office:value-type="string" office:string-value="FMC_A6" calcext:value-type="string">
            <text:p>FMC_A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F13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o" calcext:value-type="string">
            <text:p>o</text:p>
          </table:table-cell>
          <table:table-cell table:formula="of:=IF(ISERROR(VLOOKUP([.$A98];PkgPin_To_FunctionAssign;2;0));NoPkgPinText;VLOOKUP([.$A98];PkgPin_To_FunctionAssign;2;0))" office:value-type="string" office:string-value="FMC_A7" calcext:value-type="string">
            <text:p>FMC_A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F14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A8" calcext:value-type="string">
            <text:p>FMC_A8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F15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FMC_A9" calcext:value-type="string">
            <text:p>FMC_A9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0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o" calcext:value-type="string">
            <text:p>o</text:p>
          </table:table-cell>
          <table:table-cell table:formula="of:=IF(ISERROR(VLOOKUP([.$A101];PkgPin_To_FunctionAssign;2;0));NoPkgPinText;VLOOKUP([.$A101];PkgPin_To_FunctionAssign;2;0))" office:value-type="string" office:string-value="FMC_A10" calcext:value-type="string">
            <text:p>FMC_A1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G1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FMC_A11" calcext:value-type="string">
            <text:p>FMC_A1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G2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o" calcext:value-type="string">
            <text:p>o</text:p>
          </table:table-cell>
          <table:table-cell table:formula="of:=IF(ISERROR(VLOOKUP([.$A103];PkgPin_To_FunctionAssign;2;0));NoPkgPinText;VLOOKUP([.$A103];PkgPin_To_FunctionAssign;2;0))" office:value-type="string" office:string-value="FMC_A12" calcext:value-type="string">
            <text:p>FMC_A1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G3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-" calcext:value-type="string">
            <text:p>-</text:p>
          </table:table-cell>
          <table:table-cell table:formula="of:=IF(ISERROR(VLOOKUP([.$A104];PkgPin_To_FunctionAssign;2;0));NoPkgPinText;VLOOKUP([.$A10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G4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o" calcext:value-type="string">
            <text:p>o</text:p>
          </table:table-cell>
          <table:table-cell table:formula="of:=IF(ISERROR(VLOOKUP([.$A105];PkgPin_To_FunctionAssign;2;0));NoPkgPinText;VLOOKUP([.$A105];PkgPin_To_FunctionAssign;2;0))" office:value-type="string" office:string-value="FMC_A14/FMC_BA0" calcext:value-type="string">
            <text:p>FMC_A14/FMC_BA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G5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FMC_A15/FMC_BA1" calcext:value-type="string">
            <text:p>FMC_A15/FMC_BA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G6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o" calcext:value-type="string">
            <text:p>o</text:p>
          </table:table-cell>
          <table:table-cell table:formula="of:=IF(ISERROR(VLOOKUP([.$A107];PkgPin_To_FunctionAssign;2;0));NoPkgPinText;VLOOKUP([.$A107];PkgPin_To_FunctionAssign;2;0))" office:value-type="string" office:string-value="LCD_R7" calcext:value-type="string">
            <text:p>LCD_R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G7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o" calcext:value-type="string">
            <text:p>o</text:p>
          </table:table-cell>
          <table:table-cell table:formula="of:=IF(ISERROR(VLOOKUP([.$A108];PkgPin_To_FunctionAssign;2;0));NoPkgPinText;VLOOKUP([.$A108];PkgPin_To_FunctionAssign;2;0))" office:value-type="string" office:string-value="LCD_CLK" calcext:value-type="string">
            <text:p>LCD_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G8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FMC_SDCLK" calcext:value-type="string">
            <text:p>FMC_SD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G9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-" calcext:value-type="string">
            <text:p>-</text:p>
          </table:table-cell>
          <table:table-cell table:formula="of:=IF(ISERROR(VLOOKUP([.$A110];PkgPin_To_FunctionAssign;2;0));NoPkgPinText;VLOOKUP([.$A11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G10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o" calcext:value-type="string">
            <text:p>o</text:p>
          </table:table-cell>
          <table:table-cell table:formula="of:=IF(ISERROR(VLOOKUP([.$A111];PkgPin_To_FunctionAssign;2;0));NoPkgPinText;VLOOKUP([.$A111];PkgPin_To_FunctionAssign;2;0))" office:value-type="string" office:string-value="LCD_B2" calcext:value-type="string">
            <text:p>LCD_B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G11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LCD_B3" calcext:value-type="string">
            <text:p>LCD_B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G12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o" calcext:value-type="string">
            <text:p>o</text:p>
          </table:table-cell>
          <table:table-cell table:formula="of:=IF(ISERROR(VLOOKUP([.$A113];PkgPin_To_FunctionAssign;2;0));NoPkgPinText;VLOOKUP([.$A113];PkgPin_To_FunctionAssign;2;0))" office:value-type="string" office:string-value="LCD_B4" calcext:value-type="string">
            <text:p>LCD_B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G13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o_detect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G14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-" calcext:value-type="string">
            <text:p>-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G15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FMC_SDNCAS" calcext:value-type="string">
            <text:p>FMC_SDNCA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0-OSC_IN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1-OSC_OUT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H2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ADC3_INP13" calcext:value-type="string">
            <text:p>ADC3_INP13</text:p>
          </table:table-cell>
          <table:table-cell office:value-type="string" calcext:value-type="string">
            <text:p>hp_micbutton+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H3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o" calcext:value-type="string">
            <text:p>o</text:p>
          </table:table-cell>
          <table:table-cell table:formula="of:=IF(ISERROR(VLOOKUP([.$A120];PkgPin_To_FunctionAssign;2;0));NoPkgPinText;VLOOKUP([.$A120];PkgPin_To_FunctionAssign;2;0))" office:value-type="string" office:string-value="ADC3_INN13" calcext:value-type="string">
            <text:p>ADC3_INN13</text:p>
          </table:table-cell>
          <table:table-cell office:value-type="string" calcext:value-type="string">
            <text:p>hp_micbutton-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H4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o" calcext:value-type="string">
            <text:p>o</text:p>
          </table:table-cell>
          <table:table-cell table:formula="of:=IF(ISERROR(VLOOKUP([.$A121];PkgPin_To_FunctionAssign;2;0));NoPkgPinText;VLOOKUP([.$A121];PkgPin_To_FunctionAssign;2;0))" office:value-type="string" office:string-value="OTG_HS_ULPI_NXT" calcext:value-type="string">
            <text:p>OTG_HS_ULPI_NX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H5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ADC3_INP16" calcext:value-type="string">
            <text:p>ADC3_INP16</text:p>
          </table:table-cell>
          <table:table-cell office:value-type="string" calcext:value-type="string">
            <text:p>adc_vbat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6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o" calcext:value-type="string">
            <text:p>o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+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7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o" calcext:value-type="string">
            <text:p>o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hol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H8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o" calcext:value-type="string">
            <text:p>o</text:p>
          </table:table-cell>
          <table:table-cell table:formula="of:=IF(ISERROR(VLOOKUP([.$A125];PkgPin_To_FunctionAssign;2;0));NoPkgPinText;VLOOKUP([.$A125];PkgPin_To_FunctionAssign;2;0))" office:value-type="string" office:string-value="LCD_R2" calcext:value-type="string">
            <text:p>LCD_R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9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LCD_R3" calcext:value-type="string">
            <text:p>LCD_R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H10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LCD_R4" calcext:value-type="string">
            <text:p>LCD_R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H11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LCD_R5" calcext:value-type="string">
            <text:p>LCD_R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12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LCD_R6" calcext:value-type="string">
            <text:p>LCD_R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H13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LCD_G2" calcext:value-type="string">
            <text:p>LCD_G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H14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LCD_G3" calcext:value-type="string">
            <text:p>LCD_G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H15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o" calcext:value-type="string">
            <text:p>o</text:p>
          </table:table-cell>
          <table:table-cell table:formula="of:=IF(ISERROR(VLOOKUP([.$A132];PkgPin_To_FunctionAssign;2;0));NoPkgPinText;VLOOKUP([.$A132];PkgPin_To_FunctionAssign;2;0))" office:value-type="string" office:string-value="LCD_G4" calcext:value-type="string">
            <text:p>LCD_G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I0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LCD_G5" calcext:value-type="string">
            <text:p>LCD_G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I1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LCD_G6" calcext:value-type="string">
            <text:p>LCD_G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I2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o" calcext:value-type="string">
            <text:p>o</text:p>
          </table:table-cell>
          <table:table-cell table:formula="of:=IF(ISERROR(VLOOKUP([.$A135];PkgPin_To_FunctionAssign;2;0));NoPkgPinText;VLOOKUP([.$A135];PkgPin_To_FunctionAssign;2;0))" office:value-type="string" office:string-value="LCD_G7" calcext:value-type="string">
            <text:p>LCD_G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I3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-" calcext:value-type="string">
            <text:p>-</text:p>
          </table:table-cell>
          <table:table-cell table:formula="of:=IF(ISERROR(VLOOKUP([.$A136];PkgPin_To_FunctionAssign;2;0));NoPkgPinText;VLOOKUP([.$A13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I4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-" calcext:value-type="string">
            <text:p>-</text:p>
          </table:table-cell>
          <table:table-cell table:formula="of:=IF(ISERROR(VLOOKUP([.$A137];PkgPin_To_FunctionAssign;2;0));NoPkgPinText;VLOOKUP([.$A13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I5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LCD_B5" calcext:value-type="string">
            <text:p>LCD_B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I6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LCD_B6" calcext:value-type="string">
            <text:p>LCD_B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I7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LCD_B7" calcext:value-type="string">
            <text:p>LCD_B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8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-" calcext:value-type="string">
            <text:p>-</text:p>
          </table:table-cell>
          <table:table-cell table:formula="of:=IF(ISERROR(VLOOKUP([.$A141];PkgPin_To_FunctionAssign;2;0));NoPkgPinText;VLOOKUP([.$A14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9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LCD_VSYNC" calcext:value-type="string">
            <text:p>LCD_VSYNC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10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LCD_HSYNC" calcext:value-type="string">
            <text:p>LCD_HSYNC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11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o" calcext:value-type="string">
            <text:p>o</text:p>
          </table:table-cell>
          <table:table-cell table:formula="of:=IF(ISERROR(VLOOKUP([.$A144];PkgPin_To_FunctionAssign;2;0));NoPkgPinText;VLOOKUP([.$A144];PkgPin_To_FunctionAssign;2;0))" office:value-type="string" office:string-value="OTG_HS_ULPI_DIR" calcext:value-type="string">
            <text:p>OTG_HS_ULPI_DIR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CAP</text:p>
          </table:table-cell>
          <table:table-cell table:formula="of:=IF(OR(NOT(EXACT([.$D146];NoPkgPinText));NOT(EXACT([.$E146];NoPkgPinText));VLOOKUP([.$A146];PkgPin_To_FixedFunction;2;0));UsedPinMark;NoPkgPinText)" office:value-type="string" office:string-value="o" calcext:value-type="string">
            <text:p>o</text:p>
          </table:table-cell>
          <table:table-cell table:formula="of:=IF(ISERROR(VLOOKUP([.$A146];PkgPin_To_FunctionAssign;2;0));NoPkgPinText;VLOOKUP([.$A1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CAP</text:p>
          </table:table-cell>
          <table:table-cell table:formula="of:=IF(OR(NOT(EXACT([.$D147];NoPkgPinText));NOT(EXACT([.$E147];NoPkgPinText));VLOOKUP([.$A147];PkgPin_To_FixedFunction;2;0));UsedPinMark;NoPkgPinText)" office:value-type="string" office:string-value="o" calcext:value-type="string">
            <text:p>o</text:p>
          </table:table-cell>
          <table:table-cell table:formula="of:=IF(ISERROR(VLOOKUP([.$A147];PkgPin_To_FunctionAssign;2;0));NoPkgPinText;VLOOKUP([.$A14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</text:p>
          </table:table-cell>
          <table:table-cell table:formula="of:=IF(OR(NOT(EXACT([.$D148];NoPkgPinText));NOT(EXACT([.$E148];NoPkgPinText));VLOOKUP([.$A148];PkgPin_To_FixedFunction;2;0));UsedPinMark;NoPkgPinText)" office:value-type="string" office:string-value="o" calcext:value-type="string">
            <text:p>o</text:p>
          </table:table-cell>
          <table:table-cell table:formula="of:=IF(ISERROR(VLOOKUP([.$A148];PkgPin_To_FunctionAssign;2;0));NoPkgPinText;VLOOKUP([.$A14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DD</text:p>
          </table:table-cell>
          <table:table-cell table:formula="of:=IF(OR(NOT(EXACT([.$D149];NoPkgPinText));NOT(EXACT([.$E149];NoPkgPinText));VLOOKUP([.$A149];PkgPin_To_FixedFunction;2;0));UsedPinMark;NoPkgPinText)" office:value-type="string" office:string-value="o" calcext:value-type="string">
            <text:p>o</text:p>
          </table:table-cell>
          <table:table-cell table:formula="of:=IF(ISERROR(VLOOKUP([.$A149];PkgPin_To_FunctionAssign;2;0));NoPkgPinText;VLOOKUP([.$A14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</text:p>
          </table:table-cell>
          <table:table-cell table:formula="of:=IF(OR(NOT(EXACT([.$D150];NoPkgPinText));NOT(EXACT([.$E150];NoPkgPinText));VLOOKUP([.$A150];PkgPin_To_FixedFunction;2;0));UsedPinMark;NoPkgPinText)" office:value-type="string" office:string-value="o" calcext:value-type="string">
            <text:p>o</text:p>
          </table:table-cell>
          <table:table-cell table:formula="of:=IF(ISERROR(VLOOKUP([.$A150];PkgPin_To_FunctionAssign;2;0));NoPkgPinText;VLOOKUP([.$A1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DD</text:p>
          </table:table-cell>
          <table:table-cell table:formula="of:=IF(OR(NOT(EXACT([.$D151];NoPkgPinText));NOT(EXACT([.$E151];NoPkgPinText));VLOOKUP([.$A151];PkgPin_To_FixedFunction;2;0));UsedPinMark;NoPkgPinText)" office:value-type="string" office:string-value="o" calcext:value-type="string">
            <text:p>o</text:p>
          </table:table-cell>
          <table:table-cell table:formula="of:=IF(ISERROR(VLOOKUP([.$A151];PkgPin_To_FunctionAssign;2;0));NoPkgPinText;VLOOKUP([.$A15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  <table:table-cell table:formula="of:=IF(OR(NOT(EXACT([.$D152];NoPkgPinText));NOT(EXACT([.$E152];NoPkgPinText));VLOOKUP([.$A152];PkgPin_To_FixedFunction;2;0));UsedPinMark;NoPkgPinText)" office:value-type="string" office:string-value="o" calcext:value-type="string">
            <text:p>o</text:p>
          </table:table-cell>
          <table:table-cell table:formula="of:=IF(ISERROR(VLOOKUP([.$A152];PkgPin_To_FunctionAssign;2;0));NoPkgPinText;VLOOKUP([.$A15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  <table:table-cell table:formula="of:=IF(OR(NOT(EXACT([.$D153];NoPkgPinText));NOT(EXACT([.$E153];NoPkgPinText));VLOOKUP([.$A153];PkgPin_To_FixedFunction;2;0));UsedPinMark;NoPkgPinText)" office:value-type="string" office:string-value="o" calcext:value-type="string">
            <text:p>o</text:p>
          </table:table-cell>
          <table:table-cell table:formula="of:=IF(ISERROR(VLOOKUP([.$A153];PkgPin_To_FunctionAssign;2;0));NoPkgPinText;VLOOKUP([.$A1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</text:p>
          </table:table-cell>
          <table:table-cell table:formula="of:=IF(OR(NOT(EXACT([.$D154];NoPkgPinText));NOT(EXACT([.$E154];NoPkgPinText));VLOOKUP([.$A154];PkgPin_To_FixedFunction;2;0));UsedPinMark;NoPkgPinText)" office:value-type="string" office:string-value="o" calcext:value-type="string">
            <text:p>o</text:p>
          </table:table-cell>
          <table:table-cell table:formula="of:=IF(ISERROR(VLOOKUP([.$A154];PkgPin_To_FunctionAssign;2;0));NoPkgPinText;VLOOKUP([.$A1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</text:p>
          </table:table-cell>
          <table:table-cell table:formula="of:=IF(OR(NOT(EXACT([.$D155];NoPkgPinText));NOT(EXACT([.$E155];NoPkgPinText));VLOOKUP([.$A155];PkgPin_To_FixedFunction;2;0));UsedPinMark;NoPkgPinText)" office:value-type="string" office:string-value="o" calcext:value-type="string">
            <text:p>o</text:p>
          </table:table-cell>
          <table:table-cell table:formula="of:=IF(ISERROR(VLOOKUP([.$A155];PkgPin_To_FunctionAssign;2;0));NoPkgPinText;VLOOKUP([.$A1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DD</text:p>
          </table:table-cell>
          <table:table-cell table:formula="of:=IF(OR(NOT(EXACT([.$D156];NoPkgPinText));NOT(EXACT([.$E156];NoPkgPinText));VLOOKUP([.$A156];PkgPin_To_FixedFunction;2;0));UsedPinMark;NoPkgPinText)" office:value-type="string" office:string-value="o" calcext:value-type="string">
            <text:p>o</text:p>
          </table:table-cell>
          <table:table-cell table:formula="of:=IF(ISERROR(VLOOKUP([.$A156];PkgPin_To_FunctionAssign;2;0));NoPkgPinText;VLOOKUP([.$A1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</text:p>
          </table:table-cell>
          <table:table-cell table:formula="of:=IF(OR(NOT(EXACT([.$D157];NoPkgPinText));NOT(EXACT([.$E157];NoPkgPinText));VLOOKUP([.$A157];PkgPin_To_FixedFunction;2;0));UsedPinMark;NoPkgPinText)" office:value-type="string" office:string-value="o" calcext:value-type="string">
            <text:p>o</text:p>
          </table:table-cell>
          <table:table-cell table:formula="of:=IF(ISERROR(VLOOKUP([.$A157];PkgPin_To_FunctionAssign;2;0));NoPkgPinText;VLOOKUP([.$A1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DD</text:p>
          </table:table-cell>
          <table:table-cell table:formula="of:=IF(OR(NOT(EXACT([.$D158];NoPkgPinText));NOT(EXACT([.$E158];NoPkgPinText));VLOOKUP([.$A158];PkgPin_To_FixedFunction;2;0));UsedPinMark;NoPkgPinText)" office:value-type="string" office:string-value="o" calcext:value-type="string">
            <text:p>o</text:p>
          </table:table-cell>
          <table:table-cell table:formula="of:=IF(ISERROR(VLOOKUP([.$A158];PkgPin_To_FunctionAssign;2;0));NoPkgPinText;VLOOKUP([.$A15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DD</text:p>
          </table:table-cell>
          <table:table-cell table:formula="of:=IF(OR(NOT(EXACT([.$D159];NoPkgPinText));NOT(EXACT([.$E159];NoPkgPinText));VLOOKUP([.$A159];PkgPin_To_FixedFunction;2;0));UsedPinMark;NoPkgPinText)" office:value-type="string" office:string-value="o" calcext:value-type="string">
            <text:p>o</text:p>
          </table:table-cell>
          <table:table-cell table:formula="of:=IF(ISERROR(VLOOKUP([.$A159];PkgPin_To_FunctionAssign;2;0));NoPkgPinText;VLOOKUP([.$A15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</text:p>
          </table:table-cell>
          <table:table-cell table:formula="of:=IF(OR(NOT(EXACT([.$D160];NoPkgPinText));NOT(EXACT([.$E160];NoPkgPinText));VLOOKUP([.$A160];PkgPin_To_FixedFunction;2;0));UsedPinMark;NoPkgPinText)" office:value-type="string" office:string-value="o" calcext:value-type="string">
            <text:p>o</text:p>
          </table:table-cell>
          <table:table-cell table:formula="of:=IF(ISERROR(VLOOKUP([.$A160];PkgPin_To_FunctionAssign;2;0));NoPkgPinText;VLOOKUP([.$A16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DD</text:p>
          </table:table-cell>
          <table:table-cell table:formula="of:=IF(OR(NOT(EXACT([.$D161];NoPkgPinText));NOT(EXACT([.$E161];NoPkgPinText));VLOOKUP([.$A161];PkgPin_To_FixedFunction;2;0));UsedPinMark;NoPkgPinText)" office:value-type="string" office:string-value="o" calcext:value-type="string">
            <text:p>o</text:p>
          </table:table-cell>
          <table:table-cell table:formula="of:=IF(ISERROR(VLOOKUP([.$A161];PkgPin_To_FunctionAssign;2;0));NoPkgPinText;VLOOKUP([.$A16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33USB</text:p>
          </table:table-cell>
          <table:table-cell table:formula="of:=IF(OR(NOT(EXACT([.$D162];NoPkgPinText));NOT(EXACT([.$E162];NoPkgPinText));VLOOKUP([.$A162];PkgPin_To_FixedFunction;2;0));UsedPinMark;NoPkgPinText)" office:value-type="string" office:string-value="o" calcext:value-type="string">
            <text:p>o</text:p>
          </table:table-cell>
          <table:table-cell table:formula="of:=IF(ISERROR(VLOOKUP([.$A162];PkgPin_To_FunctionAssign;2;0));NoPkgPinText;VLOOKUP([.$A1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DDA</text:p>
          </table:table-cell>
          <table:table-cell table:formula="of:=IF(OR(NOT(EXACT([.$D163];NoPkgPinText));NOT(EXACT([.$E163];NoPkgPinText));VLOOKUP([.$A163];PkgPin_To_FixedFunction;2;0));UsedPinMark;NoPkgPinText)" office:value-type="string" office:string-value="o" calcext:value-type="string">
            <text:p>o</text:p>
          </table:table-cell>
          <table:table-cell table:formula="of:=IF(ISERROR(VLOOKUP([.$A163];PkgPin_To_FunctionAssign;2;0));NoPkgPinText;VLOOKUP([.$A1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REF+</text:p>
          </table:table-cell>
          <table:table-cell table:formula="of:=IF(OR(NOT(EXACT([.$D164];NoPkgPinText));NOT(EXACT([.$E164];NoPkgPinText));VLOOKUP([.$A164];PkgPin_To_FixedFunction;2;0));UsedPinMark;NoPkgPinText)" office:value-type="string" office:string-value="o" calcext:value-type="string">
            <text:p>o</text:p>
          </table:table-cell>
          <table:table-cell table:formula="of:=IF(ISERROR(VLOOKUP([.$A164];PkgPin_To_FunctionAssign;2;0));NoPkgPinText;VLOOKUP([.$A1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SS</text:p>
          </table:table-cell>
          <table:table-cell table:formula="of:=IF(OR(NOT(EXACT([.$D165];NoPkgPinText));NOT(EXACT([.$E165];NoPkgPinText));VLOOKUP([.$A165];PkgPin_To_FixedFunction;2;0));UsedPinMark;NoPkgPinText)" office:value-type="string" office:string-value="o" calcext:value-type="string">
            <text:p>o</text:p>
          </table:table-cell>
          <table:table-cell table:formula="of:=IF(ISERROR(VLOOKUP([.$A165];PkgPin_To_FunctionAssign;2;0));NoPkgPinText;VLOOKUP([.$A1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formula="of:=IF(OR(NOT(EXACT([.$D166];NoPkgPinText));NOT(EXACT([.$E166];NoPkgPinText));VLOOKUP([.$A166];PkgPin_To_FixedFunction;2;0));UsedPinMark;NoPkgPinText)" office:value-type="string" office:string-value="o" calcext:value-type="string">
            <text:p>o</text:p>
          </table:table-cell>
          <table:table-cell table:formula="of:=IF(ISERROR(VLOOKUP([.$A166];PkgPin_To_FunctionAssign;2;0));NoPkgPinText;VLOOKUP([.$A1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SS</text:p>
          </table:table-cell>
          <table:table-cell table:formula="of:=IF(OR(NOT(EXACT([.$D167];NoPkgPinText));NOT(EXACT([.$E167];NoPkgPinText));VLOOKUP([.$A167];PkgPin_To_FixedFunction;2;0));UsedPinMark;NoPkgPinText)" office:value-type="string" office:string-value="o" calcext:value-type="string">
            <text:p>o</text:p>
          </table:table-cell>
          <table:table-cell table:formula="of:=IF(ISERROR(VLOOKUP([.$A167];PkgPin_To_FunctionAssign;2;0));NoPkgPinText;VLOOKUP([.$A1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table:formula="of:=IF(OR(NOT(EXACT([.$D168];NoPkgPinText));NOT(EXACT([.$E168];NoPkgPinText));VLOOKUP([.$A168];PkgPin_To_FixedFunction;2;0));UsedPinMark;NoPkgPinText)" office:value-type="string" office:string-value="o" calcext:value-type="string">
            <text:p>o</text:p>
          </table:table-cell>
          <table:table-cell table:formula="of:=IF(ISERROR(VLOOKUP([.$A168];PkgPin_To_FunctionAssign;2;0));NoPkgPinText;VLOOKUP([.$A1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SS</text:p>
          </table:table-cell>
          <table:table-cell table:formula="of:=IF(OR(NOT(EXACT([.$D169];NoPkgPinText));NOT(EXACT([.$E169];NoPkgPinText));VLOOKUP([.$A169];PkgPin_To_FixedFunction;2;0));UsedPinMark;NoPkgPinText)" office:value-type="string" office:string-value="o" calcext:value-type="string">
            <text:p>o</text:p>
          </table:table-cell>
          <table:table-cell table:formula="of:=IF(ISERROR(VLOOKUP([.$A169];PkgPin_To_FunctionAssign;2;0));NoPkgPinText;VLOOKUP([.$A1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S</text:p>
          </table:table-cell>
          <table:table-cell table:formula="of:=IF(OR(NOT(EXACT([.$D170];NoPkgPinText));NOT(EXACT([.$E170];NoPkgPinText));VLOOKUP([.$A170];PkgPin_To_FixedFunction;2;0));UsedPinMark;NoPkgPinText)" office:value-type="string" office:string-value="o" calcext:value-type="string">
            <text:p>o</text:p>
          </table:table-cell>
          <table:table-cell table:formula="of:=IF(ISERROR(VLOOKUP([.$A170];PkgPin_To_FunctionAssign;2;0));NoPkgPinText;VLOOKUP([.$A1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SS</text:p>
          </table:table-cell>
          <table:table-cell table:formula="of:=IF(OR(NOT(EXACT([.$D171];NoPkgPinText));NOT(EXACT([.$E171];NoPkgPinText));VLOOKUP([.$A171];PkgPin_To_FixedFunction;2;0));UsedPinMark;NoPkgPinText)" office:value-type="string" office:string-value="o" calcext:value-type="string">
            <text:p>o</text:p>
          </table:table-cell>
          <table:table-cell table:formula="of:=IF(ISERROR(VLOOKUP([.$A171];PkgPin_To_FunctionAssign;2;0));NoPkgPinText;VLOOKUP([.$A17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SS</text:p>
          </table:table-cell>
          <table:table-cell table:formula="of:=IF(OR(NOT(EXACT([.$D172];NoPkgPinText));NOT(EXACT([.$E172];NoPkgPinText));VLOOKUP([.$A172];PkgPin_To_FixedFunction;2;0));UsedPinMark;NoPkgPinText)" office:value-type="string" office:string-value="o" calcext:value-type="string">
            <text:p>o</text:p>
          </table:table-cell>
          <table:table-cell table:formula="of:=IF(ISERROR(VLOOKUP([.$A172];PkgPin_To_FunctionAssign;2;0));NoPkgPinText;VLOOKUP([.$A17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SS</text:p>
          </table:table-cell>
          <table:table-cell table:formula="of:=IF(OR(NOT(EXACT([.$D173];NoPkgPinText));NOT(EXACT([.$E173];NoPkgPinText));VLOOKUP([.$A173];PkgPin_To_FixedFunction;2;0));UsedPinMark;NoPkgPinText)" office:value-type="string" office:string-value="o" calcext:value-type="string">
            <text:p>o</text:p>
          </table:table-cell>
          <table:table-cell table:formula="of:=IF(ISERROR(VLOOKUP([.$A173];PkgPin_To_FunctionAssign;2;0));NoPkgPinText;VLOOKUP([.$A17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SS</text:p>
          </table:table-cell>
          <table:table-cell table:formula="of:=IF(OR(NOT(EXACT([.$D174];NoPkgPinText));NOT(EXACT([.$E174];NoPkgPinText));VLOOKUP([.$A174];PkgPin_To_FixedFunction;2;0));UsedPinMark;NoPkgPinText)" office:value-type="string" office:string-value="o" calcext:value-type="string">
            <text:p>o</text:p>
          </table:table-cell>
          <table:table-cell table:formula="of:=IF(ISERROR(VLOOKUP([.$A174];PkgPin_To_FunctionAssign;2;0));NoPkgPinText;VLOOKUP([.$A1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SS</text:p>
          </table:table-cell>
          <table:table-cell table:formula="of:=IF(OR(NOT(EXACT([.$D175];NoPkgPinText));NOT(EXACT([.$E175];NoPkgPinText));VLOOKUP([.$A175];PkgPin_To_FixedFunction;2;0));UsedPinMark;NoPkgPinText)" office:value-type="string" office:string-value="o" calcext:value-type="string">
            <text:p>o</text:p>
          </table:table-cell>
          <table:table-cell table:formula="of:=IF(ISERROR(VLOOKUP([.$A175];PkgPin_To_FunctionAssign;2;0));NoPkgPinText;VLOOKUP([.$A17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SS</text:p>
          </table:table-cell>
          <table:table-cell table:formula="of:=IF(OR(NOT(EXACT([.$D176];NoPkgPinText));NOT(EXACT([.$E176];NoPkgPinText));VLOOKUP([.$A176];PkgPin_To_FixedFunction;2;0));UsedPinMark;NoPkgPinText)" office:value-type="string" office:string-value="o" calcext:value-type="string">
            <text:p>o</text:p>
          </table:table-cell>
          <table:table-cell table:formula="of:=IF(ISERROR(VLOOKUP([.$A176];PkgPin_To_FunctionAssign;2;0));NoPkgPinText;VLOOKUP([.$A1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SSA</text:p>
          </table:table-cell>
          <table:table-cell table:formula="of:=IF(OR(NOT(EXACT([.$D177];NoPkgPinText));NOT(EXACT([.$E177];NoPkgPinText));VLOOKUP([.$A177];PkgPin_To_FixedFunction;2;0));UsedPinMark;NoPkgPinText)" office:value-type="string" office:string-value="o" calcext:value-type="string">
            <text:p>o</text:p>
          </table:table-cell>
          <table:table-cell table:formula="of:=IF(ISERROR(VLOOKUP([.$A177];PkgPin_To_FunctionAssign;2;0));NoPkgPinText;VLOOKUP([.$A1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1" office:value-type="string" calcext:value-type="string">
            <text:p>TOTAL PINS USED</text:p>
          </table:table-cell>
          <table:table-cell table:style-name="ce11" table:formula="of:=COUNTIF([.$C2:.$C177];&quot;=o&quot;)" office:value-type="float" office:value="168" calcext:value-type="float">
            <text:p>168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table:style-name="ce11" office:value-type="string" calcext:value-type="string">
            <text:p>TOTAL PINS FREE</text:p>
          </table:table-cell>
          <table:table-cell table:style-name="ce11" table:formula="of:=176 - COUNTIF([.$C2:.$C177];&quot;=o&quot;)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1"/>
        </table:table-row>
      </table:table>
      <table:table table:name="FunctionAssign" table:style-name="ta1">
        <table:table-column table:style-name="co4" table:default-cell-style-name="ce17"/>
        <table:table-column table:style-name="co12" table:default-cell-style-name="Default"/>
        <table:table-column table:style-name="co13" table:default-cell-style-name="ce6"/>
        <table:table-column table:style-name="co4" table:number-columns-repeated="4" table:default-cell-style-name="Default"/>
        <table:table-row table:style-name="ro1">
          <table:table-cell table:style-name="ce11" office:value-type="string" calcext:value-type="string">
            <text:p>PKGPIN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PIN NAME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IF(ISERROR(VLOOKUP([.$C2];PinName_To_PkgPin;2;0));NoPkgPinText;VLOOKUP([.$C2];PinName_To_PkgPin;2;0))" office:value-type="float" office:value="33" calcext:value-type="float">
            <text:p>33</text:p>
          </table:table-cell>
          <table:table-cell office:value-type="string" calcext:value-type="string">
            <text:p>ADC123_INP11</text:p>
          </table:table-cell>
          <table:table-cell office:value-type="string" calcext:value-type="string">
            <text:p>PC1</text:p>
          </table:table-cell>
          <table:table-cell table:number-columns-repeated="3"/>
          <table:table-cell table:style-name="ce8"/>
        </table:table-row>
        <table:table-row table:style-name="ro1">
          <table:table-cell table:formula="of:=IF(ISERROR(VLOOKUP([.$C3];PinName_To_PkgPin;2;0));NoPkgPinText;VLOOKUP([.$C3];PinName_To_PkgPin;2;0))" office:value-type="float" office:value="44" calcext:value-type="float">
            <text:p>44</text:p>
          </table:table-cell>
          <table:table-cell office:value-type="string" calcext:value-type="string">
            <text:p>ADC3_INN13</text:p>
          </table:table-cell>
          <table:table-cell office:value-type="string" calcext:value-type="string">
            <text:p>PH3</text:p>
          </table:table-cell>
          <table:table-cell table:number-columns-repeated="4"/>
        </table:table-row>
        <table:table-row table:style-name="ro1">
          <table:table-cell table:formula="of:=IF(ISERROR(VLOOKUP([.$C4];PinName_To_PkgPin;2;0));NoPkgPinText;VLOOKUP([.$C4];PinName_To_PkgPin;2;0))" office:value-type="float" office:value="43" calcext:value-type="float">
            <text:p>43</text:p>
          </table:table-cell>
          <table:table-cell office:value-type="string" calcext:value-type="string">
            <text:p>ADC3_INP13</text:p>
          </table:table-cell>
          <table:table-cell office:value-type="string" calcext:value-type="string">
            <text:p>PH2</text:p>
          </table:table-cell>
          <table:table-cell table:number-columns-repeated="4"/>
        </table:table-row>
        <table:table-row table:style-name="ro1">
          <table:table-cell table:formula="of:=IF(ISERROR(VLOOKUP([.$C5];PinName_To_PkgPin;2;0));NoPkgPinText;VLOOKUP([.$C5];PinName_To_PkgPin;2;0))" office:value-type="float" office:value="46" calcext:value-type="float">
            <text:p>46</text:p>
          </table:table-cell>
          <table:table-cell office:value-type="string" calcext:value-type="string">
            <text:p>ADC3_INP16</text:p>
          </table:table-cell>
          <table:table-cell office:value-type="string" calcext:value-type="string">
            <text:p>PH5</text:p>
          </table:table-cell>
          <table:table-cell table:number-columns-repeated="4"/>
        </table:table-row>
        <table:table-row table:style-name="ro1">
          <table:table-cell table:formula="of:=IF(ISERROR(VLOOKUP([.$C6];PinName_To_PkgPin;2;0));NoPkgPinText;VLOOKUP([.$C6];PinName_To_PkgPin;2;0))" office:value-type="float" office:value="16" calcext:value-type="float">
            <text:p>16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PF0</text:p>
          </table:table-cell>
          <table:table-cell table:number-columns-repeated="4"/>
        </table:table-row>
        <table:table-row table:style-name="ro1">
          <table:table-cell table:formula="of:=IF(ISERROR(VLOOKUP([.$C7];PinName_To_PkgPin;2;0));NoPkgPinText;VLOOKUP([.$C7];PinName_To_PkgPin;2;0))" office:value-type="float" office:value="17" calcext:value-type="float">
            <text:p>17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PF1</text:p>
          </table:table-cell>
          <table:table-cell table:number-columns-repeated="4"/>
        </table:table-row>
        <table:table-row table:style-name="ro1">
          <table:table-cell table:formula="of:=IF(ISERROR(VLOOKUP([.$C8];PinName_To_PkgPin;2;0));NoPkgPinText;VLOOKUP([.$C8];PinName_To_PkgPin;2;0))" office:value-type="float" office:value="66" calcext:value-type="float">
            <text:p>66</text:p>
          </table:table-cell>
          <table:table-cell office:value-type="string" calcext:value-type="string">
            <text:p>FMC_A10</text:p>
          </table:table-cell>
          <table:table-cell office:value-type="string" calcext:value-type="string">
            <text:p>PG0</text:p>
          </table:table-cell>
          <table:table-cell table:number-columns-repeated="4"/>
        </table:table-row>
        <table:table-row table:style-name="ro1">
          <table:table-cell table:formula="of:=IF(ISERROR(VLOOKUP([.$C9];PinName_To_PkgPin;2;0));NoPkgPinText;VLOOKUP([.$C9];PinName_To_PkgPin;2;0))" office:value-type="float" office:value="67" calcext:value-type="float">
            <text:p>67</text:p>
          </table:table-cell>
          <table:table-cell office:value-type="string" calcext:value-type="string">
            <text:p>FMC_A11</text:p>
          </table:table-cell>
          <table:table-cell office:value-type="string" calcext:value-type="string">
            <text:p>PG1</text:p>
          </table:table-cell>
          <table:table-cell table:number-columns-repeated="4"/>
        </table:table-row>
        <table:table-row table:style-name="ro1">
          <table:table-cell table:formula="of:=IF(ISERROR(VLOOKUP([.$C10];PinName_To_PkgPin;2;0));NoPkgPinText;VLOOKUP([.$C10];PinName_To_PkgPin;2;0))" office:value-type="float" office:value="106" calcext:value-type="float">
            <text:p>106</text:p>
          </table:table-cell>
          <table:table-cell office:value-type="string" calcext:value-type="string">
            <text:p>FMC_A12</text:p>
          </table:table-cell>
          <table:table-cell office:value-type="string" calcext:value-type="string">
            <text:p>PG2</text:p>
          </table:table-cell>
          <table:table-cell table:number-columns-repeated="4"/>
        </table:table-row>
        <table:table-row table:style-name="ro1">
          <table:table-cell table:formula="of:=IF(ISERROR(VLOOKUP([.$C11];PinName_To_PkgPin;2;0));NoPkgPinText;VLOOKUP([.$C11];PinName_To_PkgPin;2;0))" office:value-type="float" office:value="108" calcext:value-type="float">
            <text:p>108</text:p>
          </table:table-cell>
          <table:table-cell office:value-type="string" calcext:value-type="string">
            <text:p>FMC_A14/FMC_BA0</text:p>
          </table:table-cell>
          <table:table-cell office:value-type="string" calcext:value-type="string">
            <text:p>PG4</text:p>
          </table:table-cell>
          <table:table-cell table:number-columns-repeated="4"/>
        </table:table-row>
        <table:table-row table:style-name="ro1">
          <table:table-cell table:formula="of:=IF(ISERROR(VLOOKUP([.$C12];PinName_To_PkgPin;2;0));NoPkgPinText;VLOOKUP([.$C12];PinName_To_PkgPin;2;0))" office:value-type="float" office:value="109" calcext:value-type="float">
            <text:p>109</text:p>
          </table:table-cell>
          <table:table-cell office:value-type="string" calcext:value-type="string">
            <text:p>FMC_A15/FMC_BA1</text:p>
          </table:table-cell>
          <table:table-cell office:value-type="string" calcext:value-type="string">
            <text:p>PG5</text:p>
          </table:table-cell>
          <table:table-cell table:number-columns-repeated="4"/>
        </table:table-row>
        <table:table-row table:style-name="ro1">
          <table:table-cell table:formula="of:=IF(ISERROR(VLOOKUP([.$C13];PinName_To_PkgPin;2;0));NoPkgPinText;VLOOKUP([.$C13];PinName_To_PkgPin;2;0))" office:value-type="float" office:value="18" calcext:value-type="float">
            <text:p>18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PF2</text:p>
          </table:table-cell>
          <table:table-cell table:number-columns-repeated="4"/>
        </table:table-row>
        <table:table-row table:style-name="ro1">
          <table:table-cell table:formula="of:=IF(ISERROR(VLOOKUP([.$C14];PinName_To_PkgPin;2;0));NoPkgPinText;VLOOKUP([.$C14];PinName_To_PkgPin;2;0))" office:value-type="float" office:value="19" calcext:value-type="float">
            <text:p>19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PF3</text:p>
          </table:table-cell>
          <table:table-cell table:number-columns-repeated="4"/>
        </table:table-row>
        <table:table-row table:style-name="ro1">
          <table:table-cell table:formula="of:=IF(ISERROR(VLOOKUP([.$C15];PinName_To_PkgPin;2;0));NoPkgPinText;VLOOKUP([.$C15];PinName_To_PkgPin;2;0))" office:value-type="float" office:value="20" calcext:value-type="float">
            <text:p>20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PF4</text:p>
          </table:table-cell>
          <table:table-cell table:number-columns-repeated="4"/>
        </table:table-row>
        <table:table-row table:style-name="ro1">
          <table:table-cell table:formula="of:=IF(ISERROR(VLOOKUP([.$C16];PinName_To_PkgPin;2;0));NoPkgPinText;VLOOKUP([.$C16];PinName_To_PkgPin;2;0))" office:value-type="float" office:value="21" calcext:value-type="float">
            <text:p>21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PF5</text:p>
          </table:table-cell>
          <table:table-cell table:number-columns-repeated="4"/>
        </table:table-row>
        <table:table-row table:style-name="ro1">
          <table:table-cell table:formula="of:=IF(ISERROR(VLOOKUP([.$C17];PinName_To_PkgPin;2;0));NoPkgPinText;VLOOKUP([.$C17];PinName_To_PkgPin;2;0))" office:value-type="float" office:value="60" calcext:value-type="float">
            <text:p>60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PF12</text:p>
          </table:table-cell>
          <table:table-cell table:number-columns-repeated="4"/>
        </table:table-row>
        <table:table-row table:style-name="ro1">
          <table:table-cell table:formula="of:=IF(ISERROR(VLOOKUP([.$C18];PinName_To_PkgPin;2;0));NoPkgPinText;VLOOKUP([.$C18];PinName_To_PkgPin;2;0))" office:value-type="float" office:value="63" calcext:value-type="float">
            <text:p>63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PF13</text:p>
          </table:table-cell>
          <table:table-cell table:number-columns-repeated="4"/>
        </table:table-row>
        <table:table-row table:style-name="ro1">
          <table:table-cell table:formula="of:=IF(ISERROR(VLOOKUP([.$C19];PinName_To_PkgPin;2;0));NoPkgPinText;VLOOKUP([.$C19];PinName_To_PkgPin;2;0))" office:value-type="float" office:value="64" calcext:value-type="float">
            <text:p>64</text:p>
          </table:table-cell>
          <table:table-cell office:value-type="string" calcext:value-type="string">
            <text:p>FMC_A8</text:p>
          </table:table-cell>
          <table:table-cell office:value-type="string" calcext:value-type="string">
            <text:p>PF14</text:p>
          </table:table-cell>
          <table:table-cell table:number-columns-repeated="4"/>
        </table:table-row>
        <table:table-row table:style-name="ro1">
          <table:table-cell table:formula="of:=IF(ISERROR(VLOOKUP([.$C20];PinName_To_PkgPin;2;0));NoPkgPinText;VLOOKUP([.$C20];PinName_To_PkgPin;2;0))" office:value-type="float" office:value="65" calcext:value-type="float">
            <text:p>65</text:p>
          </table:table-cell>
          <table:table-cell office:value-type="string" calcext:value-type="string">
            <text:p>FMC_A9</text:p>
          </table:table-cell>
          <table:table-cell office:value-type="string" calcext:value-type="string">
            <text:p>PF15</text:p>
          </table:table-cell>
          <table:table-cell table:number-columns-repeated="4"/>
        </table:table-row>
        <table:table-row table:style-name="ro1">
          <table:table-cell table:formula="of:=IF(ISERROR(VLOOKUP([.$C21];PinName_To_PkgPin;2;0));NoPkgPinText;VLOOKUP([.$C21];PinName_To_PkgPin;2;0))" office:value-type="float" office:value="104" calcext:value-type="float">
            <text:p>104</text:p>
          </table:table-cell>
          <table:table-cell office:value-type="string" calcext:value-type="string">
            <text:p>FMC_D0/FMC_DA0</text:p>
          </table:table-cell>
          <table:table-cell office:value-type="string" calcext:value-type="string">
            <text:p>PD14</text:p>
          </table:table-cell>
          <table:table-cell table:number-columns-repeated="4"/>
        </table:table-row>
        <table:table-row table:style-name="ro1">
          <table:table-cell table:formula="of:=IF(ISERROR(VLOOKUP([.$C22];PinName_To_PkgPin;2;0));NoPkgPinText;VLOOKUP([.$C22];PinName_To_PkgPin;2;0))" office:value-type="float" office:value="105" calcext:value-type="float">
            <text:p>105</text:p>
          </table:table-cell>
          <table:table-cell office:value-type="string" calcext:value-type="string">
            <text:p>FMC_D1/FMC_DA1</text:p>
          </table:table-cell>
          <table:table-cell office:value-type="string" calcext:value-type="string">
            <text:p>PD15</text:p>
          </table:table-cell>
          <table:table-cell table:number-columns-repeated="4"/>
        </table:table-row>
        <table:table-row table:style-name="ro1">
          <table:table-cell table:formula="of:=IF(ISERROR(VLOOKUP([.$C23];PinName_To_PkgPin;2;0));NoPkgPinText;VLOOKUP([.$C23];PinName_To_PkgPin;2;0))" office:value-type="float" office:value="76" calcext:value-type="float">
            <text:p>76</text:p>
          </table:table-cell>
          <table:table-cell office:value-type="string" calcext:value-type="string">
            <text:p>FMC_D10/FMC_DA10</text:p>
          </table:table-cell>
          <table:table-cell office:value-type="string" calcext:value-type="string">
            <text:p>PE13</text:p>
          </table:table-cell>
          <table:table-cell table:number-columns-repeated="4"/>
        </table:table-row>
        <table:table-row table:style-name="ro1">
          <table:table-cell table:formula="of:=IF(ISERROR(VLOOKUP([.$C24];PinName_To_PkgPin;2;0));NoPkgPinText;VLOOKUP([.$C24];PinName_To_PkgPin;2;0))" office:value-type="float" office:value="77" calcext:value-type="float">
            <text:p>77</text:p>
          </table:table-cell>
          <table:table-cell office:value-type="string" calcext:value-type="string">
            <text:p>FMC_D11/FMC_DA11</text:p>
          </table:table-cell>
          <table:table-cell office:value-type="string" calcext:value-type="string">
            <text:p>PE14</text:p>
          </table:table-cell>
          <table:table-cell table:number-columns-repeated="4"/>
        </table:table-row>
        <table:table-row table:style-name="ro1">
          <table:table-cell table:formula="of:=IF(ISERROR(VLOOKUP([.$C25];PinName_To_PkgPin;2;0));NoPkgPinText;VLOOKUP([.$C25];PinName_To_PkgPin;2;0))" office:value-type="float" office:value="78" calcext:value-type="float">
            <text:p>78</text:p>
          </table:table-cell>
          <table:table-cell office:value-type="string" calcext:value-type="string">
            <text:p>FMC_D12/FMC_DA12</text:p>
          </table:table-cell>
          <table:table-cell office:value-type="string" calcext:value-type="string">
            <text:p>PE15</text:p>
          </table:table-cell>
          <table:table-cell table:number-columns-repeated="4"/>
        </table:table-row>
        <table:table-row table:style-name="ro1">
          <table:table-cell table:formula="of:=IF(ISERROR(VLOOKUP([.$C26];PinName_To_PkgPin;2;0));NoPkgPinText;VLOOKUP([.$C26];PinName_To_PkgPin;2;0))" office:value-type="float" office:value="96" calcext:value-type="float">
            <text:p>96</text:p>
          </table:table-cell>
          <table:table-cell office:value-type="string" calcext:value-type="string">
            <text:p>FMC_D13/FMC_DA13</text:p>
          </table:table-cell>
          <table:table-cell office:value-type="string" calcext:value-type="string">
            <text:p>PD8</text:p>
          </table:table-cell>
          <table:table-cell table:number-columns-repeated="4"/>
        </table:table-row>
        <table:table-row table:style-name="ro1">
          <table:table-cell table:formula="of:=IF(ISERROR(VLOOKUP([.$C27];PinName_To_PkgPin;2;0));NoPkgPinText;VLOOKUP([.$C27];PinName_To_PkgPin;2;0))" office:value-type="float" office:value="97" calcext:value-type="float">
            <text:p>97</text:p>
          </table:table-cell>
          <table:table-cell office:value-type="string" calcext:value-type="string">
            <text:p>FMC_D14/FMC_DA14</text:p>
          </table:table-cell>
          <table:table-cell office:value-type="string" calcext:value-type="string">
            <text:p>PD9</text:p>
          </table:table-cell>
          <table:table-cell table:number-columns-repeated="4"/>
        </table:table-row>
        <table:table-row table:style-name="ro1">
          <table:table-cell table:formula="of:=IF(ISERROR(VLOOKUP([.$C28];PinName_To_PkgPin;2;0));NoPkgPinText;VLOOKUP([.$C28];PinName_To_PkgPin;2;0))" office:value-type="float" office:value="98" calcext:value-type="float">
            <text:p>98</text:p>
          </table:table-cell>
          <table:table-cell office:value-type="string" calcext:value-type="string">
            <text:p>FMC_D15/FMC_DA15</text:p>
          </table:table-cell>
          <table:table-cell office:value-type="string" calcext:value-type="string">
            <text:p>PD10</text:p>
          </table:table-cell>
          <table:table-cell table:number-columns-repeated="4"/>
        </table:table-row>
        <table:table-row table:style-name="ro1">
          <table:table-cell table:formula="of:=IF(ISERROR(VLOOKUP([.$C29];PinName_To_PkgPin;2;0));NoPkgPinText;VLOOKUP([.$C29];PinName_To_PkgPin;2;0))" office:value-type="float" office:value="142" calcext:value-type="float">
            <text:p>142</text:p>
          </table:table-cell>
          <table:table-cell office:value-type="string" calcext:value-type="string">
            <text:p>FMC_D2/FMC_DA2</text:p>
          </table:table-cell>
          <table:table-cell office:value-type="string" calcext:value-type="string">
            <text:p>PD0</text:p>
          </table:table-cell>
          <table:table-cell table:number-columns-repeated="4"/>
        </table:table-row>
        <table:table-row table:style-name="ro1">
          <table:table-cell table:formula="of:=IF(ISERROR(VLOOKUP([.$C30];PinName_To_PkgPin;2;0));NoPkgPinText;VLOOKUP([.$C30];PinName_To_PkgPin;2;0))" office:value-type="float" office:value="143" calcext:value-type="float">
            <text:p>143</text:p>
          </table:table-cell>
          <table:table-cell office:value-type="string" calcext:value-type="string">
            <text:p>FMC_D3/FMC_DA3</text:p>
          </table:table-cell>
          <table:table-cell office:value-type="string" calcext:value-type="string">
            <text:p>PD1</text:p>
          </table:table-cell>
          <table:table-cell table:number-columns-repeated="4"/>
        </table:table-row>
        <table:table-row table:style-name="ro1">
          <table:table-cell table:formula="of:=IF(ISERROR(VLOOKUP([.$C31];PinName_To_PkgPin;2;0));NoPkgPinText;VLOOKUP([.$C31];PinName_To_PkgPin;2;0))" office:value-type="float" office:value="68" calcext:value-type="float">
            <text:p>68</text:p>
          </table:table-cell>
          <table:table-cell office:value-type="string" calcext:value-type="string">
            <text:p>FMC_D4/FMC_DA4</text:p>
          </table:table-cell>
          <table:table-cell office:value-type="string" calcext:value-type="string">
            <text:p>PE7</text:p>
          </table:table-cell>
          <table:table-cell table:number-columns-repeated="4"/>
        </table:table-row>
        <table:table-row table:style-name="ro1">
          <table:table-cell table:formula="of:=IF(ISERROR(VLOOKUP([.$C32];PinName_To_PkgPin;2;0));NoPkgPinText;VLOOKUP([.$C32];PinName_To_PkgPin;2;0))" office:value-type="float" office:value="69" calcext:value-type="float">
            <text:p>69</text:p>
          </table:table-cell>
          <table:table-cell office:value-type="string" calcext:value-type="string">
            <text:p>FMC_D5/FMC_DA5</text:p>
          </table:table-cell>
          <table:table-cell office:value-type="string" calcext:value-type="string">
            <text:p>PE8</text:p>
          </table:table-cell>
          <table:table-cell table:number-columns-repeated="4"/>
        </table:table-row>
        <table:table-row table:style-name="ro1">
          <table:table-cell table:formula="of:=IF(ISERROR(VLOOKUP([.$C33];PinName_To_PkgPin;2;0));NoPkgPinText;VLOOKUP([.$C33];PinName_To_PkgPin;2;0))" office:value-type="float" office:value="70" calcext:value-type="float">
            <text:p>70</text:p>
          </table:table-cell>
          <table:table-cell office:value-type="string" calcext:value-type="string">
            <text:p>FMC_D6/FMC_DA6</text:p>
          </table:table-cell>
          <table:table-cell office:value-type="string" calcext:value-type="string">
            <text:p>PE9</text:p>
          </table:table-cell>
          <table:table-cell table:number-columns-repeated="4"/>
        </table:table-row>
        <table:table-row table:style-name="ro1">
          <table:table-cell table:formula="of:=IF(ISERROR(VLOOKUP([.$C34];PinName_To_PkgPin;2;0));NoPkgPinText;VLOOKUP([.$C34];PinName_To_PkgPin;2;0))" office:value-type="float" office:value="73" calcext:value-type="float">
            <text:p>73</text:p>
          </table:table-cell>
          <table:table-cell office:value-type="string" calcext:value-type="string">
            <text:p>FMC_D7/FMC_DA7</text:p>
          </table:table-cell>
          <table:table-cell office:value-type="string" calcext:value-type="string">
            <text:p>PE10</text:p>
          </table:table-cell>
          <table:table-cell table:number-columns-repeated="4"/>
        </table:table-row>
        <table:table-row table:style-name="ro1">
          <table:table-cell table:formula="of:=IF(ISERROR(VLOOKUP([.$C35];PinName_To_PkgPin;2;0));NoPkgPinText;VLOOKUP([.$C35];PinName_To_PkgPin;2;0))" office:value-type="float" office:value="74" calcext:value-type="float">
            <text:p>74</text:p>
          </table:table-cell>
          <table:table-cell office:value-type="string" calcext:value-type="string">
            <text:p>FMC_D8/FMC_DA8</text:p>
          </table:table-cell>
          <table:table-cell office:value-type="string" calcext:value-type="string">
            <text:p>PE11</text:p>
          </table:table-cell>
          <table:table-cell table:number-columns-repeated="4"/>
        </table:table-row>
        <table:table-row table:style-name="ro1">
          <table:table-cell table:formula="of:=IF(ISERROR(VLOOKUP([.$C36];PinName_To_PkgPin;2;0));NoPkgPinText;VLOOKUP([.$C36];PinName_To_PkgPin;2;0))" office:value-type="float" office:value="75" calcext:value-type="float">
            <text:p>75</text:p>
          </table:table-cell>
          <table:table-cell office:value-type="string" calcext:value-type="string">
            <text:p>FMC_D9/FMC_DA9</text:p>
          </table:table-cell>
          <table:table-cell office:value-type="string" calcext:value-type="string">
            <text:p>PE12</text:p>
          </table:table-cell>
          <table:table-cell table:number-columns-repeated="4"/>
        </table:table-row>
        <table:table-row table:style-name="ro1">
          <table:table-cell table:formula="of:=IF(ISERROR(VLOOKUP([.$C37];PinName_To_PkgPin;2;0));NoPkgPinText;VLOOKUP([.$C37];PinName_To_PkgPin;2;0))" office:value-type="float" office:value="169" calcext:value-type="float">
            <text:p>169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PE0</text:p>
          </table:table-cell>
          <table:table-cell table:number-columns-repeated="4"/>
        </table:table-row>
        <table:table-row table:style-name="ro1">
          <table:table-cell table:formula="of:=IF(ISERROR(VLOOKUP([.$C38];PinName_To_PkgPin;2;0));NoPkgPinText;VLOOKUP([.$C38];PinName_To_PkgPin;2;0))" office:value-type="float" office:value="170" calcext:value-type="float">
            <text:p>170</text:p>
          </table:table-cell>
          <table:table-cell office:value-type="string" calcext:value-type="string">
            <text:p>FMC_NBL1</text:p>
          </table:table-cell>
          <table:table-cell office:value-type="string" calcext:value-type="string">
            <text:p>PE1</text:p>
          </table:table-cell>
          <table:table-cell table:number-columns-repeated="4"/>
        </table:table-row>
        <table:table-row table:style-name="ro1">
          <table:table-cell table:formula="of:=IF(ISERROR(VLOOKUP([.$C39];PinName_To_PkgPin;2;0));NoPkgPinText;VLOOKUP([.$C39];PinName_To_PkgPin;2;0))" office:value-type="float" office:value="35" calcext:value-type="float">
            <text:p>35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PC3_C</text:p>
          </table:table-cell>
          <table:table-cell table:number-columns-repeated="4"/>
        </table:table-row>
        <table:table-row table:style-name="ro1">
          <table:table-cell table:formula="of:=IF(ISERROR(VLOOKUP([.$C40];PinName_To_PkgPin;2;0));NoPkgPinText;VLOOKUP([.$C40];PinName_To_PkgPin;2;0))" office:value-type="float" office:value="112" calcext:value-type="float">
            <text:p>112</text:p>
          </table:table-cell>
          <table:table-cell office:value-type="string" calcext:value-type="string">
            <text:p>FMC_SDCLK</text:p>
          </table:table-cell>
          <table:table-cell office:value-type="string" calcext:value-type="string">
            <text:p>PG8</text:p>
          </table:table-cell>
          <table:table-cell table:number-columns-repeated="4"/>
        </table:table-row>
        <table:table-row table:style-name="ro1">
          <table:table-cell table:formula="of:=IF(ISERROR(VLOOKUP([.$C41];PinName_To_PkgPin;2;0));NoPkgPinText;VLOOKUP([.$C41];PinName_To_PkgPin;2;0))" office:value-type="float" office:value="160" calcext:value-type="float">
            <text:p>160</text:p>
          </table:table-cell>
          <table:table-cell office:value-type="string" calcext:value-type="string">
            <text:p>FMC_SDNCAS</text:p>
          </table:table-cell>
          <table:table-cell office:value-type="string" calcext:value-type="string">
            <text:p>PG15</text:p>
          </table:table-cell>
          <table:table-cell table:number-columns-repeated="4"/>
        </table:table-row>
        <table:table-row table:style-name="ro1">
          <table:table-cell table:formula="of:=IF(ISERROR(VLOOKUP([.$C42];PinName_To_PkgPin;2;0));NoPkgPinText;VLOOKUP([.$C42];PinName_To_PkgPin;2;0))" office:value-type="float" office:value="34" calcext:value-type="float">
            <text:p>34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PC2_C</text:p>
          </table:table-cell>
          <table:table-cell table:number-columns-repeated="4"/>
        </table:table-row>
        <table:table-row table:style-name="ro1">
          <table:table-cell table:formula="of:=IF(ISERROR(VLOOKUP([.$C43];PinName_To_PkgPin;2;0));NoPkgPinText;VLOOKUP([.$C43];PinName_To_PkgPin;2;0))" office:value-type="float" office:value="59" calcext:value-type="float">
            <text:p>59</text:p>
          </table:table-cell>
          <table:table-cell office:value-type="string" calcext:value-type="string">
            <text:p>FMC_SDNRAS</text:p>
          </table:table-cell>
          <table:table-cell office:value-type="string" calcext:value-type="string">
            <text:p>PF11</text:p>
          </table:table-cell>
          <table:table-cell table:number-columns-repeated="4"/>
        </table:table-row>
        <table:table-row table:style-name="ro1">
          <table:table-cell table:formula="of:=IF(ISERROR(VLOOKUP([.$C44];PinName_To_PkgPin;2;0));NoPkgPinText;VLOOKUP([.$C44];PinName_To_PkgPin;2;0))" office:value-type="float" office:value="53" calcext:value-type="float">
            <text:p>53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PA7</text:p>
          </table:table-cell>
          <table:table-cell table:number-columns-repeated="4"/>
        </table:table-row>
        <table:table-row table:style-name="ro1">
          <table:table-cell table:formula="of:=IF(ISERROR(VLOOKUP([.$C45];PinName_To_PkgPin;2;0));NoPkgPinText;VLOOKUP([.$C45];PinName_To_PkgPin;2;0))" office:value-type="float" office:value="164" calcext:value-type="float">
            <text:p>164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number-columns-repeated="4"/>
        </table:table-row>
        <table:table-row table:style-name="ro1">
          <table:table-cell table:formula="of:=IF(ISERROR(VLOOKUP([.$C46];PinName_To_PkgPin;2;0));NoPkgPinText;VLOOKUP([.$C46];PinName_To_PkgPin;2;0))" office:value-type="float" office:value="165" calcext:value-type="float">
            <text:p>165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number-columns-repeated="4"/>
        </table:table-row>
        <table:table-row table:style-name="ro1">
          <table:table-cell table:formula="of:=IF(ISERROR(VLOOKUP([.$C47];PinName_To_PkgPin;2;0));NoPkgPinText;VLOOKUP([.$C47];PinName_To_PkgPin;2;0))" office:value-type="float" office:value="137" calcext:value-type="float">
            <text:p>137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4"/>
        </table:table-row>
        <table:table-row table:style-name="ro1">
          <table:table-cell table:formula="of:=IF(ISERROR(VLOOKUP([.$C48];PinName_To_PkgPin;2;0));NoPkgPinText;VLOOKUP([.$C48];PinName_To_PkgPin;2;0))" office:value-type="float" office:value="161" calcext:value-type="float">
            <text:p>161</text:p>
          </table:table-cell>
          <table:table-cell office:value-type="string" calcext:value-type="string">
            <text:p>JTDO/TRACESWO</text:p>
          </table:table-cell>
          <table:table-cell office:value-type="string" calcext:value-type="string">
            <text:p>PB3</text:p>
          </table:table-cell>
          <table:table-cell table:number-columns-repeated="4"/>
        </table:table-row>
        <table:table-row table:style-name="ro1">
          <table:table-cell table:formula="of:=IF(ISERROR(VLOOKUP([.$C49];PinName_To_PkgPin;2;0));NoPkgPinText;VLOOKUP([.$C49];PinName_To_PkgPin;2;0))" office:value-type="float" office:value="124" calcext:value-type="float">
            <text:p>124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1">
          <table:table-cell table:formula="of:=IF(ISERROR(VLOOKUP([.$C50];PinName_To_PkgPin;2;0));NoPkgPinText;VLOOKUP([.$C50];PinName_To_PkgPin;2;0))" office:value-type="float" office:value="153" calcext:value-type="float">
            <text:p>153</text:p>
          </table:table-cell>
          <table:table-cell office:value-type="string" calcext:value-type="string">
            <text:p>LCD_B2</text:p>
          </table:table-cell>
          <table:table-cell office:value-type="string" calcext:value-type="string">
            <text:p>PG10</text:p>
          </table:table-cell>
          <table:table-cell table:number-columns-repeated="4"/>
        </table:table-row>
        <table:table-row table:style-name="ro1">
          <table:table-cell table:formula="of:=IF(ISERROR(VLOOKUP([.$C51];PinName_To_PkgPin;2;0));NoPkgPinText;VLOOKUP([.$C51];PinName_To_PkgPin;2;0))" office:value-type="float" office:value="154" calcext:value-type="float">
            <text:p>154</text:p>
          </table:table-cell>
          <table:table-cell office:value-type="string" calcext:value-type="string">
            <text:p>LCD_B3</text:p>
          </table:table-cell>
          <table:table-cell office:value-type="string" calcext:value-type="string">
            <text:p>PG11</text:p>
          </table:table-cell>
          <table:table-cell table:number-columns-repeated="4"/>
        </table:table-row>
        <table:table-row table:style-name="ro1">
          <table:table-cell table:formula="of:=IF(ISERROR(VLOOKUP([.$C52];PinName_To_PkgPin;2;0));NoPkgPinText;VLOOKUP([.$C52];PinName_To_PkgPin;2;0))" office:value-type="float" office:value="155" calcext:value-type="float">
            <text:p>155</text:p>
          </table:table-cell>
          <table:table-cell office:value-type="string" calcext:value-type="string">
            <text:p>LCD_B4</text:p>
          </table:table-cell>
          <table:table-cell office:value-type="string" calcext:value-type="string">
            <text:p>PG12</text:p>
          </table:table-cell>
          <table:table-cell table:number-columns-repeated="4"/>
        </table:table-row>
        <table:table-row table:style-name="ro1">
          <table:table-cell table:formula="of:=IF(ISERROR(VLOOKUP([.$C53];PinName_To_PkgPin;2;0));NoPkgPinText;VLOOKUP([.$C53];PinName_To_PkgPin;2;0))" office:value-type="float" office:value="174" calcext:value-type="float">
            <text:p>174</text:p>
          </table:table-cell>
          <table:table-cell office:value-type="string" calcext:value-type="string">
            <text:p>LCD_B5</text:p>
          </table:table-cell>
          <table:table-cell office:value-type="string" calcext:value-type="string">
            <text:p>PI5</text:p>
          </table:table-cell>
          <table:table-cell table:number-columns-repeated="4"/>
        </table:table-row>
        <table:table-row table:style-name="ro1">
          <table:table-cell table:formula="of:=IF(ISERROR(VLOOKUP([.$C54];PinName_To_PkgPin;2;0));NoPkgPinText;VLOOKUP([.$C54];PinName_To_PkgPin;2;0))" office:value-type="float" office:value="175" calcext:value-type="float">
            <text:p>175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PI6</text:p>
          </table:table-cell>
          <table:table-cell table:number-columns-repeated="4"/>
        </table:table-row>
        <table:table-row table:style-name="ro1">
          <table:table-cell table:formula="of:=IF(ISERROR(VLOOKUP([.$C55];PinName_To_PkgPin;2;0));NoPkgPinText;VLOOKUP([.$C55];PinName_To_PkgPin;2;0))" office:value-type="float" office:value="176" calcext:value-type="float">
            <text:p>176</text:p>
          </table:table-cell>
          <table:table-cell office:value-type="string" calcext:value-type="string">
            <text:p>LCD_B7</text:p>
          </table:table-cell>
          <table:table-cell office:value-type="string" calcext:value-type="string">
            <text:p>PI7</text:p>
          </table:table-cell>
          <table:table-cell table:number-columns-repeated="4"/>
        </table:table-row>
        <table:table-row table:style-name="ro1">
          <table:table-cell table:formula="of:=IF(ISERROR(VLOOKUP([.$C56];PinName_To_PkgPin;2;0));NoPkgPinText;VLOOKUP([.$C56];PinName_To_PkgPin;2;0))" office:value-type="float" office:value="111" calcext:value-type="float">
            <text:p>111</text:p>
          </table:table-cell>
          <table:table-cell office:value-type="string" calcext:value-type="string">
            <text:p>LCD_CLK</text:p>
          </table:table-cell>
          <table:table-cell office:value-type="string" calcext:value-type="string">
            <text:p>PG7</text:p>
          </table:table-cell>
          <table:table-cell table:number-columns-repeated="4"/>
        </table:table-row>
        <table:table-row table:style-name="ro1">
          <table:table-cell table:formula="of:=IF(ISERROR(VLOOKUP([.$C57];PinName_To_PkgPin;2;0));NoPkgPinText;VLOOKUP([.$C57];PinName_To_PkgPin;2;0))" office:value-type="float" office:value="28" calcext:value-type="float">
            <text:p>28</text:p>
          </table:table-cell>
          <table:table-cell office:value-type="string" calcext:value-type="string">
            <text:p>LCD_DE</text:p>
          </table:table-cell>
          <table:table-cell office:value-type="string" calcext:value-type="string">
            <text:p>PF10</text:p>
          </table:table-cell>
          <table:table-cell table:number-columns-repeated="4"/>
        </table:table-row>
        <table:table-row table:style-name="ro1">
          <table:table-cell table:formula="of:=IF(ISERROR(VLOOKUP([.$C58];PinName_To_PkgPin;2;0));NoPkgPinText;VLOOKUP([.$C58];PinName_To_PkgPin;2;0))" office:value-type="float" office:value="128" calcext:value-type="float">
            <text:p>128</text:p>
          </table:table-cell>
          <table:table-cell office:value-type="string" calcext:value-type="string">
            <text:p>LCD_G2</text:p>
          </table:table-cell>
          <table:table-cell office:value-type="string" calcext:value-type="string">
            <text:p>PH13</text:p>
          </table:table-cell>
          <table:table-cell table:number-columns-repeated="4"/>
        </table:table-row>
        <table:table-row table:style-name="ro1">
          <table:table-cell table:formula="of:=IF(ISERROR(VLOOKUP([.$C59];PinName_To_PkgPin;2;0));NoPkgPinText;VLOOKUP([.$C59];PinName_To_PkgPin;2;0))" office:value-type="float" office:value="129" calcext:value-type="float">
            <text:p>129</text:p>
          </table:table-cell>
          <table:table-cell office:value-type="string" calcext:value-type="string">
            <text:p>LCD_G3</text:p>
          </table:table-cell>
          <table:table-cell office:value-type="string" calcext:value-type="string">
            <text:p>PH14</text:p>
          </table:table-cell>
          <table:table-cell table:number-columns-repeated="4"/>
        </table:table-row>
        <table:table-row table:style-name="ro1">
          <table:table-cell table:formula="of:=IF(ISERROR(VLOOKUP([.$C60];PinName_To_PkgPin;2;0));NoPkgPinText;VLOOKUP([.$C60];PinName_To_PkgPin;2;0))" office:value-type="float" office:value="130" calcext:value-type="float">
            <text:p>130</text:p>
          </table:table-cell>
          <table:table-cell office:value-type="string" calcext:value-type="string">
            <text:p>LCD_G4</text:p>
          </table:table-cell>
          <table:table-cell office:value-type="string" calcext:value-type="string">
            <text:p>PH15</text:p>
          </table:table-cell>
          <table:table-cell table:number-columns-repeated="4"/>
        </table:table-row>
        <table:table-row table:style-name="ro1">
          <table:table-cell table:formula="of:=IF(ISERROR(VLOOKUP([.$C61];PinName_To_PkgPin;2;0));NoPkgPinText;VLOOKUP([.$C61];PinName_To_PkgPin;2;0))" office:value-type="float" office:value="131" calcext:value-type="float">
            <text:p>131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PI0</text:p>
          </table:table-cell>
          <table:table-cell table:number-columns-repeated="4"/>
        </table:table-row>
        <table:table-row table:style-name="ro1">
          <table:table-cell table:formula="of:=IF(ISERROR(VLOOKUP([.$C62];PinName_To_PkgPin;2;0));NoPkgPinText;VLOOKUP([.$C62];PinName_To_PkgPin;2;0))" office:value-type="float" office:value="132" calcext:value-type="float">
            <text:p>132</text:p>
          </table:table-cell>
          <table:table-cell office:value-type="string" calcext:value-type="string">
            <text:p>LCD_G6</text:p>
          </table:table-cell>
          <table:table-cell office:value-type="string" calcext:value-type="string">
            <text:p>PI1</text:p>
          </table:table-cell>
          <table:table-cell table:number-columns-repeated="4"/>
        </table:table-row>
        <table:table-row table:style-name="ro1">
          <table:table-cell table:formula="of:=IF(ISERROR(VLOOKUP([.$C63];PinName_To_PkgPin;2;0));NoPkgPinText;VLOOKUP([.$C63];PinName_To_PkgPin;2;0))" office:value-type="float" office:value="133" calcext:value-type="float">
            <text:p>133</text:p>
          </table:table-cell>
          <table:table-cell office:value-type="string" calcext:value-type="string">
            <text:p>LCD_G7</text:p>
          </table:table-cell>
          <table:table-cell office:value-type="string" calcext:value-type="string">
            <text:p>PI2</text:p>
          </table:table-cell>
          <table:table-cell table:number-columns-repeated="4"/>
        </table:table-row>
        <table:table-row table:style-name="ro1">
          <table:table-cell table:formula="of:=IF(ISERROR(VLOOKUP([.$C64];PinName_To_PkgPin;2;0));NoPkgPinText;VLOOKUP([.$C64];PinName_To_PkgPin;2;0))" office:value-type="float" office:value="12" calcext:value-type="float">
            <text:p>12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PI10</text:p>
          </table:table-cell>
          <table:table-cell table:number-columns-repeated="4"/>
        </table:table-row>
        <table:table-row table:style-name="ro1">
          <table:table-cell table:formula="of:=IF(ISERROR(VLOOKUP([.$C65];PinName_To_PkgPin;2;0));NoPkgPinText;VLOOKUP([.$C65];PinName_To_PkgPin;2;0))" office:value-type="float" office:value="85" calcext:value-type="float">
            <text:p>85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PH8</text:p>
          </table:table-cell>
          <table:table-cell table:number-columns-repeated="4"/>
        </table:table-row>
        <table:table-row table:style-name="ro1">
          <table:table-cell table:formula="of:=IF(ISERROR(VLOOKUP([.$C66];PinName_To_PkgPin;2;0));NoPkgPinText;VLOOKUP([.$C66];PinName_To_PkgPin;2;0))" office:value-type="float" office:value="86" calcext:value-type="float">
            <text:p>86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PH9</text:p>
          </table:table-cell>
          <table:table-cell table:number-columns-repeated="4"/>
        </table:table-row>
        <table:table-row table:style-name="ro1">
          <table:table-cell table:formula="of:=IF(ISERROR(VLOOKUP([.$C67];PinName_To_PkgPin;2;0));NoPkgPinText;VLOOKUP([.$C67];PinName_To_PkgPin;2;0))" office:value-type="float" office:value="87" calcext:value-type="float">
            <text:p>87</text:p>
          </table:table-cell>
          <table:table-cell office:value-type="string" calcext:value-type="string">
            <text:p>LCD_R4</text:p>
          </table:table-cell>
          <table:table-cell office:value-type="string" calcext:value-type="string">
            <text:p>PH10</text:p>
          </table:table-cell>
          <table:table-cell table:number-columns-repeated="4"/>
        </table:table-row>
        <table:table-row table:style-name="ro1">
          <table:table-cell table:formula="of:=IF(ISERROR(VLOOKUP([.$C68];PinName_To_PkgPin;2;0));NoPkgPinText;VLOOKUP([.$C68];PinName_To_PkgPin;2;0))" office:value-type="float" office:value="88" calcext:value-type="float">
            <text:p>88</text:p>
          </table:table-cell>
          <table:table-cell office:value-type="string" calcext:value-type="string">
            <text:p>LCD_R5</text:p>
          </table:table-cell>
          <table:table-cell office:value-type="string" calcext:value-type="string">
            <text:p>PH11</text:p>
          </table:table-cell>
          <table:table-cell table:number-columns-repeated="4"/>
        </table:table-row>
        <table:table-row table:style-name="ro1">
          <table:table-cell table:formula="of:=IF(ISERROR(VLOOKUP([.$C69];PinName_To_PkgPin;2;0));NoPkgPinText;VLOOKUP([.$C69];PinName_To_PkgPin;2;0))" office:value-type="float" office:value="89" calcext:value-type="float">
            <text:p>89</text:p>
          </table:table-cell>
          <table:table-cell office:value-type="string" calcext:value-type="string">
            <text:p>LCD_R6</text:p>
          </table:table-cell>
          <table:table-cell office:value-type="string" calcext:value-type="string">
            <text:p>PH12</text:p>
          </table:table-cell>
          <table:table-cell table:number-columns-repeated="4"/>
        </table:table-row>
        <table:table-row table:style-name="ro1">
          <table:table-cell table:formula="of:=IF(ISERROR(VLOOKUP([.$C70];PinName_To_PkgPin;2;0));NoPkgPinText;VLOOKUP([.$C70];PinName_To_PkgPin;2;0))" office:value-type="float" office:value="110" calcext:value-type="float">
            <text:p>110</text:p>
          </table:table-cell>
          <table:table-cell office:value-type="string" calcext:value-type="string">
            <text:p>LCD_R7</text:p>
          </table:table-cell>
          <table:table-cell office:value-type="string" calcext:value-type="string">
            <text:p>PG6</text:p>
          </table:table-cell>
          <table:table-cell table:number-columns-repeated="4"/>
        </table:table-row>
        <table:table-row table:style-name="ro1">
          <table:table-cell table:formula="of:=IF(ISERROR(VLOOKUP([.$C71];PinName_To_PkgPin;2;0));NoPkgPinText;VLOOKUP([.$C71];PinName_To_PkgPin;2;0))" office:value-type="float" office:value="11" calcext:value-type="float">
            <text:p>11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PI9</text:p>
          </table:table-cell>
          <table:table-cell table:number-columns-repeated="4"/>
        </table:table-row>
        <table:table-row table:style-name="ro1">
          <table:table-cell table:formula="of:=IF(ISERROR(VLOOKUP([.$C72];PinName_To_PkgPin;2;0));NoPkgPinText;VLOOKUP([.$C72];PinName_To_PkgPin;2;0))" office:value-type="float" office:value="101" calcext:value-type="float">
            <text:p>101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PD13</text:p>
          </table:table-cell>
          <table:table-cell table:number-columns-repeated="4"/>
        </table:table-row>
        <table:table-row table:style-name="ro1">
          <table:table-cell table:formula="of:=IF(ISERROR(VLOOKUP([.$C73];PinName_To_PkgPin;2;0));NoPkgPinText;VLOOKUP([.$C73];PinName_To_PkgPin;2;0))" office:value-type="float" office:value="42" calcext:value-type="float">
            <text:p>42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table:formula="of:=IF(ISERROR(VLOOKUP([.$C74];PinName_To_PkgPin;2;0));NoPkgPinText;VLOOKUP([.$C74];PinName_To_PkgPin;2;0))" office:value-type="float" office:value="119" calcext:value-type="float">
            <text:p>119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PA8</text:p>
          </table:table-cell>
          <table:table-cell table:number-columns-repeated="4"/>
        </table:table-row>
        <table:table-row table:style-name="ro1">
          <table:table-cell table:formula="of:=IF(ISERROR(VLOOKUP([.$C75];PinName_To_PkgPin;2;0));NoPkgPinText;VLOOKUP([.$C75];PinName_To_PkgPin;2;0))" office:value-type="float" office:value="29" calcext:value-type="float">
            <text:p>29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4"/>
        </table:table-row>
        <table:table-row table:style-name="ro1">
          <table:table-cell table:formula="of:=IF(ISERROR(VLOOKUP([.$C76];PinName_To_PkgPin;2;0));NoPkgPinText;VLOOKUP([.$C76];PinName_To_PkgPin;2;0))" office:value-type="float" office:value="30" calcext:value-type="float">
            <text:p>30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4"/>
        </table:table-row>
        <table:table-row table:style-name="ro1">
          <table:table-cell table:formula="of:=IF(ISERROR(VLOOKUP([.$C77];PinName_To_PkgPin;2;0));NoPkgPinText;VLOOKUP([.$C77];PinName_To_PkgPin;2;0))" office:value-type="float" office:value="9" calcext:value-type="float">
            <text:p>9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4"/>
        </table:table-row>
        <table:table-row table:style-name="ro1">
          <table:table-cell table:formula="of:=IF(ISERROR(VLOOKUP([.$C78];PinName_To_PkgPin;2;0));NoPkgPinText;VLOOKUP([.$C78];PinName_To_PkgPin;2;0))" office:value-type="float" office:value="10" calcext:value-type="float">
            <text:p>10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4"/>
        </table:table-row>
        <table:table-row table:style-name="ro1">
          <table:table-cell table:formula="of:=IF(ISERROR(VLOOKUP([.$C79];PinName_To_PkgPin;2;0));NoPkgPinText;VLOOKUP([.$C79];PinName_To_PkgPin;2;0))" office:value-type="float" office:value="122" calcext:value-type="float">
            <text:p>122</text:p>
          </table:table-cell>
          <table:table-cell office:value-type="string" calcext:value-type="string">
            <text:p>OTG_FS_DM</text:p>
          </table:table-cell>
          <table:table-cell office:value-type="string" calcext:value-type="string">
            <text:p>PA11</text:p>
          </table:table-cell>
          <table:table-cell table:number-columns-repeated="4"/>
        </table:table-row>
        <table:table-row table:style-name="ro1">
          <table:table-cell table:formula="of:=IF(ISERROR(VLOOKUP([.$C80];PinName_To_PkgPin;2;0));NoPkgPinText;VLOOKUP([.$C80];PinName_To_PkgPin;2;0))" office:value-type="float" office:value="123" calcext:value-type="float">
            <text:p>123</text:p>
          </table:table-cell>
          <table:table-cell office:value-type="string" calcext:value-type="string">
            <text:p>OTG_FS_DP</text:p>
          </table:table-cell>
          <table:table-cell office:value-type="string" calcext:value-type="string">
            <text:p>PA12</text:p>
          </table:table-cell>
          <table:table-cell table:number-columns-repeated="4"/>
        </table:table-row>
        <table:table-row table:style-name="ro1">
          <table:table-cell table:formula="of:=IF(ISERROR(VLOOKUP([.$C81];PinName_To_PkgPin;2;0));NoPkgPinText;VLOOKUP([.$C81];PinName_To_PkgPin;2;0))" office:value-type="float" office:value="120" calcext:value-type="float">
            <text:p>120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PA9</text:p>
          </table:table-cell>
          <table:table-cell table:number-columns-repeated="4"/>
        </table:table-row>
        <table:table-row table:style-name="ro1">
          <table:table-cell table:formula="of:=IF(ISERROR(VLOOKUP([.$C82];PinName_To_PkgPin;2;0));NoPkgPinText;VLOOKUP([.$C82];PinName_To_PkgPin;2;0))" office:value-type="float" office:value="51" calcext:value-type="float">
            <text:p>51</text:p>
          </table:table-cell>
          <table:table-cell office:value-type="string" calcext:value-type="string">
            <text:p>OTG_HS_ULPI_CK</text:p>
          </table:table-cell>
          <table:table-cell office:value-type="string" calcext:value-type="string">
            <text:p>PA5</text:p>
          </table:table-cell>
          <table:table-cell table:number-columns-repeated="4"/>
        </table:table-row>
        <table:table-row table:style-name="ro1">
          <table:table-cell table:formula="of:=IF(ISERROR(VLOOKUP([.$C83];PinName_To_PkgPin;2;0));NoPkgPinText;VLOOKUP([.$C83];PinName_To_PkgPin;2;0))" office:value-type="float" office:value="47" calcext:value-type="float">
            <text:p>47</text:p>
          </table:table-cell>
          <table:table-cell office:value-type="string" calcext:value-type="string">
            <text:p>OTG_HS_ULPI_D0</text:p>
          </table:table-cell>
          <table:table-cell office:value-type="string" calcext:value-type="string">
            <text:p>PA3</text:p>
          </table:table-cell>
          <table:table-cell table:number-columns-repeated="4"/>
        </table:table-row>
        <table:table-row table:style-name="ro1">
          <table:table-cell table:formula="of:=IF(ISERROR(VLOOKUP([.$C84];PinName_To_PkgPin;2;0));NoPkgPinText;VLOOKUP([.$C84];PinName_To_PkgPin;2;0))" office:value-type="float" office:value="56" calcext:value-type="float">
            <text:p>56</text:p>
          </table:table-cell>
          <table:table-cell office:value-type="string" calcext:value-type="string">
            <text:p>OTG_HS_ULPI_D1</text:p>
          </table:table-cell>
          <table:table-cell office:value-type="string" calcext:value-type="string">
            <text:p>PB0</text:p>
          </table:table-cell>
          <table:table-cell table:number-columns-repeated="4"/>
        </table:table-row>
        <table:table-row table:style-name="ro1">
          <table:table-cell table:formula="of:=IF(ISERROR(VLOOKUP([.$C85];PinName_To_PkgPin;2;0));NoPkgPinText;VLOOKUP([.$C85];PinName_To_PkgPin;2;0))" office:value-type="float" office:value="57" calcext:value-type="float">
            <text:p>57</text:p>
          </table:table-cell>
          <table:table-cell office:value-type="string" calcext:value-type="string">
            <text:p>OTG_HS_ULPI_D2</text:p>
          </table:table-cell>
          <table:table-cell office:value-type="string" calcext:value-type="string">
            <text:p>PB1</text:p>
          </table:table-cell>
          <table:table-cell table:number-columns-repeated="4"/>
        </table:table-row>
        <table:table-row table:style-name="ro1">
          <table:table-cell table:formula="of:=IF(ISERROR(VLOOKUP([.$C86];PinName_To_PkgPin;2;0));NoPkgPinText;VLOOKUP([.$C86];PinName_To_PkgPin;2;0))" office:value-type="float" office:value="79" calcext:value-type="float">
            <text:p>79</text:p>
          </table:table-cell>
          <table:table-cell office:value-type="string" calcext:value-type="string">
            <text:p>OTG_HS_ULPI_D3</text:p>
          </table:table-cell>
          <table:table-cell office:value-type="string" calcext:value-type="string">
            <text:p>PB10</text:p>
          </table:table-cell>
          <table:table-cell table:number-columns-repeated="4"/>
        </table:table-row>
        <table:table-row table:style-name="ro1">
          <table:table-cell table:formula="of:=IF(ISERROR(VLOOKUP([.$C87];PinName_To_PkgPin;2;0));NoPkgPinText;VLOOKUP([.$C87];PinName_To_PkgPin;2;0))" office:value-type="float" office:value="80" calcext:value-type="float">
            <text:p>80</text:p>
          </table:table-cell>
          <table:table-cell office:value-type="string" calcext:value-type="string">
            <text:p>OTG_HS_ULPI_D4</text:p>
          </table:table-cell>
          <table:table-cell office:value-type="string" calcext:value-type="string">
            <text:p>PB11</text:p>
          </table:table-cell>
          <table:table-cell table:number-columns-repeated="4"/>
        </table:table-row>
        <table:table-row table:style-name="ro1">
          <table:table-cell table:formula="of:=IF(ISERROR(VLOOKUP([.$C88];PinName_To_PkgPin;2;0));NoPkgPinText;VLOOKUP([.$C88];PinName_To_PkgPin;2;0))" office:value-type="float" office:value="92" calcext:value-type="float">
            <text:p>92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PB12</text:p>
          </table:table-cell>
          <table:table-cell table:number-columns-repeated="4"/>
        </table:table-row>
        <table:table-row table:style-name="ro1">
          <table:table-cell table:formula="of:=IF(ISERROR(VLOOKUP([.$C89];PinName_To_PkgPin;2;0));NoPkgPinText;VLOOKUP([.$C89];PinName_To_PkgPin;2;0))" office:value-type="float" office:value="93" calcext:value-type="float">
            <text:p>93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PB13</text:p>
          </table:table-cell>
          <table:table-cell table:number-columns-repeated="4"/>
        </table:table-row>
        <table:table-row table:style-name="ro1">
          <table:table-cell table:formula="of:=IF(ISERROR(VLOOKUP([.$C90];PinName_To_PkgPin;2;0));NoPkgPinText;VLOOKUP([.$C90];PinName_To_PkgPin;2;0))" office:value-type="float" office:value="163" calcext:value-type="float">
            <text:p>163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PB5</text:p>
          </table:table-cell>
          <table:table-cell table:number-columns-repeated="4"/>
        </table:table-row>
        <table:table-row table:style-name="ro1">
          <table:table-cell table:formula="of:=IF(ISERROR(VLOOKUP([.$C91];PinName_To_PkgPin;2;0));NoPkgPinText;VLOOKUP([.$C91];PinName_To_PkgPin;2;0))" office:value-type="float" office:value="13" calcext:value-type="float">
            <text:p>13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PI11</text:p>
          </table:table-cell>
          <table:table-cell table:number-columns-repeated="4"/>
        </table:table-row>
        <table:table-row table:style-name="ro1">
          <table:table-cell table:formula="of:=IF(ISERROR(VLOOKUP([.$C92];PinName_To_PkgPin;2;0));NoPkgPinText;VLOOKUP([.$C92];PinName_To_PkgPin;2;0))" office:value-type="float" office:value="45" calcext:value-type="float">
            <text:p>45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PH4</text:p>
          </table:table-cell>
          <table:table-cell table:number-columns-repeated="4"/>
        </table:table-row>
        <table:table-row table:style-name="ro1">
          <table:table-cell table:formula="of:=IF(ISERROR(VLOOKUP([.$C93];PinName_To_PkgPin;2;0));NoPkgPinText;VLOOKUP([.$C93];PinName_To_PkgPin;2;0))" office:value-type="float" office:value="32" calcext:value-type="float">
            <text:p>32</text:p>
          </table:table-cell>
          <table:table-cell office:value-type="string" calcext:value-type="string">
            <text:p>OTG_HS_ULPI_STP</text:p>
          </table:table-cell>
          <table:table-cell office:value-type="string" calcext:value-type="string">
            <text:p>PC0</text:p>
          </table:table-cell>
          <table:table-cell table:number-columns-repeated="4"/>
        </table:table-row>
        <table:table-row table:style-name="ro1">
          <table:table-cell table:formula="of:=IF(ISERROR(VLOOKUP([.$C94];PinName_To_PkgPin;2;0));NoPkgPinText;VLOOKUP([.$C94];PinName_To_PkgPin;2;0))" office:value-type="float" office:value="8" calcext:value-type="float">
            <text:p>8</text:p>
          </table:table-cell>
          <table:table-cell office:value-type="string" calcext:value-type="string">
            <text:p>RTC_OUT</text:p>
          </table:table-cell>
          <table:table-cell office:value-type="string" calcext:value-type="string">
            <text:p>PC13</text:p>
          </table:table-cell>
          <table:table-cell table:number-columns-repeated="4"/>
        </table:table-row>
        <table:table-row table:style-name="ro1">
          <table:table-cell table:formula="of:=IF(ISERROR(VLOOKUP([.$C95];PinName_To_PkgPin;2;0));NoPkgPinText;VLOOKUP([.$C95];PinName_To_PkgPin;2;0))" office:value-type="float" office:value="3" calcext:value-type="float">
            <text:p>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4"/>
        </table:table-row>
        <table:table-row table:style-name="ro1">
          <table:table-cell table:formula="of:=IF(ISERROR(VLOOKUP([.$C96];PinName_To_PkgPin;2;0));NoPkgPinText;VLOOKUP([.$C96];PinName_To_PkgPin;2;0))" office:value-type="float" office:value="1" calcext:value-type="float">
            <text:p>1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table:formula="of:=IF(ISERROR(VLOOKUP([.$C97];PinName_To_PkgPin;2;0));NoPkgPinText;VLOOKUP([.$C97];PinName_To_PkgPin;2;0))" office:value-type="float" office:value="4" calcext:value-type="float">
            <text:p>4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4"/>
        </table:table-row>
        <table:table-row table:style-name="ro1">
          <table:table-cell table:formula="of:=IF(ISERROR(VLOOKUP([.$C98];PinName_To_PkgPin;2;0));NoPkgPinText;VLOOKUP([.$C98];PinName_To_PkgPin;2;0))" office:value-type="float" office:value="5" calcext:value-type="float">
            <text:p>5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4"/>
        </table:table-row>
        <table:table-row table:style-name="ro1">
          <table:table-cell table:formula="of:=IF(ISERROR(VLOOKUP([.$C99];PinName_To_PkgPin;2;0));NoPkgPinText;VLOOKUP([.$C99];PinName_To_PkgPin;2;0))" office:value-type="float" office:value="2" calcext:value-type="float">
            <text:p>2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table:formula="of:=IF(ISERROR(VLOOKUP([.$C100];PinName_To_PkgPin;2;0));NoPkgPinText;VLOOKUP([.$C100];PinName_To_PkgPin;2;0))" office:value-type="float" office:value="141" calcext:value-type="float">
            <text:p>141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4"/>
        </table:table-row>
        <table:table-row table:style-name="ro1">
          <table:table-cell table:formula="of:=IF(ISERROR(VLOOKUP([.$C101];PinName_To_PkgPin;2;0));NoPkgPinText;VLOOKUP([.$C101];PinName_To_PkgPin;2;0))" office:value-type="float" office:value="144" calcext:value-type="float">
            <text:p>144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table:formula="of:=IF(ISERROR(VLOOKUP([.$C102];PinName_To_PkgPin;2;0));NoPkgPinText;VLOOKUP([.$C102];PinName_To_PkgPin;2;0))" office:value-type="float" office:value="117" calcext:value-type="float">
            <text:p>117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4"/>
        </table:table-row>
        <table:table-row table:style-name="ro1">
          <table:table-cell table:formula="of:=IF(ISERROR(VLOOKUP([.$C103];PinName_To_PkgPin;2;0));NoPkgPinText;VLOOKUP([.$C103];PinName_To_PkgPin;2;0))" office:value-type="float" office:value="118" calcext:value-type="float">
            <text:p>118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4"/>
        </table:table-row>
        <table:table-row table:style-name="ro1">
          <table:table-cell table:formula="of:=IF(ISERROR(VLOOKUP([.$C104];PinName_To_PkgPin;2;0));NoPkgPinText;VLOOKUP([.$C104];PinName_To_PkgPin;2;0))" office:value-type="float" office:value="139" calcext:value-type="float">
            <text:p>139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4"/>
        </table:table-row>
        <table:table-row table:style-name="ro1">
          <table:table-cell table:formula="of:=IF(ISERROR(VLOOKUP([.$C105];PinName_To_PkgPin;2;0));NoPkgPinText;VLOOKUP([.$C105];PinName_To_PkgPin;2;0))" office:value-type="float" office:value="140" calcext:value-type="float">
            <text:p>140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4"/>
        </table:table-row>
        <table:table-row table:style-name="ro1">
          <table:table-cell table:formula="of:=IF(ISERROR(VLOOKUP([.$C106];PinName_To_PkgPin;2;0));NoPkgPinText;VLOOKUP([.$C106];PinName_To_PkgPin;2;0))" office:value-type="float" office:value="27" calcext:value-type="float">
            <text:p>27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PF9</text:p>
          </table:table-cell>
          <table:table-cell table:number-columns-repeated="4"/>
        </table:table-row>
        <table:table-row table:style-name="ro1">
          <table:table-cell table:formula="of:=IF(ISERROR(VLOOKUP([.$C107];PinName_To_PkgPin;2;0));NoPkgPinText;VLOOKUP([.$C107];PinName_To_PkgPin;2;0))" office:value-type="float" office:value="24" calcext:value-type="float">
            <text:p>24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PF6</text:p>
          </table:table-cell>
          <table:table-cell table:number-columns-repeated="4"/>
        </table:table-row>
        <table:table-row table:style-name="ro1">
          <table:table-cell table:formula="of:=IF(ISERROR(VLOOKUP([.$C108];PinName_To_PkgPin;2;0));NoPkgPinText;VLOOKUP([.$C108];PinName_To_PkgPin;2;0))" office:value-type="float" office:value="25" calcext:value-type="float">
            <text:p>25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PF7</text:p>
          </table:table-cell>
          <table:table-cell table:number-columns-repeated="4"/>
        </table:table-row>
        <table:table-row table:style-name="ro1">
          <table:table-cell table:formula="of:=IF(ISERROR(VLOOKUP([.$C109];PinName_To_PkgPin;2;0));NoPkgPinText;VLOOKUP([.$C109];PinName_To_PkgPin;2;0))" office:value-type="string" office:string-value="-" calcext:value-type="string">
            <text:p>-</text:p>
          </table:table-cell>
          <table:table-cell office:value-type="string" calcext:value-type="string">
            <text:p>ADC1_INN1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0];PinName_To_PkgPin;2;0));NoPkgPinText;VLOOKUP([.$C110];PinName_To_PkgPin;2;0))" office:value-type="string" office:string-value="-" calcext:value-type="string">
            <text:p>-</text:p>
          </table:table-cell>
          <table:table-cell office:value-type="string" calcext:value-type="string">
            <text:p>ADC1_IN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1];PinName_To_PkgPin;2;0));NoPkgPinText;VLOOKUP([.$C111];PinName_To_PkgPin;2;0))" office:value-type="string" office:string-value="-" calcext:value-type="string">
            <text:p>-</text:p>
          </table:table-cell>
          <table:table-cell office:value-type="string" calcext:value-type="string">
            <text:p>ADC1_INP1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2];PinName_To_PkgPin;2;0));NoPkgPinText;VLOOKUP([.$C112];PinName_To_PkgPin;2;0))" office:value-type="string" office:string-value="-" calcext:value-type="string">
            <text:p>-</text:p>
          </table:table-cell>
          <table:table-cell office:value-type="string" calcext:value-type="string">
            <text:p>ADC1_INP1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3];PinName_To_PkgPin;2;0));NoPkgPinText;VLOOKUP([.$C113];PinName_To_PkgPin;2;0))" office:value-type="string" office:string-value="-" calcext:value-type="string">
            <text:p>-</text:p>
          </table:table-cell>
          <table:table-cell office:value-type="string" calcext:value-type="string">
            <text:p>ADC1_INP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4];PinName_To_PkgPin;2;0));NoPkgPinText;VLOOKUP([.$C114];PinName_To_PkgPin;2;0))" office:value-type="string" office:string-value="-" calcext:value-type="string">
            <text:p>-</text:p>
          </table:table-cell>
          <table:table-cell office:value-type="string" calcext:value-type="string">
            <text:p>ADC1_INP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5];PinName_To_PkgPin;2;0));NoPkgPinText;VLOOKUP([.$C115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N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6];PinName_To_PkgPin;2;0));NoPkgPinText;VLOOKUP([.$C116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N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7];PinName_To_PkgPin;2;0));NoPkgPinText;VLOOKUP([.$C117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N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8];PinName_To_PkgPin;2;0));NoPkgPinText;VLOOKUP([.$C118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N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9];PinName_To_PkgPin;2;0));NoPkgPinText;VLOOKUP([.$C119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1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0];PinName_To_PkgPin;2;0));NoPkgPinText;VLOOKUP([.$C120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1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1];PinName_To_PkgPin;2;0));NoPkgPinText;VLOOKUP([.$C121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2];PinName_To_PkgPin;2;0));NoPkgPinText;VLOOKUP([.$C122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3];PinName_To_PkgPin;2;0));NoPkgPinText;VLOOKUP([.$C123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4];PinName_To_PkgPin;2;0));NoPkgPinText;VLOOKUP([.$C124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5];PinName_To_PkgPin;2;0));NoPkgPinText;VLOOKUP([.$C125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6];PinName_To_PkgPin;2;0));NoPkgPinText;VLOOKUP([.$C126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7];PinName_To_PkgPin;2;0));NoPkgPinText;VLOOKUP([.$C127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8];PinName_To_PkgPin;2;0));NoPkgPinText;VLOOKUP([.$C128];PinName_To_PkgPin;2;0))" office:value-type="string" office:string-value="-" calcext:value-type="string">
            <text:p>-</text:p>
          </table:table-cell>
          <table:table-cell office:value-type="string" calcext:value-type="string">
            <text:p>ADC12_INP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29];PinName_To_PkgPin;2;0));NoPkgPinText;VLOOKUP([.$C129];PinName_To_PkgPin;2;0))" office:value-type="string" office:string-value="-" calcext:value-type="string">
            <text:p>-</text:p>
          </table:table-cell>
          <table:table-cell office:value-type="string" calcext:value-type="string">
            <text:p>ADC123_INN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0];PinName_To_PkgPin;2;0));NoPkgPinText;VLOOKUP([.$C130];PinName_To_PkgPin;2;0))" office:value-type="string" office:string-value="-" calcext:value-type="string">
            <text:p>-</text:p>
          </table:table-cell>
          <table:table-cell office:value-type="string" calcext:value-type="string">
            <text:p>ADC123_INP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1];PinName_To_PkgPin;2;0));NoPkgPinText;VLOOKUP([.$C131];PinName_To_PkgPin;2;0))" office:value-type="string" office:string-value="-" calcext:value-type="string">
            <text:p>-</text:p>
          </table:table-cell>
          <table:table-cell office:value-type="string" calcext:value-type="string">
            <text:p>ADC2_IN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2];PinName_To_PkgPin;2;0));NoPkgPinText;VLOOKUP([.$C132];PinName_To_PkgPin;2;0))" office:value-type="string" office:string-value="-" calcext:value-type="string">
            <text:p>-</text:p>
          </table:table-cell>
          <table:table-cell office:value-type="string" calcext:value-type="string">
            <text:p>ADC2_INP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3];PinName_To_PkgPin;2;0));NoPkgPinText;VLOOKUP([.$C133];PinName_To_PkgPin;2;0))" office:value-type="string" office:string-value="-" calcext:value-type="string">
            <text:p>-</text:p>
          </table:table-cell>
          <table:table-cell office:value-type="string" calcext:value-type="string">
            <text:p>ADC2_INP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4];PinName_To_PkgPin;2;0));NoPkgPinText;VLOOKUP([.$C134];PinName_To_PkgPin;2;0))" office:value-type="string" office:string-value="-" calcext:value-type="string">
            <text:p>-</text:p>
          </table:table-cell>
          <table:table-cell office:value-type="string" calcext:value-type="string">
            <text:p>ADC3_INN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5];PinName_To_PkgPin;2;0));NoPkgPinText;VLOOKUP([.$C135];PinName_To_PkgPin;2;0))" office:value-type="string" office:string-value="-" calcext:value-type="string">
            <text:p>-</text:p>
          </table:table-cell>
          <table:table-cell office:value-type="string" calcext:value-type="string">
            <text:p>ADC3_INN1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6];PinName_To_PkgPin;2;0));NoPkgPinText;VLOOKUP([.$C136];PinName_To_PkgPin;2;0))" office:value-type="string" office:string-value="-" calcext:value-type="string">
            <text:p>-</text:p>
          </table:table-cell>
          <table:table-cell office:value-type="string" calcext:value-type="string">
            <text:p>ADC3_INN1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7];PinName_To_PkgPin;2;0));NoPkgPinText;VLOOKUP([.$C137];PinName_To_PkgPin;2;0))" office:value-type="string" office:string-value="-" calcext:value-type="string">
            <text:p>-</text:p>
          </table:table-cell>
          <table:table-cell office:value-type="string" calcext:value-type="string">
            <text:p>ADC3_IN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8];PinName_To_PkgPin;2;0));NoPkgPinText;VLOOKUP([.$C138];PinName_To_PkgPin;2;0))" office:value-type="string" office:string-value="-" calcext:value-type="string">
            <text:p>-</text:p>
          </table:table-cell>
          <table:table-cell office:value-type="string" calcext:value-type="string">
            <text:p>ADC3_INN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39];PinName_To_PkgPin;2;0));NoPkgPinText;VLOOKUP([.$C139];PinName_To_PkgPin;2;0))" office:value-type="string" office:string-value="-" calcext:value-type="string">
            <text:p>-</text:p>
          </table:table-cell>
          <table:table-cell office:value-type="string" calcext:value-type="string">
            <text:p>ADC3_INN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0];PinName_To_PkgPin;2;0));NoPkgPinText;VLOOKUP([.$C140];PinName_To_PkgPin;2;0))" office:value-type="string" office:string-value="-" calcext:value-type="string">
            <text:p>-</text:p>
          </table:table-cell>
          <table:table-cell office:value-type="string" calcext:value-type="string">
            <text:p>ADC3_INN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1];PinName_To_PkgPin;2;0));NoPkgPinText;VLOOKUP([.$C141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2];PinName_To_PkgPin;2;0));NoPkgPinText;VLOOKUP([.$C142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3];PinName_To_PkgPin;2;0));NoPkgPinText;VLOOKUP([.$C143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1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4];PinName_To_PkgPin;2;0));NoPkgPinText;VLOOKUP([.$C144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1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5];PinName_To_PkgPin;2;0));NoPkgPinText;VLOOKUP([.$C145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6];PinName_To_PkgPin;2;0));NoPkgPinText;VLOOKUP([.$C146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7];PinName_To_PkgPin;2;0));NoPkgPinText;VLOOKUP([.$C147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8];PinName_To_PkgPin;2;0));NoPkgPinText;VLOOKUP([.$C148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49];PinName_To_PkgPin;2;0));NoPkgPinText;VLOOKUP([.$C149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0];PinName_To_PkgPin;2;0));NoPkgPinText;VLOOKUP([.$C150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1];PinName_To_PkgPin;2;0));NoPkgPinText;VLOOKUP([.$C151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2];PinName_To_PkgPin;2;0));NoPkgPinText;VLOOKUP([.$C152];PinName_To_PkgPin;2;0))" office:value-type="string" office:string-value="-" calcext:value-type="string">
            <text:p>-</text:p>
          </table:table-cell>
          <table:table-cell office:value-type="string" calcext:value-type="string">
            <text:p>ADC3_INP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3];PinName_To_PkgPin;2;0));NoPkgPinText;VLOOKUP([.$C153];PinName_To_PkgPin;2;0))" office:value-type="string" office:string-value="-" calcext:value-type="string">
            <text:p>-</text:p>
          </table:table-cell>
          <table:table-cell office:value-type="string" calcext:value-type="string">
            <text:p>CDSLEE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4];PinName_To_PkgPin;2;0));NoPkgPinText;VLOOKUP([.$C154];PinName_To_PkgPin;2;0))" office:value-type="string" office:string-value="-" calcext:value-type="string">
            <text:p>-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5];PinName_To_PkgPin;2;0));NoPkgPinText;VLOOKUP([.$C155];PinName_To_PkgPin;2;0))" office:value-type="string" office:string-value="-" calcext:value-type="string">
            <text:p>-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6];PinName_To_PkgPin;2;0));NoPkgPinText;VLOOKUP([.$C156];PinName_To_PkgPin;2;0))" office:value-type="string" office:string-value="-" calcext:value-type="string">
            <text:p>-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7];PinName_To_PkgPin;2;0));NoPkgPinText;VLOOKUP([.$C157];PinName_To_PkgPin;2;0))" office:value-type="string" office:string-value="-" calcext:value-type="string">
            <text:p>-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8];PinName_To_PkgPin;2;0));NoPkgPinText;VLOOKUP([.$C158];PinName_To_PkgPin;2;0))" office:value-type="string" office:string-value="-" calcext:value-type="string">
            <text:p>-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59];PinName_To_PkgPin;2;0));NoPkgPinText;VLOOKUP([.$C159];PinName_To_PkgPin;2;0))" office:value-type="string" office:string-value="-" calcext:value-type="string">
            <text:p>-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0];PinName_To_PkgPin;2;0));NoPkgPinText;VLOOKUP([.$C160];PinName_To_PkgPin;2;0))" office:value-type="string" office:string-value="-" calcext:value-type="string">
            <text:p>-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1];PinName_To_PkgPin;2;0));NoPkgPinText;VLOOKUP([.$C161];PinName_To_PkgPin;2;0))" office:value-type="string" office:string-value="-" calcext:value-type="string">
            <text:p>-</text:p>
          </table:table-cell>
          <table:table-cell office:value-type="string" calcext:value-type="string">
            <text:p>CRS_SYNC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2];PinName_To_PkgPin;2;0));NoPkgPinText;VLOOKUP([.$C162];PinName_To_PkgPin;2;0))" office:value-type="string" office:string-value="-" calcext:value-type="string">
            <text:p>-</text:p>
          </table:table-cell>
          <table:table-cell office:value-type="string" calcext:value-type="string">
            <text:p>CSLEE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3];PinName_To_PkgPin;2;0));NoPkgPinText;VLOOKUP([.$C163];PinName_To_PkgPin;2;0))" office:value-type="string" office:string-value="-" calcext:value-type="string">
            <text:p>-</text:p>
          </table:table-cell>
          <table:table-cell office:value-type="string" calcext:value-type="string">
            <text:p>D1PWRE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4];PinName_To_PkgPin;2;0));NoPkgPinText;VLOOKUP([.$C164];PinName_To_PkgPin;2;0))" office:value-type="string" office:string-value="-" calcext:value-type="string">
            <text:p>-</text:p>
          </table:table-cell>
          <table:table-cell office:value-type="string" calcext:value-type="string">
            <text:p>D2PWRE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5];PinName_To_PkgPin;2;0));NoPkgPinText;VLOOKUP([.$C165];PinName_To_PkgPin;2;0))" office:value-type="string" office:string-value="-" calcext:value-type="string">
            <text:p>-</text:p>
          </table:table-cell>
          <table:table-cell office:value-type="string" calcext:value-type="string">
            <text:p>DAC1_OUT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6];PinName_To_PkgPin;2;0));NoPkgPinText;VLOOKUP([.$C166];PinName_To_PkgPin;2;0))" office:value-type="string" office:string-value="-" calcext:value-type="string">
            <text:p>-</text:p>
          </table:table-cell>
          <table:table-cell office:value-type="string" calcext:value-type="string">
            <text:p>DAC1_OUT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7];PinName_To_PkgPin;2;0));NoPkgPinText;VLOOKUP([.$C167];PinName_To_PkgPin;2;0))" office:value-type="string" office:string-value="-" calcext:value-type="string">
            <text:p>-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8];PinName_To_PkgPin;2;0));NoPkgPinText;VLOOKUP([.$C168];PinName_To_PkgPin;2;0))" office:value-type="string" office:string-value="-" calcext:value-type="string">
            <text:p>-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69];PinName_To_PkgPin;2;0));NoPkgPinText;VLOOKUP([.$C169];PinName_To_PkgPin;2;0))" office:value-type="string" office:string-value="-" calcext:value-type="string">
            <text:p>-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0];PinName_To_PkgPin;2;0));NoPkgPinText;VLOOKUP([.$C170];PinName_To_PkgPin;2;0))" office:value-type="string" office:string-value="-" calcext:value-type="string">
            <text:p>-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1];PinName_To_PkgPin;2;0));NoPkgPinText;VLOOKUP([.$C171];PinName_To_PkgPin;2;0))" office:value-type="string" office:string-value="-" calcext:value-type="string">
            <text:p>-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2];PinName_To_PkgPin;2;0));NoPkgPinText;VLOOKUP([.$C172];PinName_To_PkgPin;2;0))" office:value-type="string" office:string-value="-" calcext:value-type="string">
            <text:p>-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3];PinName_To_PkgPin;2;0));NoPkgPinText;VLOOKUP([.$C173];PinName_To_PkgPin;2;0))" office:value-type="string" office:string-value="-" calcext:value-type="string">
            <text:p>-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4];PinName_To_PkgPin;2;0));NoPkgPinText;VLOOKUP([.$C174];PinName_To_PkgPin;2;0))" office:value-type="string" office:string-value="-" calcext:value-type="string">
            <text:p>-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5];PinName_To_PkgPin;2;0));NoPkgPinText;VLOOKUP([.$C175];PinName_To_PkgPin;2;0))" office:value-type="string" office:string-value="-" calcext:value-type="string">
            <text:p>-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6];PinName_To_PkgPin;2;0));NoPkgPinText;VLOOKUP([.$C176];PinName_To_PkgPin;2;0))" office:value-type="string" office:string-value="-" calcext:value-type="string">
            <text:p>-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7];PinName_To_PkgPin;2;0));NoPkgPinText;VLOOKUP([.$C177];PinName_To_PkgPin;2;0))" office:value-type="string" office:string-value="-" calcext:value-type="string">
            <text:p>-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8];PinName_To_PkgPin;2;0));NoPkgPinText;VLOOKUP([.$C178];PinName_To_PkgPin;2;0))" office:value-type="string" office:string-value="-" calcext:value-type="string">
            <text:p>-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79];PinName_To_PkgPin;2;0));NoPkgPinText;VLOOKUP([.$C179];PinName_To_PkgPin;2;0))" office:value-type="string" office:string-value="-" calcext:value-type="string">
            <text:p>-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0];PinName_To_PkgPin;2;0));NoPkgPinText;VLOOKUP([.$C180];PinName_To_PkgPin;2;0))" office:value-type="string" office:string-value="-" calcext:value-type="string">
            <text:p>-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1];PinName_To_PkgPin;2;0));NoPkgPinText;VLOOKUP([.$C181];PinName_To_PkgPin;2;0))" office:value-type="string" office:string-value="-" calcext:value-type="string">
            <text:p>-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2];PinName_To_PkgPin;2;0));NoPkgPinText;VLOOKUP([.$C182];PinName_To_PkgPin;2;0))" office:value-type="string" office:string-value="-" calcext:value-type="string">
            <text:p>-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3];PinName_To_PkgPin;2;0));NoPkgPinText;VLOOKUP([.$C183];PinName_To_PkgPin;2;0))" office:value-type="string" office:string-value="-" calcext:value-type="string">
            <text:p>-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4];PinName_To_PkgPin;2;0));NoPkgPinText;VLOOKUP([.$C184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IN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5];PinName_To_PkgPin;2;0));NoPkgPinText;VLOOKUP([.$C185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6];PinName_To_PkgPin;2;0));NoPkgPinText;VLOOKUP([.$C186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I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7];PinName_To_PkgPin;2;0));NoPkgPinText;VLOOKUP([.$C187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8];PinName_To_PkgPin;2;0));NoPkgPinText;VLOOKUP([.$C188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89];PinName_To_PkgPin;2;0));NoPkgPinText;VLOOKUP([.$C189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IN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0];PinName_To_PkgPin;2;0));NoPkgPinText;VLOOKUP([.$C190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IN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1];PinName_To_PkgPin;2;0));NoPkgPinText;VLOOKUP([.$C191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2];PinName_To_PkgPin;2;0));NoPkgPinText;VLOOKUP([.$C192];PinName_To_PkgPin;2;0))" office:value-type="string" office:string-value="-" calcext:value-type="string">
            <text:p>-</text:p>
          </table:table-cell>
          <table:table-cell office:value-type="string" calcext:value-type="string">
            <text:p>DFSDM1_CK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3];PinName_To_PkgPin;2;0));NoPkgPinText;VLOOKUP([.$C193];PinName_To_PkgPin;2;0))" office:value-type="string" office:string-value="-" calcext:value-type="string">
            <text:p>-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4];PinName_To_PkgPin;2;0));NoPkgPinText;VLOOKUP([.$C194];PinName_To_PkgPin;2;0))" office:value-type="string" office:string-value="-" calcext:value-type="string">
            <text:p>-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5];PinName_To_PkgPin;2;0));NoPkgPinText;VLOOKUP([.$C195];PinName_To_PkgPin;2;0))" office:value-type="string" office:string-value="-" calcext:value-type="string">
            <text:p>-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6];PinName_To_PkgPin;2;0));NoPkgPinText;VLOOKUP([.$C196];PinName_To_PkgPin;2;0))" office:value-type="string" office:string-value="-" calcext:value-type="string">
            <text:p>-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7];PinName_To_PkgPin;2;0));NoPkgPinText;VLOOKUP([.$C197];PinName_To_PkgPin;2;0))" office:value-type="string" office:string-value="-" calcext:value-type="string">
            <text:p>-</text:p>
          </table:table-cell>
          <table:table-cell office:value-type="string" calcext:value-type="string">
            <text:p>DFSDM1_DATIN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8];PinName_To_PkgPin;2;0));NoPkgPinText;VLOOKUP([.$C198];PinName_To_PkgPin;2;0))" office:value-type="string" office:string-value="-" calcext:value-type="string">
            <text:p>-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9];PinName_To_PkgPin;2;0));NoPkgPinText;VLOOKUP([.$C199];PinName_To_PkgPin;2;0))" office:value-type="string" office:string-value="-" calcext:value-type="string">
            <text:p>-</text:p>
          </table:table-cell>
          <table:table-cell office:value-type="string" calcext:value-type="string">
            <text:p>DFSDM1_DATIN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0];PinName_To_PkgPin;2;0));NoPkgPinText;VLOOKUP([.$C200];PinName_To_PkgPin;2;0))" office:value-type="string" office:string-value="-" calcext:value-type="string">
            <text:p>-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1];PinName_To_PkgPin;2;0));NoPkgPinText;VLOOKUP([.$C201];PinName_To_PkgPin;2;0))" office:value-type="string" office:string-value="-" calcext:value-type="string">
            <text:p>-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2];PinName_To_PkgPin;2;0));NoPkgPinText;VLOOKUP([.$C202];PinName_To_PkgPin;2;0))" office:value-type="string" office:string-value="-" calcext:value-type="string">
            <text:p>-</text:p>
          </table:table-cell>
          <table:table-cell office:value-type="string" calcext:value-type="string">
            <text:p>ETH_MDI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3];PinName_To_PkgPin;2;0));NoPkgPinText;VLOOKUP([.$C203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CO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4];PinName_To_PkgPin;2;0));NoPkgPinText;VLOOKUP([.$C204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CR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5];PinName_To_PkgPin;2;0));NoPkgPinText;VLOOKUP([.$C205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RX_CLK/ETH_RMII_REF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6];PinName_To_PkgPin;2;0));NoPkgPinText;VLOOKUP([.$C206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RX_DV/ETH_RMII_CRS_DV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7];PinName_To_PkgPin;2;0));NoPkgPinText;VLOOKUP([.$C207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RX_E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8];PinName_To_PkgPin;2;0));NoPkgPinText;VLOOKUP([.$C208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RXD0/ETH_RMII_RX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09];PinName_To_PkgPin;2;0));NoPkgPinText;VLOOKUP([.$C209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RXD1/ETH_RMII_RX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0];PinName_To_PkgPin;2;0));NoPkgPinText;VLOOKUP([.$C210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RX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1];PinName_To_PkgPin;2;0));NoPkgPinText;VLOOKUP([.$C211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RX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2];PinName_To_PkgPin;2;0));NoPkgPinText;VLOOKUP([.$C212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TX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3];PinName_To_PkgPin;2;0));NoPkgPinText;VLOOKUP([.$C213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TX_EN/ETH_RMII_TX_E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4];PinName_To_PkgPin;2;0));NoPkgPinText;VLOOKUP([.$C214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TXD0/ETH_RMII_TX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5];PinName_To_PkgPin;2;0));NoPkgPinText;VLOOKUP([.$C215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TXD1/ETH_RMII_TX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6];PinName_To_PkgPin;2;0));NoPkgPinText;VLOOKUP([.$C216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TX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7];PinName_To_PkgPin;2;0));NoPkgPinText;VLOOKUP([.$C217];PinName_To_PkgPin;2;0))" office:value-type="string" office:string-value="-" calcext:value-type="string">
            <text:p>-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8];PinName_To_PkgPin;2;0));NoPkgPinText;VLOOKUP([.$C218];PinName_To_PkgPin;2;0))" office:value-type="string" office:string-value="-" calcext:value-type="string">
            <text:p>-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19];PinName_To_PkgPin;2;0));NoPkgPinText;VLOOKUP([.$C219];PinName_To_PkgPin;2;0))" office:value-type="string" office:string-value="-" calcext:value-type="string">
            <text:p>-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0];PinName_To_PkgPin;2;0));NoPkgPinText;VLOOKUP([.$C220];PinName_To_PkgPin;2;0))" office:value-type="string" office:string-value="-" calcext:value-type="string">
            <text:p>-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1];PinName_To_PkgPin;2;0));NoPkgPinText;VLOOKUP([.$C221];PinName_To_PkgPin;2;0))" office:value-type="string" office:string-value="-" calcext:value-type="string">
            <text:p>-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2];PinName_To_PkgPin;2;0));NoPkgPinText;VLOOKUP([.$C222];PinName_To_PkgPin;2;0))" office:value-type="string" office:string-value="-" calcext:value-type="string">
            <text:p>-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3];PinName_To_PkgPin;2;0));NoPkgPinText;VLOOKUP([.$C223];PinName_To_PkgPin;2;0))" office:value-type="string" office:string-value="-" calcext:value-type="string">
            <text:p>-</text:p>
          </table:table-cell>
          <table:table-cell office:value-type="string" calcext:value-type="string">
            <text:p>FMC_A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4];PinName_To_PkgPin;2;0));NoPkgPinText;VLOOKUP([.$C224];PinName_To_PkgPin;2;0))" office:value-type="string" office:string-value="-" calcext:value-type="string">
            <text:p>-</text:p>
          </table:table-cell>
          <table:table-cell office:value-type="string" calcext:value-type="string">
            <text:p>FMC_A1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5];PinName_To_PkgPin;2;0));NoPkgPinText;VLOOKUP([.$C225];PinName_To_PkgPin;2;0))" office:value-type="string" office:string-value="-" calcext:value-type="string">
            <text:p>-</text:p>
          </table:table-cell>
          <table:table-cell office:value-type="string" calcext:value-type="string">
            <text:p>FMC_A1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6];PinName_To_PkgPin;2;0));NoPkgPinText;VLOOKUP([.$C226];PinName_To_PkgPin;2;0))" office:value-type="string" office:string-value="-" calcext:value-type="string">
            <text:p>-</text:p>
          </table:table-cell>
          <table:table-cell office:value-type="string" calcext:value-type="string">
            <text:p>FMC_A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7];PinName_To_PkgPin;2;0));NoPkgPinText;VLOOKUP([.$C227];PinName_To_PkgPin;2;0))" office:value-type="string" office:string-value="-" calcext:value-type="string">
            <text:p>-</text:p>
          </table:table-cell>
          <table:table-cell office:value-type="string" calcext:value-type="string">
            <text:p>FMC_A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8];PinName_To_PkgPin;2;0));NoPkgPinText;VLOOKUP([.$C228];PinName_To_PkgPin;2;0))" office:value-type="string" office:string-value="-" calcext:value-type="string">
            <text:p>-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29];PinName_To_PkgPin;2;0));NoPkgPinText;VLOOKUP([.$C229];PinName_To_PkgPin;2;0))" office:value-type="string" office:string-value="-" calcext:value-type="string">
            <text:p>-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0];PinName_To_PkgPin;2;0));NoPkgPinText;VLOOKUP([.$C230];PinName_To_PkgPin;2;0))" office:value-type="string" office:string-value="-" calcext:value-type="string">
            <text:p>-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1];PinName_To_PkgPin;2;0));NoPkgPinText;VLOOKUP([.$C231];PinName_To_PkgPin;2;0))" office:value-type="string" office:string-value="-" calcext:value-type="string">
            <text:p>-</text:p>
          </table:table-cell>
          <table:table-cell office:value-type="string" calcext:value-type="string">
            <text:p>FMC_A2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2];PinName_To_PkgPin;2;0));NoPkgPinText;VLOOKUP([.$C232];PinName_To_PkgPin;2;0))" office:value-type="string" office:string-value="-" calcext:value-type="string">
            <text:p>-</text:p>
          </table:table-cell>
          <table:table-cell office:value-type="string" calcext:value-type="string">
            <text:p>FMC_A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3];PinName_To_PkgPin;2;0));NoPkgPinText;VLOOKUP([.$C233];PinName_To_PkgPin;2;0))" office:value-type="string" office:string-value="-" calcext:value-type="string">
            <text:p>-</text:p>
          </table:table-cell>
          <table:table-cell office:value-type="string" calcext:value-type="string">
            <text:p>FMC_A2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4];PinName_To_PkgPin;2;0));NoPkgPinText;VLOOKUP([.$C234];PinName_To_PkgPin;2;0))" office:value-type="string" office:string-value="-" calcext:value-type="string">
            <text:p>-</text:p>
          </table:table-cell>
          <table:table-cell office:value-type="string" calcext:value-type="string">
            <text:p>FMC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5];PinName_To_PkgPin;2;0));NoPkgPinText;VLOOKUP([.$C235];PinName_To_PkgPin;2;0))" office:value-type="string" office:string-value="-" calcext:value-type="string">
            <text:p>-</text:p>
          </table:table-cell>
          <table:table-cell office:value-type="string" calcext:value-type="string">
            <text:p>FMC_D1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6];PinName_To_PkgPin;2;0));NoPkgPinText;VLOOKUP([.$C236];PinName_To_PkgPin;2;0))" office:value-type="string" office:string-value="-" calcext:value-type="string">
            <text:p>-</text:p>
          </table:table-cell>
          <table:table-cell office:value-type="string" calcext:value-type="string">
            <text:p>FMC_D1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7];PinName_To_PkgPin;2;0));NoPkgPinText;VLOOKUP([.$C237];PinName_To_PkgPin;2;0))" office:value-type="string" office:string-value="-" calcext:value-type="string">
            <text:p>-</text:p>
          </table:table-cell>
          <table:table-cell office:value-type="string" calcext:value-type="string">
            <text:p>FMC_D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8];PinName_To_PkgPin;2;0));NoPkgPinText;VLOOKUP([.$C238];PinName_To_PkgPin;2;0))" office:value-type="string" office:string-value="-" calcext:value-type="string">
            <text:p>-</text:p>
          </table:table-cell>
          <table:table-cell office:value-type="string" calcext:value-type="string">
            <text:p>FMC_D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9];PinName_To_PkgPin;2;0));NoPkgPinText;VLOOKUP([.$C239];PinName_To_PkgPin;2;0))" office:value-type="string" office:string-value="-" calcext:value-type="string">
            <text:p>-</text:p>
          </table:table-cell>
          <table:table-cell office:value-type="string" calcext:value-type="string">
            <text:p>FMC_D2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0];PinName_To_PkgPin;2;0));NoPkgPinText;VLOOKUP([.$C240];PinName_To_PkgPin;2;0))" office:value-type="string" office:string-value="-" calcext:value-type="string">
            <text:p>-</text:p>
          </table:table-cell>
          <table:table-cell office:value-type="string" calcext:value-type="string">
            <text:p>FMC_D2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1];PinName_To_PkgPin;2;0));NoPkgPinText;VLOOKUP([.$C241];PinName_To_PkgPin;2;0))" office:value-type="string" office:string-value="-" calcext:value-type="string">
            <text:p>-</text:p>
          </table:table-cell>
          <table:table-cell office:value-type="string" calcext:value-type="string">
            <text:p>FMC_D2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2];PinName_To_PkgPin;2;0));NoPkgPinText;VLOOKUP([.$C242];PinName_To_PkgPin;2;0))" office:value-type="string" office:string-value="-" calcext:value-type="string">
            <text:p>-</text:p>
          </table:table-cell>
          <table:table-cell office:value-type="string" calcext:value-type="string">
            <text:p>FMC_D2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3];PinName_To_PkgPin;2;0));NoPkgPinText;VLOOKUP([.$C243];PinName_To_PkgPin;2;0))" office:value-type="string" office:string-value="-" calcext:value-type="string">
            <text:p>-</text:p>
          </table:table-cell>
          <table:table-cell office:value-type="string" calcext:value-type="string">
            <text:p>FMC_D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4];PinName_To_PkgPin;2;0));NoPkgPinText;VLOOKUP([.$C244];PinName_To_PkgPin;2;0))" office:value-type="string" office:string-value="-" calcext:value-type="string">
            <text:p>-</text:p>
          </table:table-cell>
          <table:table-cell office:value-type="string" calcext:value-type="string">
            <text:p>FMC_D2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5];PinName_To_PkgPin;2;0));NoPkgPinText;VLOOKUP([.$C245];PinName_To_PkgPin;2;0))" office:value-type="string" office:string-value="-" calcext:value-type="string">
            <text:p>-</text:p>
          </table:table-cell>
          <table:table-cell office:value-type="string" calcext:value-type="string">
            <text:p>FMC_D2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6];PinName_To_PkgPin;2;0));NoPkgPinText;VLOOKUP([.$C246];PinName_To_PkgPin;2;0))" office:value-type="string" office:string-value="-" calcext:value-type="string">
            <text:p>-</text:p>
          </table:table-cell>
          <table:table-cell office:value-type="string" calcext:value-type="string">
            <text:p>FMC_D2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7];PinName_To_PkgPin;2;0));NoPkgPinText;VLOOKUP([.$C247];PinName_To_PkgPin;2;0))" office:value-type="string" office:string-value="-" calcext:value-type="string">
            <text:p>-</text:p>
          </table:table-cell>
          <table:table-cell office:value-type="string" calcext:value-type="string">
            <text:p>FMC_D2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8];PinName_To_PkgPin;2;0));NoPkgPinText;VLOOKUP([.$C248];PinName_To_PkgPin;2;0))" office:value-type="string" office:string-value="-" calcext:value-type="string">
            <text:p>-</text:p>
          </table:table-cell>
          <table:table-cell office:value-type="string" calcext:value-type="string">
            <text:p>FMC_D2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9];PinName_To_PkgPin;2;0));NoPkgPinText;VLOOKUP([.$C249];PinName_To_PkgPin;2;0))" office:value-type="string" office:string-value="-" calcext:value-type="string">
            <text:p>-</text:p>
          </table:table-cell>
          <table:table-cell office:value-type="string" calcext:value-type="string">
            <text:p>FMC_D3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0];PinName_To_PkgPin;2;0));NoPkgPinText;VLOOKUP([.$C250];PinName_To_PkgPin;2;0))" office:value-type="string" office:string-value="-" calcext:value-type="string">
            <text:p>-</text:p>
          </table:table-cell>
          <table:table-cell office:value-type="string" calcext:value-type="string">
            <text:p>FMC_D3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1];PinName_To_PkgPin;2;0));NoPkgPinText;VLOOKUP([.$C251];PinName_To_PkgPin;2;0))" office:value-type="string" office:string-value="-" calcext:value-type="string">
            <text:p>-</text:p>
          </table:table-cell>
          <table:table-cell office:value-type="string" calcext:value-type="string">
            <text:p>FMC_IN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2];PinName_To_PkgPin;2;0));NoPkgPinText;VLOOKUP([.$C252];PinName_To_PkgPin;2;0))" office:value-type="string" office:string-value="-" calcext:value-type="string">
            <text:p>-</text:p>
          </table:table-cell>
          <table:table-cell office:value-type="string" calcext:value-type="string">
            <text:p>FMC_NBL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3];PinName_To_PkgPin;2;0));NoPkgPinText;VLOOKUP([.$C253];PinName_To_PkgPin;2;0))" office:value-type="string" office:string-value="-" calcext:value-type="string">
            <text:p>-</text:p>
          </table:table-cell>
          <table:table-cell office:value-type="string" calcext:value-type="string">
            <text:p>FMC_NBL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4];PinName_To_PkgPin;2;0));NoPkgPinText;VLOOKUP([.$C254];PinName_To_PkgPin;2;0))" office:value-type="string" office:string-value="-" calcext:value-type="string">
            <text:p>-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5];PinName_To_PkgPin;2;0));NoPkgPinText;VLOOKUP([.$C255];PinName_To_PkgPin;2;0))" office:value-type="string" office:string-value="-" calcext:value-type="string">
            <text:p>-</text:p>
          </table:table-cell>
          <table:table-cell office:value-type="string" calcext:value-type="string">
            <text:p>FMC_NE2/FMC_NC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6];PinName_To_PkgPin;2;0));NoPkgPinText;VLOOKUP([.$C256];PinName_To_PkgPin;2;0))" office:value-type="string" office:string-value="-" calcext:value-type="string">
            <text:p>-</text:p>
          </table:table-cell>
          <table:table-cell office:value-type="string" calcext:value-type="string">
            <text:p>FMC_NE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7];PinName_To_PkgPin;2;0));NoPkgPinText;VLOOKUP([.$C257];PinName_To_PkgPin;2;0))" office:value-type="string" office:string-value="-" calcext:value-type="string">
            <text:p>-</text:p>
          </table:table-cell>
          <table:table-cell office:value-type="string" calcext:value-type="string">
            <text:p>FMC_NE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8];PinName_To_PkgPin;2;0));NoPkgPinText;VLOOKUP([.$C258];PinName_To_PkgPin;2;0))" office:value-type="string" office:string-value="-" calcext:value-type="string">
            <text:p>-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9];PinName_To_PkgPin;2;0));NoPkgPinText;VLOOKUP([.$C259];PinName_To_PkgPin;2;0))" office:value-type="string" office:string-value="-" calcext:value-type="string">
            <text:p>-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0];PinName_To_PkgPin;2;0));NoPkgPinText;VLOOKUP([.$C260];PinName_To_PkgPin;2;0))" office:value-type="string" office:string-value="-" calcext:value-type="string">
            <text:p>-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1];PinName_To_PkgPin;2;0));NoPkgPinText;VLOOKUP([.$C261];PinName_To_PkgPin;2;0))" office:value-type="string" office:string-value="-" calcext:value-type="string">
            <text:p>-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2];PinName_To_PkgPin;2;0));NoPkgPinText;VLOOKUP([.$C262];PinName_To_PkgPin;2;0))" office:value-type="string" office:string-value="-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3];PinName_To_PkgPin;2;0));NoPkgPinText;VLOOKUP([.$C263];PinName_To_PkgPin;2;0))" office:value-type="string" office:string-value="-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4];PinName_To_PkgPin;2;0));NoPkgPinText;VLOOKUP([.$C264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A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5];PinName_To_PkgPin;2;0));NoPkgPinText;VLOOKUP([.$C265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6];PinName_To_PkgPin;2;0));NoPkgPinText;VLOOKUP([.$C266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7];PinName_To_PkgPin;2;0));NoPkgPinText;VLOOKUP([.$C267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8];PinName_To_PkgPin;2;0));NoPkgPinText;VLOOKUP([.$C268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9];PinName_To_PkgPin;2;0));NoPkgPinText;VLOOKUP([.$C269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0];PinName_To_PkgPin;2;0));NoPkgPinText;VLOOKUP([.$C270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1];PinName_To_PkgPin;2;0));NoPkgPinText;VLOOKUP([.$C271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2];PinName_To_PkgPin;2;0));NoPkgPinText;VLOOKUP([.$C272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E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3];PinName_To_PkgPin;2;0));NoPkgPinText;VLOOKUP([.$C273];PinName_To_PkgPin;2;0))" office:value-type="string" office:string-value="-" calcext:value-type="string">
            <text:p>-</text:p>
          </table:table-cell>
          <table:table-cell office:value-type="string" calcext:value-type="string">
            <text:p>HRTIM_CHE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4];PinName_To_PkgPin;2;0));NoPkgPinText;VLOOKUP([.$C274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5];PinName_To_PkgPin;2;0));NoPkgPinText;VLOOKUP([.$C275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6];PinName_To_PkgPin;2;0));NoPkgPinText;VLOOKUP([.$C276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7];PinName_To_PkgPin;2;0));NoPkgPinText;VLOOKUP([.$C277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8];PinName_To_PkgPin;2;0));NoPkgPinText;VLOOKUP([.$C278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79];PinName_To_PkgPin;2;0));NoPkgPinText;VLOOKUP([.$C279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0];PinName_To_PkgPin;2;0));NoPkgPinText;VLOOKUP([.$C280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1];PinName_To_PkgPin;2;0));NoPkgPinText;VLOOKUP([.$C281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2];PinName_To_PkgPin;2;0));NoPkgPinText;VLOOKUP([.$C282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3];PinName_To_PkgPin;2;0));NoPkgPinText;VLOOKUP([.$C283];PinName_To_PkgPin;2;0))" office:value-type="string" office:string-value="-" calcext:value-type="string">
            <text:p>-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4];PinName_To_PkgPin;2;0));NoPkgPinText;VLOOKUP([.$C284];PinName_To_PkgPin;2;0))" office:value-type="string" office:string-value="-" calcext:value-type="string">
            <text:p>-</text:p>
          </table:table-cell>
          <table:table-cell office:value-type="string" calcext:value-type="string">
            <text:p>HRTIM_FLT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5];PinName_To_PkgPin;2;0));NoPkgPinText;VLOOKUP([.$C285];PinName_To_PkgPin;2;0))" office:value-type="string" office:string-value="-" calcext:value-type="string">
            <text:p>-</text:p>
          </table:table-cell>
          <table:table-cell office:value-type="string" calcext:value-type="string">
            <text:p>HRTIM_FLT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6];PinName_To_PkgPin;2;0));NoPkgPinText;VLOOKUP([.$C286];PinName_To_PkgPin;2;0))" office:value-type="string" office:string-value="-" calcext:value-type="string">
            <text:p>-</text:p>
          </table:table-cell>
          <table:table-cell office:value-type="string" calcext:value-type="string">
            <text:p>HRTIM_FLT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7];PinName_To_PkgPin;2;0));NoPkgPinText;VLOOKUP([.$C287];PinName_To_PkgPin;2;0))" office:value-type="string" office:string-value="-" calcext:value-type="string">
            <text:p>-</text:p>
          </table:table-cell>
          <table:table-cell office:value-type="string" calcext:value-type="string">
            <text:p>HRTIM_FLT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8];PinName_To_PkgPin;2;0));NoPkgPinText;VLOOKUP([.$C288];PinName_To_PkgPin;2;0))" office:value-type="string" office:string-value="-" calcext:value-type="string">
            <text:p>-</text:p>
          </table:table-cell>
          <table:table-cell office:value-type="string" calcext:value-type="string">
            <text:p>HRTIM_FLT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89];PinName_To_PkgPin;2;0));NoPkgPinText;VLOOKUP([.$C289];PinName_To_PkgPin;2;0))" office:value-type="string" office:string-value="-" calcext:value-type="string">
            <text:p>-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0];PinName_To_PkgPin;2;0));NoPkgPinText;VLOOKUP([.$C290];PinName_To_PkgPin;2;0))" office:value-type="string" office:string-value="-" calcext:value-type="string">
            <text:p>-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1];PinName_To_PkgPin;2;0));NoPkgPinText;VLOOKUP([.$C291];PinName_To_PkgPin;2;0))" office:value-type="string" office:string-value="-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2];PinName_To_PkgPin;2;0));NoPkgPinText;VLOOKUP([.$C292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3];PinName_To_PkgPin;2;0));NoPkgPinText;VLOOKUP([.$C293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4];PinName_To_PkgPin;2;0));NoPkgPinText;VLOOKUP([.$C294];PinName_To_PkgPin;2;0))" office:value-type="string" office:string-value="-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5];PinName_To_PkgPin;2;0));NoPkgPinText;VLOOKUP([.$C295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6];PinName_To_PkgPin;2;0));NoPkgPinText;VLOOKUP([.$C296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7];PinName_To_PkgPin;2;0));NoPkgPinText;VLOOKUP([.$C297];PinName_To_PkgPin;2;0))" office:value-type="string" office:string-value="-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8];PinName_To_PkgPin;2;0));NoPkgPinText;VLOOKUP([.$C298];PinName_To_PkgPin;2;0))" office:value-type="string" office:string-value="-" calcext:value-type="string">
            <text:p>-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99];PinName_To_PkgPin;2;0));NoPkgPinText;VLOOKUP([.$C299];PinName_To_PkgPin;2;0))" office:value-type="string" office:string-value="-" calcext:value-type="string">
            <text:p>-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0];PinName_To_PkgPin;2;0));NoPkgPinText;VLOOKUP([.$C300];PinName_To_PkgPin;2;0))" office:value-type="string" office:string-value="-" calcext:value-type="string">
            <text:p>-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1];PinName_To_PkgPin;2;0));NoPkgPinText;VLOOKUP([.$C301];PinName_To_PkgPin;2;0))" office:value-type="string" office:string-value="-" calcext:value-type="string">
            <text:p>-</text:p>
          </table:table-cell>
          <table:table-cell office:value-type="string" calcext:value-type="string">
            <text:p>I2S_CK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2];PinName_To_PkgPin;2;0));NoPkgPinText;VLOOKUP([.$C302];PinName_To_PkgPin;2;0))" office:value-type="string" office:string-value="-" calcext:value-type="string">
            <text:p>-</text:p>
          </table:table-cell>
          <table:table-cell office:value-type="string" calcext:value-type="string">
            <text:p>I2S1_M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3];PinName_To_PkgPin;2;0));NoPkgPinText;VLOOKUP([.$C303];PinName_To_PkgPin;2;0))" office:value-type="string" office:string-value="-" calcext:value-type="string">
            <text:p>-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4];PinName_To_PkgPin;2;0));NoPkgPinText;VLOOKUP([.$C304];PinName_To_PkgPin;2;0))" office:value-type="string" office:string-value="-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5];PinName_To_PkgPin;2;0));NoPkgPinText;VLOOKUP([.$C305];PinName_To_PkgPin;2;0))" office:value-type="string" office:string-value="-" calcext:value-type="string">
            <text:p>-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6];PinName_To_PkgPin;2;0));NoPkgPinText;VLOOKUP([.$C306];PinName_To_PkgPin;2;0))" office:value-type="string" office:string-value="-" calcext:value-type="string">
            <text:p>-</text:p>
          </table:table-cell>
          <table:table-cell office:value-type="string" calcext:value-type="string">
            <text:p>LCD_B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7];PinName_To_PkgPin;2;0));NoPkgPinText;VLOOKUP([.$C307];PinName_To_PkgPin;2;0))" office:value-type="string" office:string-value="-" calcext:value-type="string">
            <text:p>-</text:p>
          </table:table-cell>
          <table:table-cell office:value-type="string" calcext:value-type="string">
            <text:p>LCD_B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8];PinName_To_PkgPin;2;0));NoPkgPinText;VLOOKUP([.$C308];PinName_To_PkgPin;2;0))" office:value-type="string" office:string-value="-" calcext:value-type="string">
            <text:p>-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09];PinName_To_PkgPin;2;0));NoPkgPinText;VLOOKUP([.$C309];PinName_To_PkgPin;2;0))" office:value-type="string" office:string-value="-" calcext:value-type="string">
            <text:p>-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0];PinName_To_PkgPin;2;0));NoPkgPinText;VLOOKUP([.$C310];PinName_To_PkgPin;2;0))" office:value-type="string" office:string-value="-" calcext:value-type="string">
            <text:p>-</text:p>
          </table:table-cell>
          <table:table-cell office:value-type="string" calcext:value-type="string">
            <text:p>LCD_R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1];PinName_To_PkgPin;2;0));NoPkgPinText;VLOOKUP([.$C311];PinName_To_PkgPin;2;0))" office:value-type="string" office:string-value="-" calcext:value-type="string">
            <text:p>-</text:p>
          </table:table-cell>
          <table:table-cell office:value-type="string" calcext:value-type="string">
            <text:p>LCD_R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2];PinName_To_PkgPin;2;0));NoPkgPinText;VLOOKUP([.$C312];PinName_To_PkgPin;2;0))" office:value-type="string" office:string-value="-" calcext:value-type="string">
            <text:p>-</text:p>
          </table:table-cell>
          <table:table-cell office:value-type="string" calcext:value-type="string">
            <text:p>LPTIM1_ET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3];PinName_To_PkgPin;2;0));NoPkgPinText;VLOOKUP([.$C313];PinName_To_PkgPin;2;0))" office:value-type="string" office:string-value="-" calcext:value-type="string">
            <text:p>-</text:p>
          </table:table-cell>
          <table:table-cell office:value-type="string" calcext:value-type="string">
            <text:p>LPTIM1_IN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4];PinName_To_PkgPin;2;0));NoPkgPinText;VLOOKUP([.$C314];PinName_To_PkgPin;2;0))" office:value-type="string" office:string-value="-" calcext:value-type="string">
            <text:p>-</text:p>
          </table:table-cell>
          <table:table-cell office:value-type="string" calcext:value-type="string">
            <text:p>LPTIM1_I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5];PinName_To_PkgPin;2;0));NoPkgPinText;VLOOKUP([.$C315];PinName_To_PkgPin;2;0))" office:value-type="string" office:string-value="-" calcext:value-type="string">
            <text:p>-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6];PinName_To_PkgPin;2;0));NoPkgPinText;VLOOKUP([.$C316];PinName_To_PkgPin;2;0))" office:value-type="string" office:string-value="-" calcext:value-type="string">
            <text:p>-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7];PinName_To_PkgPin;2;0));NoPkgPinText;VLOOKUP([.$C317];PinName_To_PkgPin;2;0))" office:value-type="string" office:string-value="-" calcext:value-type="string">
            <text:p>-</text:p>
          </table:table-cell>
          <table:table-cell office:value-type="string" calcext:value-type="string">
            <text:p>LPTIM2_I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8];PinName_To_PkgPin;2;0));NoPkgPinText;VLOOKUP([.$C318];PinName_To_PkgPin;2;0))" office:value-type="string" office:string-value="-" calcext:value-type="string">
            <text:p>-</text:p>
          </table:table-cell>
          <table:table-cell office:value-type="string" calcext:value-type="string">
            <text:p>LPTIM2_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19];PinName_To_PkgPin;2;0));NoPkgPinText;VLOOKUP([.$C319];PinName_To_PkgPin;2;0))" office:value-type="string" office:string-value="-" calcext:value-type="string">
            <text:p>-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0];PinName_To_PkgPin;2;0));NoPkgPinText;VLOOKUP([.$C320];PinName_To_PkgPin;2;0))" office:value-type="string" office:string-value="-" calcext:value-type="string">
            <text:p>-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1];PinName_To_PkgPin;2;0));NoPkgPinText;VLOOKUP([.$C321];PinName_To_PkgPin;2;0))" office:value-type="string" office:string-value="-" calcext:value-type="string">
            <text:p>-</text:p>
          </table:table-cell>
          <table:table-cell office:value-type="string" calcext:value-type="string">
            <text:p>LPUART1_CT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2];PinName_To_PkgPin;2;0));NoPkgPinText;VLOOKUP([.$C322];PinName_To_PkgPin;2;0))" office:value-type="string" office:string-value="-" calcext:value-type="string">
            <text:p>-</text:p>
          </table:table-cell>
          <table:table-cell office:value-type="string" calcext:value-type="string">
            <text:p>LPUART1_RTS/LPUART1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3];PinName_To_PkgPin;2;0));NoPkgPinText;VLOOKUP([.$C323];PinName_To_PkgPin;2;0))" office:value-type="string" office:string-value="-" calcext:value-type="string">
            <text:p>-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4];PinName_To_PkgPin;2;0));NoPkgPinText;VLOOKUP([.$C324];PinName_To_PkgPin;2;0))" office:value-type="string" office:string-value="-" calcext:value-type="string">
            <text:p>-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5];PinName_To_PkgPin;2;0));NoPkgPinText;VLOOKUP([.$C325];PinName_To_PkgPin;2;0))" office:value-type="string" office:string-value="-" calcext:value-type="string">
            <text:p>-</text:p>
          </table:table-cell>
          <table:table-cell office:value-type="string" calcext:value-type="string">
            <text:p>MC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6];PinName_To_PkgPin;2;0));NoPkgPinText;VLOOKUP([.$C326];PinName_To_PkgPin;2;0))" office:value-type="string" office:string-value="-" calcext:value-type="string">
            <text:p>-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7];PinName_To_PkgPin;2;0));NoPkgPinText;VLOOKUP([.$C327];PinName_To_PkgPin;2;0))" office:value-type="string" office:string-value="-" calcext:value-type="string">
            <text:p>-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8];PinName_To_PkgPin;2;0));NoPkgPinText;VLOOKUP([.$C328];PinName_To_PkgPin;2;0))" office:value-type="string" office:string-value="-" calcext:value-type="string">
            <text:p>-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29];PinName_To_PkgPin;2;0));NoPkgPinText;VLOOKUP([.$C329];PinName_To_PkgPin;2;0))" office:value-type="string" office:string-value="-" calcext:value-type="string">
            <text:p>-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0];PinName_To_PkgPin;2;0));NoPkgPinText;VLOOKUP([.$C330];PinName_To_PkgPin;2;0))" office:value-type="string" office:string-value="-" calcext:value-type="string">
            <text:p>-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1];PinName_To_PkgPin;2;0));NoPkgPinText;VLOOKUP([.$C331];PinName_To_PkgPin;2;0))" office:value-type="string" office:string-value="-" calcext:value-type="string">
            <text:p>-</text:p>
          </table:table-cell>
          <table:table-cell office:value-type="string" calcext:value-type="string">
            <text:p>OPAMP1_V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2];PinName_To_PkgPin;2;0));NoPkgPinText;VLOOKUP([.$C332];PinName_To_PkgPin;2;0))" office:value-type="string" office:string-value="-" calcext:value-type="string">
            <text:p>-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3];PinName_To_PkgPin;2;0));NoPkgPinText;VLOOKUP([.$C333];PinName_To_PkgPin;2;0))" office:value-type="string" office:string-value="-" calcext:value-type="string">
            <text:p>-</text:p>
          </table:table-cell>
          <table:table-cell office:value-type="string" calcext:value-type="string">
            <text:p>OPAMP2_VIN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4];PinName_To_PkgPin;2;0));NoPkgPinText;VLOOKUP([.$C334];PinName_To_PkgPin;2;0))" office:value-type="string" office:string-value="-" calcext:value-type="string">
            <text:p>-</text:p>
          </table:table-cell>
          <table:table-cell office:value-type="string" calcext:value-type="string">
            <text:p>OPAMP2_VOU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5];PinName_To_PkgPin;2;0));NoPkgPinText;VLOOKUP([.$C335];PinName_To_PkgPin;2;0))" office:value-type="string" office:string-value="-" calcext:value-type="string">
            <text:p>-</text:p>
          </table:table-cell>
          <table:table-cell office:value-type="string" calcext:value-type="string">
            <text:p>OTG_F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6];PinName_To_PkgPin;2;0));NoPkgPinText;VLOOKUP([.$C336];PinName_To_PkgPin;2;0))" office:value-type="string" office:string-value="-" calcext:value-type="string">
            <text:p>-</text:p>
          </table:table-cell>
          <table:table-cell office:value-type="string" calcext:value-type="string">
            <text:p>OTG_F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7];PinName_To_PkgPin;2;0));NoPkgPinText;VLOOKUP([.$C337];PinName_To_PkgPin;2;0))" office:value-type="string" office:string-value="-" calcext:value-type="string">
            <text:p>-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8];PinName_To_PkgPin;2;0));NoPkgPinText;VLOOKUP([.$C338];PinName_To_PkgPin;2;0))" office:value-type="string" office:string-value="-" calcext:value-type="string">
            <text:p>-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39];PinName_To_PkgPin;2;0));NoPkgPinText;VLOOKUP([.$C339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0];PinName_To_PkgPin;2;0));NoPkgPinText;VLOOKUP([.$C340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1];PinName_To_PkgPin;2;0));NoPkgPinText;VLOOKUP([.$C341];PinName_To_PkgPin;2;0))" office:value-type="string" office:string-value="-" calcext:value-type="string">
            <text:p>-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2];PinName_To_PkgPin;2;0));NoPkgPinText;VLOOKUP([.$C342];PinName_To_PkgPin;2;0))" office:value-type="string" office:string-value="-" calcext:value-type="string">
            <text:p>-</text:p>
          </table:table-cell>
          <table:table-cell office:value-type="string" calcext:value-type="string">
            <text:p>PVD_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3];PinName_To_PkgPin;2;0));NoPkgPinText;VLOOKUP([.$C343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4];PinName_To_PkgPin;2;0));NoPkgPinText;VLOOKUP([.$C344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5];PinName_To_PkgPin;2;0));NoPkgPinText;VLOOKUP([.$C345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6];PinName_To_PkgPin;2;0));NoPkgPinText;VLOOKUP([.$C346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7];PinName_To_PkgPin;2;0));NoPkgPinText;VLOOKUP([.$C347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8];PinName_To_PkgPin;2;0));NoPkgPinText;VLOOKUP([.$C348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49];PinName_To_PkgPin;2;0));NoPkgPinText;VLOOKUP([.$C349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0];PinName_To_PkgPin;2;0));NoPkgPinText;VLOOKUP([.$C350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1];PinName_To_PkgPin;2;0));NoPkgPinText;VLOOKUP([.$C351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2];PinName_To_PkgPin;2;0));NoPkgPinText;VLOOKUP([.$C352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BK2_NC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3];PinName_To_PkgPin;2;0));NoPkgPinText;VLOOKUP([.$C353];PinName_To_PkgPin;2;0))" office:value-type="string" office:string-value="-" calcext:value-type="string">
            <text:p>-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4];PinName_To_PkgPin;2;0));NoPkgPinText;VLOOKUP([.$C354];PinName_To_PkgPin;2;0))" office:value-type="string" office:string-value="-" calcext:value-type="string">
            <text:p>-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5];PinName_To_PkgPin;2;0));NoPkgPinText;VLOOKUP([.$C355];PinName_To_PkgPin;2;0))" office:value-type="string" office:string-value="-" calcext:value-type="string">
            <text:p>-</text:p>
          </table:table-cell>
          <table:table-cell office:value-type="string" calcext:value-type="string">
            <text:p>RTC_TAMP1/RTC_TS/WKUP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6];PinName_To_PkgPin;2;0));NoPkgPinText;VLOOKUP([.$C356];PinName_To_PkgPin;2;0))" office:value-type="string" office:string-value="-" calcext:value-type="string">
            <text:p>-</text:p>
          </table:table-cell>
          <table:table-cell office:value-type="string" calcext:value-type="string">
            <text:p>RTC_TAMP2/WKUP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7];PinName_To_PkgPin;2;0));NoPkgPinText;VLOOKUP([.$C357];PinName_To_PkgPin;2;0))" office:value-type="string" office:string-value="-" calcext:value-type="string">
            <text:p>-</text:p>
          </table:table-cell>
          <table:table-cell office:value-type="string" calcext:value-type="string">
            <text:p>RTC_TAMP3/WKUP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8];PinName_To_PkgPin;2;0));NoPkgPinText;VLOOKUP([.$C358];PinName_To_PkgPin;2;0))" office:value-type="string" office:string-value="-" calcext:value-type="string">
            <text:p>-</text:p>
          </table:table-cell>
          <table:table-cell office:value-type="string" calcext:value-type="string">
            <text:p>SAI1_CK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9];PinName_To_PkgPin;2;0));NoPkgPinText;VLOOKUP([.$C359];PinName_To_PkgPin;2;0))" office:value-type="string" office:string-value="-" calcext:value-type="string">
            <text:p>-</text:p>
          </table:table-cell>
          <table:table-cell office:value-type="string" calcext:value-type="string">
            <text:p>SAI1_CK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0];PinName_To_PkgPin;2;0));NoPkgPinText;VLOOKUP([.$C360];PinName_To_PkgPin;2;0))" office:value-type="string" office:string-value="-" calcext:value-type="string">
            <text:p>-</text:p>
          </table:table-cell>
          <table:table-cell office:value-type="string" calcext:value-type="string">
            <text:p>SAI1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1];PinName_To_PkgPin;2;0));NoPkgPinText;VLOOKUP([.$C361];PinName_To_PkgPin;2;0))" office:value-type="string" office:string-value="-" calcext:value-type="string">
            <text:p>-</text:p>
          </table:table-cell>
          <table:table-cell office:value-type="string" calcext:value-type="string">
            <text:p>SAI1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2];PinName_To_PkgPin;2;0));NoPkgPinText;VLOOKUP([.$C362];PinName_To_PkgPin;2;0))" office:value-type="string" office:string-value="-" calcext:value-type="string">
            <text:p>-</text:p>
          </table:table-cell>
          <table:table-cell office:value-type="string" calcext:value-type="string">
            <text:p>SAI1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3];PinName_To_PkgPin;2;0));NoPkgPinText;VLOOKUP([.$C363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4];PinName_To_PkgPin;2;0));NoPkgPinText;VLOOKUP([.$C364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5];PinName_To_PkgPin;2;0));NoPkgPinText;VLOOKUP([.$C365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6];PinName_To_PkgPin;2;0));NoPkgPinText;VLOOKUP([.$C366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7];PinName_To_PkgPin;2;0));NoPkgPinText;VLOOKUP([.$C36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8];PinName_To_PkgPin;2;0));NoPkgPinText;VLOOKUP([.$C368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9];PinName_To_PkgPin;2;0));NoPkgPinText;VLOOKUP([.$C36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0];PinName_To_PkgPin;2;0));NoPkgPinText;VLOOKUP([.$C370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1];PinName_To_PkgPin;2;0));NoPkgPinText;VLOOKUP([.$C37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2];PinName_To_PkgPin;2;0));NoPkgPinText;VLOOKUP([.$C372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3];PinName_To_PkgPin;2;0));NoPkgPinText;VLOOKUP([.$C37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4];PinName_To_PkgPin;2;0));NoPkgPinText;VLOOKUP([.$C374];PinName_To_PkgPin;2;0))" office:value-type="string" office:string-value="-" calcext:value-type="string">
            <text:p>-</text:p>
          </table:table-cell>
          <table:table-cell office:value-type="string" calcext:value-type="string">
            <text:p>SAI3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5];PinName_To_PkgPin;2;0));NoPkgPinText;VLOOKUP([.$C375];PinName_To_PkgPin;2;0))" office:value-type="string" office:string-value="-" calcext:value-type="string">
            <text:p>-</text:p>
          </table:table-cell>
          <table:table-cell office:value-type="string" calcext:value-type="string">
            <text:p>SAI3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6];PinName_To_PkgPin;2;0));NoPkgPinText;VLOOKUP([.$C376];PinName_To_PkgPin;2;0))" office:value-type="string" office:string-value="-" calcext:value-type="string">
            <text:p>-</text:p>
          </table:table-cell>
          <table:table-cell office:value-type="string" calcext:value-type="string">
            <text:p>SAI3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7];PinName_To_PkgPin;2;0));NoPkgPinText;VLOOKUP([.$C377];PinName_To_PkgPin;2;0))" office:value-type="string" office:string-value="-" calcext:value-type="string">
            <text:p>-</text:p>
          </table:table-cell>
          <table:table-cell office:value-type="string" calcext:value-type="string">
            <text:p>SAI3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8];PinName_To_PkgPin;2;0));NoPkgPinText;VLOOKUP([.$C378];PinName_To_PkgPin;2;0))" office:value-type="string" office:string-value="-" calcext:value-type="string">
            <text:p>-</text:p>
          </table:table-cell>
          <table:table-cell office:value-type="string" calcext:value-type="string">
            <text:p>SAI3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79];PinName_To_PkgPin;2;0));NoPkgPinText;VLOOKUP([.$C379];PinName_To_PkgPin;2;0))" office:value-type="string" office:string-value="-" calcext:value-type="string">
            <text:p>-</text:p>
          </table:table-cell>
          <table:table-cell office:value-type="string" calcext:value-type="string">
            <text:p>SAI3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0];PinName_To_PkgPin;2;0));NoPkgPinText;VLOOKUP([.$C380];PinName_To_PkgPin;2;0))" office:value-type="string" office:string-value="-" calcext:value-type="string">
            <text:p>-</text:p>
          </table:table-cell>
          <table:table-cell office:value-type="string" calcext:value-type="string">
            <text:p>SAI3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1];PinName_To_PkgPin;2;0));NoPkgPinText;VLOOKUP([.$C381];PinName_To_PkgPin;2;0))" office:value-type="string" office:string-value="-" calcext:value-type="string">
            <text:p>-</text:p>
          </table:table-cell>
          <table:table-cell office:value-type="string" calcext:value-type="string">
            <text:p>SAI3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2];PinName_To_PkgPin;2;0));NoPkgPinText;VLOOKUP([.$C382];PinName_To_PkgPin;2;0))" office:value-type="string" office:string-value="-" calcext:value-type="string">
            <text:p>-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3];PinName_To_PkgPin;2;0));NoPkgPinText;VLOOKUP([.$C383];PinName_To_PkgPin;2;0))" office:value-type="string" office:string-value="-" calcext:value-type="string">
            <text:p>-</text:p>
          </table:table-cell>
          <table:table-cell office:value-type="string" calcext:value-type="string">
            <text:p>SAI4_CK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4];PinName_To_PkgPin;2;0));NoPkgPinText;VLOOKUP([.$C384];PinName_To_PkgPin;2;0))" office:value-type="string" office:string-value="-" calcext:value-type="string">
            <text:p>-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5];PinName_To_PkgPin;2;0));NoPkgPinText;VLOOKUP([.$C385];PinName_To_PkgPin;2;0))" office:value-type="string" office:string-value="-" calcext:value-type="string">
            <text:p>-</text:p>
          </table:table-cell>
          <table:table-cell office:value-type="string" calcext:value-type="string">
            <text:p>SAI4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6];PinName_To_PkgPin;2;0));NoPkgPinText;VLOOKUP([.$C386];PinName_To_PkgPin;2;0))" office:value-type="string" office:string-value="-" calcext:value-type="string">
            <text:p>-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7];PinName_To_PkgPin;2;0));NoPkgPinText;VLOOKUP([.$C387];PinName_To_PkgPin;2;0))" office:value-type="string" office:string-value="-" calcext:value-type="string">
            <text:p>-</text:p>
          </table:table-cell>
          <table:table-cell office:value-type="string" calcext:value-type="string">
            <text:p>SAI4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8];PinName_To_PkgPin;2;0));NoPkgPinText;VLOOKUP([.$C388];PinName_To_PkgPin;2;0))" office:value-type="string" office:string-value="-" calcext:value-type="string">
            <text:p>-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89];PinName_To_PkgPin;2;0));NoPkgPinText;VLOOKUP([.$C389];PinName_To_PkgPin;2;0))" office:value-type="string" office:string-value="-" calcext:value-type="string">
            <text:p>-</text:p>
          </table:table-cell>
          <table:table-cell office:value-type="string" calcext:value-type="string">
            <text:p>SAI4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0];PinName_To_PkgPin;2;0));NoPkgPinText;VLOOKUP([.$C390];PinName_To_PkgPin;2;0))" office:value-type="string" office:string-value="-" calcext:value-type="string">
            <text:p>-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1];PinName_To_PkgPin;2;0));NoPkgPinText;VLOOKUP([.$C391];PinName_To_PkgPin;2;0))" office:value-type="string" office:string-value="-" calcext:value-type="string">
            <text:p>-</text:p>
          </table:table-cell>
          <table:table-cell office:value-type="string" calcext:value-type="string">
            <text:p>SAI4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2];PinName_To_PkgPin;2;0));NoPkgPinText;VLOOKUP([.$C392];PinName_To_PkgPin;2;0))" office:value-type="string" office:string-value="-" calcext:value-type="string">
            <text:p>-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3];PinName_To_PkgPin;2;0));NoPkgPinText;VLOOKUP([.$C393];PinName_To_PkgPin;2;0))" office:value-type="string" office:string-value="-" calcext:value-type="string">
            <text:p>-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4];PinName_To_PkgPin;2;0));NoPkgPinText;VLOOKUP([.$C394];PinName_To_PkgPin;2;0))" office:value-type="string" office:string-value="-" calcext:value-type="string">
            <text:p>-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5];PinName_To_PkgPin;2;0));NoPkgPinText;VLOOKUP([.$C395];PinName_To_PkgPin;2;0))" office:value-type="string" office:string-value="-" calcext:value-type="string">
            <text:p>-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6];PinName_To_PkgPin;2;0));NoPkgPinText;VLOOKUP([.$C396];PinName_To_PkgPin;2;0))" office:value-type="string" office:string-value="-" calcext:value-type="string">
            <text:p>-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7];PinName_To_PkgPin;2;0));NoPkgPinText;VLOOKUP([.$C397];PinName_To_PkgPin;2;0))" office:value-type="string" office:string-value="-" calcext:value-type="string">
            <text:p>-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8];PinName_To_PkgPin;2;0));NoPkgPinText;VLOOKUP([.$C398];PinName_To_PkgPin;2;0))" office:value-type="string" office:string-value="-" calcext:value-type="string">
            <text:p>-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99];PinName_To_PkgPin;2;0));NoPkgPinText;VLOOKUP([.$C399];PinName_To_PkgPin;2;0))" office:value-type="string" office:string-value="-" calcext:value-type="string">
            <text:p>-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0];PinName_To_PkgPin;2;0));NoPkgPinText;VLOOKUP([.$C400];PinName_To_PkgPin;2;0))" office:value-type="string" office:string-value="-" calcext:value-type="string">
            <text:p>-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1];PinName_To_PkgPin;2;0));NoPkgPinText;VLOOKUP([.$C401];PinName_To_PkgPin;2;0))" office:value-type="string" office:string-value="-" calcext:value-type="string">
            <text:p>-</text:p>
          </table:table-cell>
          <table:table-cell office:value-type="string" calcext:value-type="string">
            <text:p>SDMMC1_D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2];PinName_To_PkgPin;2;0));NoPkgPinText;VLOOKUP([.$C402];PinName_To_PkgPin;2;0))" office:value-type="string" office:string-value="-" calcext:value-type="string">
            <text:p>-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3];PinName_To_PkgPin;2;0));NoPkgPinText;VLOOKUP([.$C403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4];PinName_To_PkgPin;2;0));NoPkgPinText;VLOOKUP([.$C404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5];PinName_To_PkgPin;2;0));NoPkgPinText;VLOOKUP([.$C405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6];PinName_To_PkgPin;2;0));NoPkgPinText;VLOOKUP([.$C406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7];PinName_To_PkgPin;2;0));NoPkgPinText;VLOOKUP([.$C407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8];PinName_To_PkgPin;2;0));NoPkgPinText;VLOOKUP([.$C408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9];PinName_To_PkgPin;2;0));NoPkgPinText;VLOOKUP([.$C409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0];PinName_To_PkgPin;2;0));NoPkgPinText;VLOOKUP([.$C410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1];PinName_To_PkgPin;2;0));NoPkgPinText;VLOOKUP([.$C411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2];PinName_To_PkgPin;2;0));NoPkgPinText;VLOOKUP([.$C412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3];PinName_To_PkgPin;2;0));NoPkgPinText;VLOOKUP([.$C413];PinName_To_PkgPin;2;0))" office:value-type="string" office:string-value="-" calcext:value-type="string">
            <text:p>-</text:p>
          </table:table-cell>
          <table:table-cell office:value-type="string" calcext:value-type="string">
            <text:p>SPDIFRX1_IN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4];PinName_To_PkgPin;2;0));NoPkgPinText;VLOOKUP([.$C414];PinName_To_PkgPin;2;0))" office:value-type="string" office:string-value="-" calcext:value-type="string">
            <text:p>-</text:p>
          </table:table-cell>
          <table:table-cell office:value-type="string" calcext:value-type="string">
            <text:p>SPDIFRX1_I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5];PinName_To_PkgPin;2;0));NoPkgPinText;VLOOKUP([.$C415];PinName_To_PkgPin;2;0))" office:value-type="string" office:string-value="-" calcext:value-type="string">
            <text:p>-</text:p>
          </table:table-cell>
          <table:table-cell office:value-type="string" calcext:value-type="string">
            <text:p>SPDIFRX1_IN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6];PinName_To_PkgPin;2;0));NoPkgPinText;VLOOKUP([.$C416];PinName_To_PkgPin;2;0))" office:value-type="string" office:string-value="-" calcext:value-type="string">
            <text:p>-</text:p>
          </table:table-cell>
          <table:table-cell office:value-type="string" calcext:value-type="string">
            <text:p>SPDIFRX1_IN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7];PinName_To_PkgPin;2;0));NoPkgPinText;VLOOKUP([.$C417];PinName_To_PkgPin;2;0))" office:value-type="string" office:string-value="-" calcext:value-type="string">
            <text:p>-</text:p>
          </table:table-cell>
          <table:table-cell office:value-type="string" calcext:value-type="string">
            <text:p>SPI1_MISO/I2S1_SD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8];PinName_To_PkgPin;2;0));NoPkgPinText;VLOOKUP([.$C418];PinName_To_PkgPin;2;0))" office:value-type="string" office:string-value="-" calcext:value-type="string">
            <text:p>-</text:p>
          </table:table-cell>
          <table:table-cell office:value-type="string" calcext:value-type="string">
            <text:p>SPI1_MOSI/I2S1_SD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19];PinName_To_PkgPin;2;0));NoPkgPinText;VLOOKUP([.$C419];PinName_To_PkgPin;2;0))" office:value-type="string" office:string-value="-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0];PinName_To_PkgPin;2;0));NoPkgPinText;VLOOKUP([.$C420];PinName_To_PkgPin;2;0))" office:value-type="string" office:string-value="-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1];PinName_To_PkgPin;2;0));NoPkgPinText;VLOOKUP([.$C421];PinName_To_PkgPin;2;0))" office:value-type="string" office:string-value="-" calcext:value-type="string">
            <text:p>-</text:p>
          </table:table-cell>
          <table:table-cell office:value-type="string" calcext:value-type="string">
            <text:p>SPI2_MISO/I2S2_SD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2];PinName_To_PkgPin;2;0));NoPkgPinText;VLOOKUP([.$C422];PinName_To_PkgPin;2;0))" office:value-type="string" office:string-value="-" calcext:value-type="string">
            <text:p>-</text:p>
          </table:table-cell>
          <table:table-cell office:value-type="string" calcext:value-type="string">
            <text:p>SPI2_MOSI/I2S2_SD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3];PinName_To_PkgPin;2;0));NoPkgPinText;VLOOKUP([.$C423];PinName_To_PkgPin;2;0))" office:value-type="string" office:string-value="-" calcext:value-type="string">
            <text:p>-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4];PinName_To_PkgPin;2;0));NoPkgPinText;VLOOKUP([.$C424];PinName_To_PkgPin;2;0))" office:value-type="string" office:string-value="-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5];PinName_To_PkgPin;2;0));NoPkgPinText;VLOOKUP([.$C425];PinName_To_PkgPin;2;0))" office:value-type="string" office:string-value="-" calcext:value-type="string">
            <text:p>-</text:p>
          </table:table-cell>
          <table:table-cell office:value-type="string" calcext:value-type="string">
            <text:p>SPI3_MISO/I2S3_SD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6];PinName_To_PkgPin;2;0));NoPkgPinText;VLOOKUP([.$C426];PinName_To_PkgPin;2;0))" office:value-type="string" office:string-value="-" calcext:value-type="string">
            <text:p>-</text:p>
          </table:table-cell>
          <table:table-cell office:value-type="string" calcext:value-type="string">
            <text:p>SPI3_MOSI/I2S3_SD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7];PinName_To_PkgPin;2;0));NoPkgPinText;VLOOKUP([.$C427];PinName_To_PkgPin;2;0))" office:value-type="string" office:string-value="-" calcext:value-type="string">
            <text:p>-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8];PinName_To_PkgPin;2;0));NoPkgPinText;VLOOKUP([.$C428];PinName_To_PkgPin;2;0))" office:value-type="string" office:string-value="-" calcext:value-type="string">
            <text:p>-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9];PinName_To_PkgPin;2;0));NoPkgPinText;VLOOKUP([.$C429];PinName_To_PkgPin;2;0))" office:value-type="string" office:string-value="-" calcext:value-type="string">
            <text:p>-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0];PinName_To_PkgPin;2;0));NoPkgPinText;VLOOKUP([.$C430];PinName_To_PkgPin;2;0))" office:value-type="string" office:string-value="-" calcext:value-type="string">
            <text:p>-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1];PinName_To_PkgPin;2;0));NoPkgPinText;VLOOKUP([.$C431];PinName_To_PkgPin;2;0))" office:value-type="string" office:string-value="-" calcext:value-type="string">
            <text:p>-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2];PinName_To_PkgPin;2;0));NoPkgPinText;VLOOKUP([.$C432];PinName_To_PkgPin;2;0))" office:value-type="string" office:string-value="-" calcext:value-type="string">
            <text:p>-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3];PinName_To_PkgPin;2;0));NoPkgPinText;VLOOKUP([.$C433];PinName_To_PkgPin;2;0))" office:value-type="string" office:string-value="-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4];PinName_To_PkgPin;2;0));NoPkgPinText;VLOOKUP([.$C434];PinName_To_PkgPin;2;0))" office:value-type="string" office:string-value="-" calcext:value-type="string">
            <text:p>-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5];PinName_To_PkgPin;2;0));NoPkgPinText;VLOOKUP([.$C435];PinName_To_PkgPin;2;0))" office:value-type="string" office:string-value="-" calcext:value-type="string">
            <text:p>-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6];PinName_To_PkgPin;2;0));NoPkgPinText;VLOOKUP([.$C436];PinName_To_PkgPin;2;0))" office:value-type="string" office:string-value="-" calcext:value-type="string">
            <text:p>-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7];PinName_To_PkgPin;2;0));NoPkgPinText;VLOOKUP([.$C437];PinName_To_PkgPin;2;0))" office:value-type="string" office:string-value="-" calcext:value-type="string">
            <text:p>-</text:p>
          </table:table-cell>
          <table:table-cell office:value-type="string" calcext:value-type="string">
            <text:p>SPI6_S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8];PinName_To_PkgPin;2;0));NoPkgPinText;VLOOKUP([.$C438];PinName_To_PkgPin;2;0))" office:value-type="string" office:string-value="-" calcext:value-type="string">
            <text:p>-</text:p>
          </table:table-cell>
          <table:table-cell office:value-type="string" calcext:value-type="string">
            <text:p>SWPMI_I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39];PinName_To_PkgPin;2;0));NoPkgPinText;VLOOKUP([.$C439];PinName_To_PkgPin;2;0))" office:value-type="string" office:string-value="-" calcext:value-type="string">
            <text:p>-</text:p>
          </table:table-cell>
          <table:table-cell office:value-type="string" calcext:value-type="string">
            <text:p>SWPMI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0];PinName_To_PkgPin;2;0));NoPkgPinText;VLOOKUP([.$C440];PinName_To_PkgPin;2;0))" office:value-type="string" office:string-value="-" calcext:value-type="string">
            <text:p>-</text:p>
          </table:table-cell>
          <table:table-cell office:value-type="string" calcext:value-type="string">
            <text:p>SWPMI_SUSPEN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1];PinName_To_PkgPin;2;0));NoPkgPinText;VLOOKUP([.$C441];PinName_To_PkgPin;2;0))" office:value-type="string" office:string-value="-" calcext:value-type="string">
            <text:p>-</text:p>
          </table:table-cell>
          <table:table-cell office:value-type="string" calcext:value-type="string">
            <text:p>SWPMI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2];PinName_To_PkgPin;2;0));NoPkgPinText;VLOOKUP([.$C442];PinName_To_PkgPin;2;0))" office:value-type="string" office:string-value="-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3];PinName_To_PkgPin;2;0));NoPkgPinText;VLOOKUP([.$C443];PinName_To_PkgPin;2;0))" office:value-type="string" office:string-value="-" calcext:value-type="string">
            <text:p>-</text:p>
          </table:table-cell>
          <table:table-cell office:value-type="string" calcext:value-type="string">
            <text:p>TIM1_BKIN_COMP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4];PinName_To_PkgPin;2;0));NoPkgPinText;VLOOKUP([.$C444];PinName_To_PkgPin;2;0))" office:value-type="string" office:string-value="-" calcext:value-type="string">
            <text:p>-</text:p>
          </table:table-cell>
          <table:table-cell office:value-type="string" calcext:value-type="string">
            <text:p>TIM1_BKIN_COMP12/COMP_TIM1_BK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5];PinName_To_PkgPin;2;0));NoPkgPinText;VLOOKUP([.$C445];PinName_To_PkgPin;2;0))" office:value-type="string" office:string-value="-" calcext:value-type="string">
            <text:p>-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6];PinName_To_PkgPin;2;0));NoPkgPinText;VLOOKUP([.$C446];PinName_To_PkgPin;2;0))" office:value-type="string" office:string-value="-" calcext:value-type="string">
            <text:p>-</text:p>
          </table:table-cell>
          <table:table-cell office:value-type="string" calcext:value-type="string">
            <text:p>TIM1_BKIN2_COMP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7];PinName_To_PkgPin;2;0));NoPkgPinText;VLOOKUP([.$C447];PinName_To_PkgPin;2;0))" office:value-type="string" office:string-value="-" calcext:value-type="string">
            <text:p>-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8];PinName_To_PkgPin;2;0));NoPkgPinText;VLOOKUP([.$C448];PinName_To_PkgPin;2;0))" office:value-type="string" office:string-value="-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9];PinName_To_PkgPin;2;0));NoPkgPinText;VLOOKUP([.$C449];PinName_To_PkgPin;2;0))" office:value-type="string" office:string-value="-" calcext:value-type="string">
            <text:p>-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0];PinName_To_PkgPin;2;0));NoPkgPinText;VLOOKUP([.$C450];PinName_To_PkgPin;2;0))" office:value-type="string" office:string-value="-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1];PinName_To_PkgPin;2;0));NoPkgPinText;VLOOKUP([.$C451];PinName_To_PkgPin;2;0))" office:value-type="string" office:string-value="-" calcext:value-type="string">
            <text:p>-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2];PinName_To_PkgPin;2;0));NoPkgPinText;VLOOKUP([.$C452];PinName_To_PkgPin;2;0))" office:value-type="string" office:string-value="-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3];PinName_To_PkgPin;2;0));NoPkgPinText;VLOOKUP([.$C453];PinName_To_PkgPin;2;0))" office:value-type="string" office:string-value="-" calcext:value-type="string">
            <text:p>-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4];PinName_To_PkgPin;2;0));NoPkgPinText;VLOOKUP([.$C454];PinName_To_PkgPin;2;0))" office:value-type="string" office:string-value="-" calcext:value-type="string">
            <text:p>-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5];PinName_To_PkgPin;2;0));NoPkgPinText;VLOOKUP([.$C455];PinName_To_PkgPin;2;0))" office:value-type="string" office:string-value="-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6];PinName_To_PkgPin;2;0));NoPkgPinText;VLOOKUP([.$C456];PinName_To_PkgPin;2;0))" office:value-type="string" office:string-value="-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7];PinName_To_PkgPin;2;0));NoPkgPinText;VLOOKUP([.$C457];PinName_To_PkgPin;2;0))" office:value-type="string" office:string-value="-" calcext:value-type="string">
            <text:p>-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8];PinName_To_PkgPin;2;0));NoPkgPinText;VLOOKUP([.$C458];PinName_To_PkgPin;2;0))" office:value-type="string" office:string-value="-" calcext:value-type="string">
            <text:p>-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59];PinName_To_PkgPin;2;0));NoPkgPinText;VLOOKUP([.$C459];PinName_To_PkgPin;2;0))" office:value-type="string" office:string-value="-" calcext:value-type="string">
            <text:p>-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0];PinName_To_PkgPin;2;0));NoPkgPinText;VLOOKUP([.$C460];PinName_To_PkgPin;2;0))" office:value-type="string" office:string-value="-" calcext:value-type="string">
            <text:p>-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1];PinName_To_PkgPin;2;0));NoPkgPinText;VLOOKUP([.$C461];PinName_To_PkgPin;2;0))" office:value-type="string" office:string-value="-" calcext:value-type="string">
            <text:p>-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2];PinName_To_PkgPin;2;0));NoPkgPinText;VLOOKUP([.$C462];PinName_To_PkgPin;2;0))" office:value-type="string" office:string-value="-" calcext:value-type="string">
            <text:p>-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3];PinName_To_PkgPin;2;0));NoPkgPinText;VLOOKUP([.$C463];PinName_To_PkgPin;2;0))" office:value-type="string" office:string-value="-" calcext:value-type="string">
            <text:p>-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4];PinName_To_PkgPin;2;0));NoPkgPinText;VLOOKUP([.$C464];PinName_To_PkgPin;2;0))" office:value-type="string" office:string-value="-" calcext:value-type="string">
            <text:p>-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5];PinName_To_PkgPin;2;0));NoPkgPinText;VLOOKUP([.$C465];PinName_To_PkgPin;2;0))" office:value-type="string" office:string-value="-" calcext:value-type="string">
            <text:p>-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6];PinName_To_PkgPin;2;0));NoPkgPinText;VLOOKUP([.$C466];PinName_To_PkgPin;2;0))" office:value-type="string" office:string-value="-" calcext:value-type="string">
            <text:p>-</text:p>
          </table:table-cell>
          <table:table-cell office:value-type="string" calcext:value-type="string">
            <text:p>TIM17_BK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7];PinName_To_PkgPin;2;0));NoPkgPinText;VLOOKUP([.$C467];PinName_To_PkgPin;2;0))" office:value-type="string" office:string-value="-" calcext:value-type="string">
            <text:p>-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8];PinName_To_PkgPin;2;0));NoPkgPinText;VLOOKUP([.$C468];PinName_To_PkgPin;2;0))" office:value-type="string" office:string-value="-" calcext:value-type="string">
            <text:p>-</text:p>
          </table:table-cell>
          <table:table-cell office:value-type="string" calcext:value-type="string">
            <text:p>TIM17_CH1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69];PinName_To_PkgPin;2;0));NoPkgPinText;VLOOKUP([.$C469];PinName_To_PkgPin;2;0))" office:value-type="string" office:string-value="-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0];PinName_To_PkgPin;2;0));NoPkgPinText;VLOOKUP([.$C470];PinName_To_PkgPin;2;0))" office:value-type="string" office:string-value="-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1];PinName_To_PkgPin;2;0));NoPkgPinText;VLOOKUP([.$C471];PinName_To_PkgPin;2;0))" office:value-type="string" office:string-value="-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2];PinName_To_PkgPin;2;0));NoPkgPinText;VLOOKUP([.$C472];PinName_To_PkgPin;2;0))" office:value-type="string" office:string-value="-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3];PinName_To_PkgPin;2;0));NoPkgPinText;VLOOKUP([.$C473];PinName_To_PkgPin;2;0))" office:value-type="string" office:string-value="-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4];PinName_To_PkgPin;2;0));NoPkgPinText;VLOOKUP([.$C474];PinName_To_PkgPin;2;0))" office:value-type="string" office:string-value="-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5];PinName_To_PkgPin;2;0));NoPkgPinText;VLOOKUP([.$C475];PinName_To_PkgPin;2;0))" office:value-type="string" office:string-value="-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6];PinName_To_PkgPin;2;0));NoPkgPinText;VLOOKUP([.$C476];PinName_To_PkgPin;2;0))" office:value-type="string" office:string-value="-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7];PinName_To_PkgPin;2;0));NoPkgPinText;VLOOKUP([.$C477];PinName_To_PkgPin;2;0))" office:value-type="string" office:string-value="-" calcext:value-type="string">
            <text:p>-</text:p>
          </table:table-cell>
          <table:table-cell office:value-type="string" calcext:value-type="string">
            <text:p>TIM3_ET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8];PinName_To_PkgPin;2;0));NoPkgPinText;VLOOKUP([.$C478];PinName_To_PkgPin;2;0))" office:value-type="string" office:string-value="-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9];PinName_To_PkgPin;2;0));NoPkgPinText;VLOOKUP([.$C479];PinName_To_PkgPin;2;0))" office:value-type="string" office:string-value="-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0];PinName_To_PkgPin;2;0));NoPkgPinText;VLOOKUP([.$C480];PinName_To_PkgPin;2;0))" office:value-type="string" office:string-value="-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1];PinName_To_PkgPin;2;0));NoPkgPinText;VLOOKUP([.$C481];PinName_To_PkgPin;2;0))" office:value-type="string" office:string-value="-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2];PinName_To_PkgPin;2;0));NoPkgPinText;VLOOKUP([.$C482];PinName_To_PkgPin;2;0))" office:value-type="string" office:string-value="-" calcext:value-type="string">
            <text:p>-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3];PinName_To_PkgPin;2;0));NoPkgPinText;VLOOKUP([.$C483];PinName_To_PkgPin;2;0))" office:value-type="string" office:string-value="-" calcext:value-type="string">
            <text:p>-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4];PinName_To_PkgPin;2;0));NoPkgPinText;VLOOKUP([.$C484];PinName_To_PkgPin;2;0))" office:value-type="string" office:string-value="-" calcext:value-type="string">
            <text:p>-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5];PinName_To_PkgPin;2;0));NoPkgPinText;VLOOKUP([.$C485];PinName_To_PkgPin;2;0))" office:value-type="string" office:string-value="-" calcext:value-type="string">
            <text:p>-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6];PinName_To_PkgPin;2;0));NoPkgPinText;VLOOKUP([.$C486];PinName_To_PkgPin;2;0))" office:value-type="string" office:string-value="-" calcext:value-type="string">
            <text:p>-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7];PinName_To_PkgPin;2;0));NoPkgPinText;VLOOKUP([.$C487];PinName_To_PkgPin;2;0))" office:value-type="string" office:string-value="-" calcext:value-type="string">
            <text:p>-</text:p>
          </table:table-cell>
          <table:table-cell office:value-type="string" calcext:value-type="string">
            <text:p>TIM5_ET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8];PinName_To_PkgPin;2;0));NoPkgPinText;VLOOKUP([.$C488];PinName_To_PkgPin;2;0))" office:value-type="string" office:string-value="-" calcext:value-type="string">
            <text:p>-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9];PinName_To_PkgPin;2;0));NoPkgPinText;VLOOKUP([.$C489];PinName_To_PkgPin;2;0))" office:value-type="string" office:string-value="-" calcext:value-type="string">
            <text:p>-</text:p>
          </table:table-cell>
          <table:table-cell office:value-type="string" calcext:value-type="string">
            <text:p>TIM8_BKIN_COMP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0];PinName_To_PkgPin;2;0));NoPkgPinText;VLOOKUP([.$C490];PinName_To_PkgPin;2;0))" office:value-type="string" office:string-value="-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1];PinName_To_PkgPin;2;0));NoPkgPinText;VLOOKUP([.$C491];PinName_To_PkgPin;2;0))" office:value-type="string" office:string-value="-" calcext:value-type="string">
            <text:p>-</text:p>
          </table:table-cell>
          <table:table-cell office:value-type="string" calcext:value-type="string">
            <text:p>TIM8_BKIN2_COMP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2];PinName_To_PkgPin;2;0));NoPkgPinText;VLOOKUP([.$C492];PinName_To_PkgPin;2;0))" office:value-type="string" office:string-value="-" calcext:value-type="string">
            <text:p>-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3];PinName_To_PkgPin;2;0));NoPkgPinText;VLOOKUP([.$C493];PinName_To_PkgPin;2;0))" office:value-type="string" office:string-value="-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4];PinName_To_PkgPin;2;0));NoPkgPinText;VLOOKUP([.$C494];PinName_To_PkgPin;2;0))" office:value-type="string" office:string-value="-" calcext:value-type="string">
            <text:p>-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5];PinName_To_PkgPin;2;0));NoPkgPinText;VLOOKUP([.$C495];PinName_To_PkgPin;2;0))" office:value-type="string" office:string-value="-" calcext:value-type="string">
            <text:p>-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6];PinName_To_PkgPin;2;0));NoPkgPinText;VLOOKUP([.$C496];PinName_To_PkgPin;2;0))" office:value-type="string" office:string-value="-" calcext:value-type="string">
            <text:p>-</text:p>
          </table:table-cell>
          <table:table-cell office:value-type="string" calcext:value-type="string">
            <text:p>TIM8_CH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7];PinName_To_PkgPin;2;0));NoPkgPinText;VLOOKUP([.$C497];PinName_To_PkgPin;2;0))" office:value-type="string" office:string-value="-" calcext:value-type="string">
            <text:p>-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8];PinName_To_PkgPin;2;0));NoPkgPinText;VLOOKUP([.$C498];PinName_To_PkgPin;2;0))" office:value-type="string" office:string-value="-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9];PinName_To_PkgPin;2;0));NoPkgPinText;VLOOKUP([.$C499];PinName_To_PkgPin;2;0))" office:value-type="string" office:string-value="-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0];PinName_To_PkgPin;2;0));NoPkgPinText;VLOOKUP([.$C500];PinName_To_PkgPin;2;0))" office:value-type="string" office:string-value="-" calcext:value-type="string">
            <text:p>-</text:p>
          </table:table-cell>
          <table:table-cell office:value-type="string" calcext:value-type="string">
            <text:p>TRACE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1];PinName_To_PkgPin;2;0));NoPkgPinText;VLOOKUP([.$C501];PinName_To_PkgPin;2;0))" office:value-type="string" office:string-value="-" calcext:value-type="string">
            <text:p>-</text:p>
          </table:table-cell>
          <table:table-cell office:value-type="string" calcext:value-type="string">
            <text:p>TRACE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2];PinName_To_PkgPin;2;0));NoPkgPinText;VLOOKUP([.$C502];PinName_To_PkgPin;2;0))" office:value-type="string" office:string-value="-" calcext:value-type="string">
            <text:p>-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3];PinName_To_PkgPin;2;0));NoPkgPinText;VLOOKUP([.$C503];PinName_To_PkgPin;2;0))" office:value-type="string" office:string-value="-" calcext:value-type="string">
            <text:p>-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4];PinName_To_PkgPin;2;0));NoPkgPinText;VLOOKUP([.$C504];PinName_To_PkgPin;2;0))" office:value-type="string" office:string-value="-" calcext:value-type="string">
            <text:p>-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5];PinName_To_PkgPin;2;0));NoPkgPinText;VLOOKUP([.$C505];PinName_To_PkgPin;2;0))" office:value-type="string" office:string-value="-" calcext:value-type="string">
            <text:p>-</text:p>
          </table:table-cell>
          <table:table-cell office:value-type="string" calcext:value-type="string">
            <text:p>TRGIO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6];PinName_To_PkgPin;2;0));NoPkgPinText;VLOOKUP([.$C506];PinName_To_PkgPin;2;0))" office:value-type="string" office:string-value="-" calcext:value-type="string">
            <text:p>-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7];PinName_To_PkgPin;2;0));NoPkgPinText;VLOOKUP([.$C507];PinName_To_PkgPin;2;0))" office:value-type="string" office:string-value="-" calcext:value-type="string">
            <text:p>-</text:p>
          </table:table-cell>
          <table:table-cell office:value-type="string" calcext:value-type="string">
            <text:p>UART4_RTS/UART4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8];PinName_To_PkgPin;2;0));NoPkgPinText;VLOOKUP([.$C508];PinName_To_PkgPin;2;0))" office:value-type="string" office:string-value="-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9];PinName_To_PkgPin;2;0));NoPkgPinText;VLOOKUP([.$C509];PinName_To_PkgPin;2;0))" office:value-type="string" office:string-value="-" calcext:value-type="string">
            <text:p>-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0];PinName_To_PkgPin;2;0));NoPkgPinText;VLOOKUP([.$C510];PinName_To_PkgPin;2;0))" office:value-type="string" office:string-value="-" calcext:value-type="string">
            <text:p>-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1];PinName_To_PkgPin;2;0));NoPkgPinText;VLOOKUP([.$C511];PinName_To_PkgPin;2;0))" office:value-type="string" office:string-value="-" calcext:value-type="string">
            <text:p>-</text:p>
          </table:table-cell>
          <table:table-cell office:value-type="string" calcext:value-type="string">
            <text:p>UART5_RTS/UART5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2];PinName_To_PkgPin;2;0));NoPkgPinText;VLOOKUP([.$C512];PinName_To_PkgPin;2;0))" office:value-type="string" office:string-value="-" calcext:value-type="string">
            <text:p>-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3];PinName_To_PkgPin;2;0));NoPkgPinText;VLOOKUP([.$C513];PinName_To_PkgPin;2;0))" office:value-type="string" office:string-value="-" calcext:value-type="string">
            <text:p>-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4];PinName_To_PkgPin;2;0));NoPkgPinText;VLOOKUP([.$C514];PinName_To_PkgPin;2;0))" office:value-type="string" office:string-value="-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5];PinName_To_PkgPin;2;0));NoPkgPinText;VLOOKUP([.$C515];PinName_To_PkgPin;2;0))" office:value-type="string" office:string-value="-" calcext:value-type="string">
            <text:p>-</text:p>
          </table:table-cell>
          <table:table-cell office:value-type="string" calcext:value-type="string">
            <text:p>UART7_RTS/UART7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6];PinName_To_PkgPin;2;0));NoPkgPinText;VLOOKUP([.$C516];PinName_To_PkgPin;2;0))" office:value-type="string" office:string-value="-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7];PinName_To_PkgPin;2;0));NoPkgPinText;VLOOKUP([.$C517];PinName_To_PkgPin;2;0))" office:value-type="string" office:string-value="-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8];PinName_To_PkgPin;2;0));NoPkgPinText;VLOOKUP([.$C518];PinName_To_PkgPin;2;0))" office:value-type="string" office:string-value="-" calcext:value-type="string">
            <text:p>-</text:p>
          </table:table-cell>
          <table:table-cell office:value-type="string" calcext:value-type="string">
            <text:p>UART8_CT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9];PinName_To_PkgPin;2;0));NoPkgPinText;VLOOKUP([.$C519];PinName_To_PkgPin;2;0))" office:value-type="string" office:string-value="-" calcext:value-type="string">
            <text:p>-</text:p>
          </table:table-cell>
          <table:table-cell office:value-type="string" calcext:value-type="string">
            <text:p>UART8_RTS/UART8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0];PinName_To_PkgPin;2;0));NoPkgPinText;VLOOKUP([.$C520];PinName_To_PkgPin;2;0))" office:value-type="string" office:string-value="-" calcext:value-type="string">
            <text:p>-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1];PinName_To_PkgPin;2;0));NoPkgPinText;VLOOKUP([.$C521];PinName_To_PkgPin;2;0))" office:value-type="string" office:string-value="-" calcext:value-type="string">
            <text:p>-</text:p>
          </table:table-cell>
          <table:table-cell office:value-type="string" calcext:value-type="string">
            <text:p>UART8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2];PinName_To_PkgPin;2;0));NoPkgPinText;VLOOKUP([.$C522];PinName_To_PkgPin;2;0))" office:value-type="string" office:string-value="-" calcext:value-type="string">
            <text:p>-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3];PinName_To_PkgPin;2;0));NoPkgPinText;VLOOKUP([.$C523];PinName_To_PkgPin;2;0))" office:value-type="string" office:string-value="-" calcext:value-type="string">
            <text:p>-</text:p>
          </table:table-cell>
          <table:table-cell office:value-type="string" calcext:value-type="string">
            <text:p>USART1_CTS/USART1_NS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4];PinName_To_PkgPin;2;0));NoPkgPinText;VLOOKUP([.$C524];PinName_To_PkgPin;2;0))" office:value-type="string" office:string-value="-" calcext:value-type="string">
            <text:p>-</text:p>
          </table:table-cell>
          <table:table-cell office:value-type="string" calcext:value-type="string">
            <text:p>USART1_RTS/USART1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5];PinName_To_PkgPin;2;0));NoPkgPinText;VLOOKUP([.$C525];PinName_To_PkgPin;2;0))" office:value-type="string" office:string-value="-" calcext:value-type="string">
            <text:p>-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6];PinName_To_PkgPin;2;0));NoPkgPinText;VLOOKUP([.$C526];PinName_To_PkgPin;2;0))" office:value-type="string" office:string-value="-" calcext:value-type="string">
            <text:p>-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7];PinName_To_PkgPin;2;0));NoPkgPinText;VLOOKUP([.$C527];PinName_To_PkgPin;2;0))" office:value-type="string" office:string-value="-" calcext:value-type="string">
            <text:p>-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8];PinName_To_PkgPin;2;0));NoPkgPinText;VLOOKUP([.$C528];PinName_To_PkgPin;2;0))" office:value-type="string" office:string-value="-" calcext:value-type="string">
            <text:p>-</text:p>
          </table:table-cell>
          <table:table-cell office:value-type="string" calcext:value-type="string">
            <text:p>USART2_CTS/USART2_NS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9];PinName_To_PkgPin;2;0));NoPkgPinText;VLOOKUP([.$C529];PinName_To_PkgPin;2;0))" office:value-type="string" office:string-value="-" calcext:value-type="string">
            <text:p>-</text:p>
          </table:table-cell>
          <table:table-cell office:value-type="string" calcext:value-type="string">
            <text:p>USART2_RTS/USART2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0];PinName_To_PkgPin;2;0));NoPkgPinText;VLOOKUP([.$C530];PinName_To_PkgPin;2;0))" office:value-type="string" office:string-value="-" calcext:value-type="string">
            <text:p>-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1];PinName_To_PkgPin;2;0));NoPkgPinText;VLOOKUP([.$C531];PinName_To_PkgPin;2;0))" office:value-type="string" office:string-value="-" calcext:value-type="string">
            <text:p>-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2];PinName_To_PkgPin;2;0));NoPkgPinText;VLOOKUP([.$C532];PinName_To_PkgPin;2;0))" office:value-type="string" office:string-value="-" calcext:value-type="string">
            <text:p>-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3];PinName_To_PkgPin;2;0));NoPkgPinText;VLOOKUP([.$C533];PinName_To_PkgPin;2;0))" office:value-type="string" office:string-value="-" calcext:value-type="string">
            <text:p>-</text:p>
          </table:table-cell>
          <table:table-cell office:value-type="string" calcext:value-type="string">
            <text:p>USART3_CTS/USART3_NS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4];PinName_To_PkgPin;2;0));NoPkgPinText;VLOOKUP([.$C534];PinName_To_PkgPin;2;0))" office:value-type="string" office:string-value="-" calcext:value-type="string">
            <text:p>-</text:p>
          </table:table-cell>
          <table:table-cell office:value-type="string" calcext:value-type="string">
            <text:p>USART3_RTS/USART3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5];PinName_To_PkgPin;2;0));NoPkgPinText;VLOOKUP([.$C535];PinName_To_PkgPin;2;0))" office:value-type="string" office:string-value="-" calcext:value-type="string">
            <text:p>-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6];PinName_To_PkgPin;2;0));NoPkgPinText;VLOOKUP([.$C536];PinName_To_PkgPin;2;0))" office:value-type="string" office:string-value="-" calcext:value-type="string">
            <text:p>-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7];PinName_To_PkgPin;2;0));NoPkgPinText;VLOOKUP([.$C537];PinName_To_PkgPin;2;0))" office:value-type="string" office:string-value="-" calcext:value-type="string">
            <text:p>-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8];PinName_To_PkgPin;2;0));NoPkgPinText;VLOOKUP([.$C538];PinName_To_PkgPin;2;0))" office:value-type="string" office:string-value="-" calcext:value-type="string">
            <text:p>-</text:p>
          </table:table-cell>
          <table:table-cell office:value-type="string" calcext:value-type="string">
            <text:p>USART6_CTS/USART6_NS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9];PinName_To_PkgPin;2;0));NoPkgPinText;VLOOKUP([.$C539];PinName_To_PkgPin;2;0))" office:value-type="string" office:string-value="-" calcext:value-type="string">
            <text:p>-</text:p>
          </table:table-cell>
          <table:table-cell office:value-type="string" calcext:value-type="string">
            <text:p>USART6_RTS/USART6_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0];PinName_To_PkgPin;2;0));NoPkgPinText;VLOOKUP([.$C540];PinName_To_PkgPin;2;0))" office:value-type="string" office:string-value="-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1];PinName_To_PkgPin;2;0));NoPkgPinText;VLOOKUP([.$C541];PinName_To_PkgPin;2;0))" office:value-type="string" office:string-value="-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2];PinName_To_PkgPin;2;0));NoPkgPinText;VLOOKUP([.$C542];PinName_To_PkgPin;2;0))" office:value-type="string" office:string-value="-" calcext:value-type="string">
            <text:p>-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3];PinName_To_PkgPin;2;0));NoPkgPinText;VLOOKUP([.$C543];PinName_To_PkgPin;2;0))" office:value-type="string" office:string-value="-" calcext:value-type="string">
            <text:p>-</text:p>
          </table:table-cell>
          <table:table-cell office:value-type="string" calcext:value-type="string">
            <text:p>WKUP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4];PinName_To_PkgPin;2;0));NoPkgPinText;VLOOKUP([.$C544];PinName_To_PkgPin;2;0))" office:value-type="string" office:string-value="-" calcext:value-type="string">
            <text:p>-</text:p>
          </table:table-cell>
          <table:table-cell office:value-type="string" calcext:value-type="string">
            <text:p>WKUP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5];PinName_To_PkgPin;2;0));NoPkgPinText;VLOOKUP([.$C545];PinName_To_PkgPin;2;0))" office:value-type="string" office:string-value="-" calcext:value-type="string">
            <text:p>-</text:p>
          </table:table-cell>
          <table:table-cell office:value-type="string" calcext:value-type="string">
            <text:p>WKUP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FunctionPinMux" table:style-name="ta1">
        <table:table-column table:style-name="co12" table:default-cell-style-name="ce5"/>
        <table:table-column table:style-name="co14" table:number-columns-repeated="7" table:default-cell-style-name="ce14"/>
        <table:table-column table:style-name="co15" table:number-columns-repeated="6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CDSLEEP</text:p>
          </table:table-cell>
          <table:table-cell office:value-type="string" calcext:value-type="string">
            <text:p>PC2_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C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B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1_OUT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2_OUT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PE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S_SYNC</text:p>
          </table:table-cell>
          <table:table-cell office:value-type="string" calcext:value-type="string">
            <text:p>PB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SLEEP</text:p>
          </table:table-cell>
          <table:table-cell office:value-type="string" calcext:value-type="string">
            <text:p>PC3_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PWREN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2PWREN</text:p>
          </table:table-cell>
          <table:table-cell office:value-type="string" calcext:value-type="string">
            <text:p>PA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CMI_D0</text:p>
          </table:table-cell>
          <table:table-cell office:value-type="string" calcext:value-type="string">
            <text:p>PH9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A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1</text:p>
          </table:table-cell>
          <table:table-cell office:value-type="string" calcext:value-type="string">
            <text:p>PH10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A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2</text:p>
          </table:table-cell>
          <table:table-cell office:value-type="string" calcext:value-type="string">
            <text:p>PH11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CMI_D3</text:p>
          </table:table-cell>
          <table:table-cell office:value-type="string" calcext:value-type="string">
            <text:p>PH12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E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CMI_D4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H14</text:p>
          </table:table-cell>
          <table:table-cell office:value-type="string" calcext:value-type="string">
            <text:p>PC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I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6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I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7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I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8</text:p>
          </table:table-cell>
          <table:table-cell office:value-type="string" calcext:value-type="string">
            <text:p>PH6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PC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9</text:p>
          </table:table-cell>
          <table:table-cell office:value-type="string" calcext:value-type="string">
            <text:p>PH7</text:p>
          </table:table-cell>
          <table:table-cell office:value-type="string" calcext:value-type="string">
            <text:p>PI2</text:p>
          </table:table-cell>
          <table:table-cell office:value-type="string" calcext:value-type="string">
            <text:p>PC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10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11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PH15</text:p>
          </table:table-cell>
          <table:table-cell office:value-type="string" calcext:value-type="string">
            <text:p>P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D12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G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MI_D13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PI0</text:p>
          </table:table-cell>
          <table:table-cell office:value-type="string" calcext:value-type="string">
            <text:p>PG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CMI_HSYNC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H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CMI_PIXCLK</text:p>
          </table:table-cell>
          <table:table-cell office:value-type="string" calcext:value-type="string">
            <text:p>P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CMI_VSYNC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I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CKIN0</text:p>
          </table:table-cell>
          <table:table-cell office:value-type="string" calcext:value-type="string">
            <text:p>P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FSDM1_CKIN1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SDM1_CKIN2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PB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CKIN3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C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CKIN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D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CKIN5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CKIN6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P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FSDM1_CKIN7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FSDM1_CKOUT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PD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FSDM1_DATIN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FSDM1_DATIN1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D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SDM1_DATIN2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B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DATIN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C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DATIN4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PD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DATIN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SDM1_DATIN6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P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FSDM1_DATIN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MDC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_MDIO</text:p>
          </table:table-cell>
          <table:table-cell office:value-type="string" calcext:value-type="string">
            <text:p>P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_MII_COL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PA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MII_CRS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H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MII_RX_CLK/ETH_RMII_REF_CLK</text:p>
          </table:table-cell>
          <table:table-cell office:value-type="string" calcext:value-type="string">
            <text:p>P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_MII_RX_DV/ETH_RMII_CRS_DV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_MII_RX_ER</text:p>
          </table:table-cell>
          <table:table-cell office:value-type="string" calcext:value-type="string">
            <text:p>PI10</text:p>
          </table:table-cell>
          <table:table-cell office:value-type="string" calcext:value-type="string">
            <text:p>PB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MII_RXD0/ETH_RMII_RXD0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_MII_RXD1/ETH_RMII_RXD1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_MII_RXD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H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MII_RXD3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H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MII_TX_CLK</text:p>
          </table:table-cell>
          <table:table-cell office:value-type="string" calcext:value-type="string">
            <text:p>PC3_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_MII_TX_EN/ETH_RMII_TX_EN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G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MII_TXD0/ETH_RMII_TXD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G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MII_TXD1/ETH_RMII_TXD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G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H_MII_TXD2</text:p>
          </table:table-cell>
          <table:table-cell office:value-type="string" calcext:value-type="string">
            <text:p>PC2_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_MII_TXD3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H_PPS_OUT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PB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DCAN1_RX</text:p>
          </table:table-cell>
          <table:table-cell office:value-type="string" calcext:value-type="string">
            <text:p>PI9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H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B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CAN1_TX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H1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B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DCAN2_RX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DCAN2_TX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F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F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F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F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F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F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F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F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8</text:p>
          </table:table-cell>
          <table:table-cell office:value-type="string" calcext:value-type="string">
            <text:p>PF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9</text:p>
          </table:table-cell>
          <table:table-cell office:value-type="string" calcext:value-type="string">
            <text:p>PF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0</text:p>
          </table:table-cell>
          <table:table-cell office:value-type="string" calcext:value-type="string">
            <text:p>PG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1</text:p>
          </table:table-cell>
          <table:table-cell office:value-type="string" calcext:value-type="string">
            <text:p>PG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2</text:p>
          </table:table-cell>
          <table:table-cell office:value-type="string" calcext:value-type="string">
            <text:p>PG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3</text:p>
          </table:table-cell>
          <table:table-cell office:value-type="string" calcext:value-type="string">
            <text:p>PG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4/FMC_BA0</text:p>
          </table:table-cell>
          <table:table-cell office:value-type="string" calcext:value-type="string">
            <text:p>PG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5/FMC_BA1</text:p>
          </table:table-cell>
          <table:table-cell office:value-type="string" calcext:value-type="string">
            <text:p>PG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6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7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8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9</text:p>
          </table:table-cell>
          <table:table-cell office:value-type="string" calcext:value-type="string">
            <text:p>PE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0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1</text:p>
          </table:table-cell>
          <table:table-cell office:value-type="string" calcext:value-type="string">
            <text:p>P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2</text:p>
          </table:table-cell>
          <table:table-cell office:value-type="string" calcext:value-type="string">
            <text:p>PE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3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4</text:p>
          </table:table-cell>
          <table:table-cell office:value-type="string" calcext:value-type="string">
            <text:p>PG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5</text:p>
          </table:table-cell>
          <table:table-cell office:value-type="string" calcext:value-type="string">
            <text:p>PG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CLK</text:p>
          </table:table-cell>
          <table:table-cell office:value-type="string" calcext:value-type="string">
            <text:p>P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/FMC_DA0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/FMC_DA1</text:p>
          </table:table-cell>
          <table:table-cell office:value-type="string" calcext:value-type="string">
            <text:p>PD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/FMC_DA2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3/FMC_DA3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4/FMC_D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5/FMC_DA5</text:p>
          </table:table-cell>
          <table:table-cell office:value-type="string" calcext:value-type="string">
            <text:p>PE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6/FMC_DA6</text:p>
          </table:table-cell>
          <table:table-cell office:value-type="string" calcext:value-type="string">
            <text:p>PE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7/FMC_DA7</text:p>
          </table:table-cell>
          <table:table-cell office:value-type="string" calcext:value-type="string">
            <text:p>PE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8/FMC_DA8</text:p>
          </table:table-cell>
          <table:table-cell office:value-type="string" calcext:value-type="string">
            <text:p>PE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9/FMC_DA9</text:p>
          </table:table-cell>
          <table:table-cell office:value-type="string" calcext:value-type="string">
            <text:p>PE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0/FMC_DA10</text:p>
          </table:table-cell>
          <table:table-cell office:value-type="string" calcext:value-type="string">
            <text:p>PE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1/FMC_DA11</text:p>
          </table:table-cell>
          <table:table-cell office:value-type="string" calcext:value-type="string">
            <text:p>PE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2/FMC_DA12</text:p>
          </table:table-cell>
          <table:table-cell office:value-type="string" calcext:value-type="string">
            <text:p>PE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3/FMC_DA13</text:p>
          </table:table-cell>
          <table:table-cell office:value-type="string" calcext:value-type="string">
            <text:p>PD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4/FMC_DA14</text:p>
          </table:table-cell>
          <table:table-cell office:value-type="string" calcext:value-type="string">
            <text:p>PD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5/FMC_DA15</text:p>
          </table:table-cell>
          <table:table-cell office:value-type="string" calcext:value-type="string">
            <text:p>PD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6</text:p>
          </table:table-cell>
          <table:table-cell office:value-type="string" calcext:value-type="string">
            <text:p>PH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7</text:p>
          </table:table-cell>
          <table:table-cell office:value-type="string" calcext:value-type="string">
            <text:p>PH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8</text:p>
          </table:table-cell>
          <table:table-cell office:value-type="string" calcext:value-type="string">
            <text:p>PH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19</text:p>
          </table:table-cell>
          <table:table-cell office:value-type="string" calcext:value-type="string">
            <text:p>PH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0</text:p>
          </table:table-cell>
          <table:table-cell office:value-type="string" calcext:value-type="string">
            <text:p>PH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1</text:p>
          </table:table-cell>
          <table:table-cell office:value-type="string" calcext:value-type="string">
            <text:p>PH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2</text:p>
          </table:table-cell>
          <table:table-cell office:value-type="string" calcext:value-type="string">
            <text:p>PH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3</text:p>
          </table:table-cell>
          <table:table-cell office:value-type="string" calcext:value-type="string">
            <text:p>PH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4</text:p>
          </table:table-cell>
          <table:table-cell office:value-type="string" calcext:value-type="string">
            <text:p>PI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5</text:p>
          </table:table-cell>
          <table:table-cell office:value-type="string" calcext:value-type="string">
            <text:p>PI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6</text:p>
          </table:table-cell>
          <table:table-cell office:value-type="string" calcext:value-type="string">
            <text:p>PI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7</text:p>
          </table:table-cell>
          <table:table-cell office:value-type="string" calcext:value-type="string">
            <text:p>PI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8</text:p>
          </table:table-cell>
          <table:table-cell office:value-type="string" calcext:value-type="string">
            <text:p>PI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29</text:p>
          </table:table-cell>
          <table:table-cell office:value-type="string" calcext:value-type="string">
            <text:p>PI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30</text:p>
          </table:table-cell>
          <table:table-cell office:value-type="string" calcext:value-type="string">
            <text:p>PI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31</text:p>
          </table:table-cell>
          <table:table-cell office:value-type="string" calcext:value-type="string">
            <text:p>PI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INT</text:p>
          </table:table-cell>
          <table:table-cell office:value-type="string" calcext:value-type="string">
            <text:p>PG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BL0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BL1</text:p>
          </table:table-cell>
          <table:table-cell office:value-type="string" calcext:value-type="string">
            <text:p>PE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BL2</text:p>
          </table:table-cell>
          <table:table-cell office:value-type="string" calcext:value-type="string">
            <text:p>PI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BL3</text:p>
          </table:table-cell>
          <table:table-cell office:value-type="string" calcext:value-type="string">
            <text:p>PI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2/FMC_NCE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PG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3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PG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4</text:p>
          </table:table-cell>
          <table:table-cell office:value-type="string" calcext:value-type="string">
            <text:p>PG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L</text:p>
          </table:table-cell>
          <table:table-cell office:value-type="string" calcext:value-type="string">
            <text:p>PB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OE</text:p>
          </table:table-cell>
          <table:table-cell office:value-type="string" calcext:value-type="string">
            <text:p>PD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WAIT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D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SDCKE0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PC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SDCKE1</text:p>
          </table:table-cell>
          <table:table-cell office:value-type="string" calcext:value-type="string">
            <text:p>PH7</text:p>
          </table:table-cell>
          <table:table-cell office:value-type="string" calcext:value-type="string">
            <text:p>PB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SDCLK</text:p>
          </table:table-cell>
          <table:table-cell office:value-type="string" calcext:value-type="string">
            <text:p>PG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SDNCAS</text:p>
          </table:table-cell>
          <table:table-cell office:value-type="string" calcext:value-type="string">
            <text:p>PG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SDNE0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PC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SDNE1</text:p>
          </table:table-cell>
          <table:table-cell office:value-type="string" calcext:value-type="string">
            <text:p>PH6</text:p>
          </table:table-cell>
          <table:table-cell office:value-type="string" calcext:value-type="string">
            <text:p>PB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SDNRAS</text:p>
          </table:table-cell>
          <table:table-cell office:value-type="string" calcext:value-type="string">
            <text:p>PF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SDN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H5</text:p>
          </table:table-cell>
          <table:table-cell office:value-type="string" calcext:value-type="string">
            <text:p>P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RTIM_CHA1</text:p>
          </table:table-cell>
          <table:table-cell office:value-type="string" calcext:value-type="string">
            <text:p>P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A2</text:p>
          </table:table-cell>
          <table:table-cell office:value-type="string" calcext:value-type="string">
            <text:p>P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B1</text:p>
          </table:table-cell>
          <table:table-cell office:value-type="string" calcext:value-type="string">
            <text:p>PC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B2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C1</text:p>
          </table:table-cell>
          <table:table-cell office:value-type="string" calcext:value-type="string">
            <text:p>PA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C2</text:p>
          </table:table-cell>
          <table:table-cell office:value-type="string" calcext:value-type="string">
            <text:p>PA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D1</text:p>
          </table:table-cell>
          <table:table-cell office:value-type="string" calcext:value-type="string">
            <text:p>PA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D2</text:p>
          </table:table-cell>
          <table:table-cell office:value-type="string" calcext:value-type="string">
            <text:p>PA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E1</text:p>
          </table:table-cell>
          <table:table-cell office:value-type="string" calcext:value-type="string">
            <text:p>PG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CHE2</text:p>
          </table:table-cell>
          <table:table-cell office:value-type="string" calcext:value-type="string">
            <text:p>PG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1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2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3</text:p>
          </table:table-cell>
          <table:table-cell office:value-type="string" calcext:value-type="string">
            <text:p>PD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4</text:p>
          </table:table-cell>
          <table:table-cell office:value-type="string" calcext:value-type="string">
            <text:p>PG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5</text:p>
          </table:table-cell>
          <table:table-cell office:value-type="string" calcext:value-type="string">
            <text:p>PG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6</text:p>
          </table:table-cell>
          <table:table-cell office:value-type="string" calcext:value-type="string">
            <text:p>PB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7</text:p>
          </table:table-cell>
          <table:table-cell office:value-type="string" calcext:value-type="string">
            <text:p>PB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8</text:p>
          </table:table-cell>
          <table:table-cell office:value-type="string" calcext:value-type="string">
            <text:p>PB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9</text:p>
          </table:table-cell>
          <table:table-cell office:value-type="string" calcext:value-type="string">
            <text:p>PB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EEV10</text:p>
          </table:table-cell>
          <table:table-cell office:value-type="string" calcext:value-type="string">
            <text:p>PG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FLT1</text:p>
          </table:table-cell>
          <table:table-cell office:value-type="string" calcext:value-type="string">
            <text:p>PA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FLT2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FLT3</text:p>
          </table:table-cell>
          <table:table-cell office:value-type="string" calcext:value-type="string">
            <text:p>PD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FLT4</text:p>
          </table:table-cell>
          <table:table-cell office:value-type="string" calcext:value-type="string">
            <text:p>PB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FLT5</text:p>
          </table:table-cell>
          <table:table-cell office:value-type="string" calcext:value-type="string">
            <text:p>PG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TIM_SCIN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RTIM_SCOUT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MBA</text:p>
          </table:table-cell>
          <table:table-cell office:value-type="string" calcext:value-type="string">
            <text:p>PB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PB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PH5</text:p>
          </table:table-cell>
          <table:table-cell office:value-type="string" calcext:value-type="string">
            <text:p>PB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2C2_SMBA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PH6</text:p>
          </table:table-cell>
          <table:table-cell office:value-type="string" calcext:value-type="string">
            <text:p>PB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H7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H8</text:p>
          </table:table-cell>
          <table:table-cell office:value-type="string" calcext:value-type="string">
            <text:p>PC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MBA</text:p>
          </table:table-cell>
          <table:table-cell office:value-type="string" calcext:value-type="string">
            <text:p>PH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4_SCL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PH1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2C4_SDA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PH1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2C4_SMBA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PH1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2S_CKIN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S1_MCK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S2_MCK</text:p>
          </table:table-cell>
          <table:table-cell office:value-type="string" calcext:value-type="string">
            <text:p>P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S3_MCK</text:p>
          </table:table-cell>
          <table:table-cell office:value-type="string" calcext:value-type="string">
            <text:p>P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DI</text:p>
          </table:table-cell>
          <table:table-cell office:value-type="string" calcext:value-type="string">
            <text:p>PA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DO/TRACESWO</text:p>
          </table:table-cell>
          <table:table-cell office:value-type="string" calcext:value-type="string">
            <text:p>PB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D_B0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G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B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G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B2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G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D_B3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G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CD_B4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I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D_B5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I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B6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I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B7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I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CLK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PG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PE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G0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B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G1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B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G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H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G3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H14</text:p>
          </table:table-cell>
          <table:table-cell office:value-type="string" calcext:value-type="string">
            <text:p>PG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D_G4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H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CD_G5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I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CD_G6</text:p>
          </table:table-cell>
          <table:table-cell office:value-type="string" calcext:value-type="string">
            <text:p>PI1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I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CD_G7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PI2</text:p>
          </table:table-cell>
          <table:table-cell office:value-type="string" calcext:value-type="string">
            <text:p>PD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CD_HSYNC</text:p>
          </table:table-cell>
          <table:table-cell office:value-type="string" calcext:value-type="string">
            <text:p>PI10</text:p>
          </table:table-cell>
          <table:table-cell office:value-type="string" calcext:value-type="string">
            <text:p>PC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R0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PG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R1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H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R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H8</text:p>
          </table:table-cell>
          <table:table-cell office:value-type="string" calcext:value-type="string">
            <text:p>PC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CD_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H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R4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H10</text:p>
          </table:table-cell>
          <table:table-cell office:value-type="string" calcext:value-type="string">
            <text:p>PA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CD_R5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H1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D_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H12</text:p>
          </table:table-cell>
          <table:table-cell office:value-type="string" calcext:value-type="string">
            <text:p>PA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CD_R7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PG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CD_VSYNC</text:p>
          </table:table-cell>
          <table:table-cell office:value-type="string" calcext:value-type="string">
            <text:p>PI9</text:p>
          </table:table-cell>
          <table:table-cell office:value-type="string" calcext:value-type="string">
            <text:p>PA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1_ETR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PE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1_IN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G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1_IN2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PTIM1_OUT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G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ETR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IN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D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IN2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2_OUT</text:p>
          </table:table-cell>
          <table:table-cell office:value-type="string" calcext:value-type="string">
            <text:p>PB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3_OUT</text:p>
          </table:table-cell>
          <table:table-cell office:value-type="string" calcext:value-type="string">
            <text:p>P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4_OUT</text:p>
          </table:table-cell>
          <table:table-cell office:value-type="string" calcext:value-type="string">
            <text:p>P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5_OUT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UART1_CTS</text:p>
          </table:table-cell>
          <table:table-cell office:value-type="string" calcext:value-type="string">
            <text:p>PA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UART1_RTS/LPUART1_DE</text:p>
          </table:table-cell>
          <table:table-cell office:value-type="string" calcext:value-type="string">
            <text:p>PA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UART1_RX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UART1_TX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CO1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O2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DIOS_MDC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A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DIOS_MD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JTRST</text:p>
          </table:table-cell>
          <table:table-cell office:value-type="string" calcext:value-type="string">
            <text:p>PB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M</text:p>
          </table:table-cell>
          <table:table-cell office:value-type="string" calcext:value-type="string">
            <text:p>PA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P</text:p>
          </table:table-cell>
          <table:table-cell office:value-type="string" calcext:value-type="string">
            <text:p>PA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ID</text:p>
          </table:table-cell>
          <table:table-cell office:value-type="string" calcext:value-type="string">
            <text:p>PA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SOF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B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B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B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CK</text:p>
          </table:table-cell>
          <table:table-cell office:value-type="string" calcext:value-type="string">
            <text:p>PA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0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1</text:p>
          </table:table-cell>
          <table:table-cell office:value-type="string" calcext:value-type="string">
            <text:p>PB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2</text:p>
          </table:table-cell>
          <table:table-cell office:value-type="string" calcext:value-type="string">
            <text:p>PB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3</text:p>
          </table:table-cell>
          <table:table-cell office:value-type="string" calcext:value-type="string">
            <text:p>PB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4</text:p>
          </table:table-cell>
          <table:table-cell office:value-type="string" calcext:value-type="string">
            <text:p>P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5</text:p>
          </table:table-cell>
          <table:table-cell office:value-type="string" calcext:value-type="string">
            <text:p>PB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6</text:p>
          </table:table-cell>
          <table:table-cell office:value-type="string" calcext:value-type="string">
            <text:p>PB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7</text:p>
          </table:table-cell>
          <table:table-cell office:value-type="string" calcext:value-type="string">
            <text:p>PB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ULPI_DIR</text:p>
          </table:table-cell>
          <table:table-cell office:value-type="string" calcext:value-type="string">
            <text:p>PI11</text:p>
          </table:table-cell>
          <table:table-cell office:value-type="string" calcext:value-type="string">
            <text:p>PC2_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G_HS_ULPI_NXT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PH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G_HS_ULPI_STP</text:p>
          </table:table-cell>
          <table:table-cell office:value-type="string" calcext:value-type="string">
            <text:p>P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ADSPI_BK1_IO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PC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ADSPI_BK1_IO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C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ADSPI_BK1_IO2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F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SPI_BK1_IO3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D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ADSPI_BK1_NCS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ADSPI_BK2_IO0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PE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SPI_BK2_IO1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PE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SPI_BK2_IO2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G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SPI_BK2_IO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PG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DSPI_BK2_NCS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ADSPI_CLK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PB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TC_OUT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C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TC_REFIN</text:p>
          </table:table-cell>
          <table:table-cell office:value-type="string" calcext:value-type="string">
            <text:p>PB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CK1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CK2</text:p>
          </table:table-cell>
          <table:table-cell office:value-type="string" calcext:value-type="string">
            <text:p>P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D1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D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1_D2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D3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PC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G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D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I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G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I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PE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I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PE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PI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G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3_FS_A</text:p>
          </table:table-cell>
          <table:table-cell office:value-type="string" calcext:value-type="string">
            <text:p>PD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3_FS_B</text:p>
          </table:table-cell>
          <table:table-cell office:value-type="string" calcext:value-type="string">
            <text:p>PD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3_MCLK_A</text:p>
          </table:table-cell>
          <table:table-cell office:value-type="string" calcext:value-type="string">
            <text:p>PD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3_MCLK_B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3_SCK_A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3_SCK_B</text:p>
          </table:table-cell>
          <table:table-cell office:value-type="string" calcext:value-type="string">
            <text:p>PD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3_SD_A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3_SD_B</text:p>
          </table:table-cell>
          <table:table-cell office:value-type="string" calcext:value-type="string">
            <text:p>PD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CK1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CK2</text:p>
          </table:table-cell>
          <table:table-cell office:value-type="string" calcext:value-type="string">
            <text:p>P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D1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D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4_D2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D3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PC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4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SCK_A</text:p>
          </table:table-cell>
          <table:table-cell office:value-type="string" calcext:value-type="string">
            <text:p>P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4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D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4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CDIR</text:p>
          </table:table-cell>
          <table:table-cell office:value-type="string" calcext:value-type="string">
            <text:p>PB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KIN</text:p>
          </table:table-cell>
          <table:table-cell office:value-type="string" calcext:value-type="string">
            <text:p>PB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DIR</text:p>
          </table:table-cell>
          <table:table-cell office:value-type="string" calcext:value-type="string">
            <text:p>P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4</text:p>
          </table:table-cell>
          <table:table-cell office:value-type="string" calcext:value-type="string">
            <text:p>PB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5</text:p>
          </table:table-cell>
          <table:table-cell office:value-type="string" calcext:value-type="string">
            <text:p>PB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6</text:p>
          </table:table-cell>
          <table:table-cell office:value-type="string" calcext:value-type="string">
            <text:p>P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7</text:p>
          </table:table-cell>
          <table:table-cell office:value-type="string" calcext:value-type="string">
            <text:p>P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123DIR</text:p>
          </table:table-cell>
          <table:table-cell office:value-type="string" calcext:value-type="string">
            <text:p>P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B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B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B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4</text:p>
          </table:table-cell>
          <table:table-cell office:value-type="string" calcext:value-type="string">
            <text:p>PB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5</text:p>
          </table:table-cell>
          <table:table-cell office:value-type="string" calcext:value-type="string">
            <text:p>PB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6</text:p>
          </table:table-cell>
          <table:table-cell office:value-type="string" calcext:value-type="string">
            <text:p>P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D7</text:p>
          </table:table-cell>
          <table:table-cell office:value-type="string" calcext:value-type="string">
            <text:p>P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DIFRX1_IN1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G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DIFRX1_IN2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G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DIFRX1_IN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G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DIFRX1_IN4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G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1_MISO/I2S1_SDI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I1_MOSI/I2S1_SD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I1_NSS/I2S1_WS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G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I1_SCK/I2S1_CK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I2_MISO/I2S2_SDI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I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I2_MOSI/I2S2_SDO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I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2_NSS/I2S2_WS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I0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I2_SCK/I2S2_CK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PD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3_MISO/I2S3_SDI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3_MOSI/I2S3_SD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B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I3_NSS/I2S3_WS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3_SCK/I2S3_CK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4_MISO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E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4_MOSI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E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4_NSS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E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4_SCK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5_MISO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H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5_MOSI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F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5_NSS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H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5_SCK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H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6_MIS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I6_MOSI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P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I6_NSS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PA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I6_SCK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PB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PMI_RX</text:p>
          </table:table-cell>
          <table:table-cell office:value-type="string" calcext:value-type="string">
            <text:p>PC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PMI_SUSPEND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PMI_TX</text:p>
          </table:table-cell>
          <table:table-cell office:value-type="string" calcext:value-type="string">
            <text:p>P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1_BKIN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PB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1_BKIN2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G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_BKIN2_COMP12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G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_BKIN_COMP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B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_BKIN_COMP12/COMP_TIM1_BKIN</text:p>
          </table:table-cell>
          <table:table-cell office:value-type="string" calcext:value-type="string">
            <text:p>PE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1_CH1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_CH1N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PB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1_CH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_CH2N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PB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1_CH3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_CH3N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PB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1_CH4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_ETR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PA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2_CH1/TIM2_ETR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2_CH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B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2_CH4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B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3_CH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B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3_CH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3_CH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3_CH4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C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3_ETR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4_CH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4_CH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4_CH3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4_CH4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PB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4_ETR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5_CH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H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5_CH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H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5_CH3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H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5_CH4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I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5_ETR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H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8_BKIN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PI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8_BKIN2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I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8_BKIN2_COMP12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I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8_BKIN_COMP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PI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8_CH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I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8_CH1N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H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8_CH2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I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8_CH2N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H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8_CH3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PI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8_CH3N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H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8_CH4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I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8_ETR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PI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12_CH1</text:p>
          </table:table-cell>
          <table:table-cell office:value-type="string" calcext:value-type="string">
            <text:p>PH6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2_CH2</text:p>
          </table:table-cell>
          <table:table-cell office:value-type="string" calcext:value-type="string">
            <text:p>PH9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3_CH1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A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4_CH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A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5_BKIN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A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5_CH1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A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5_CH1N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A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5_CH2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6_BKIN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6_CH1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6_CH1N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B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7_BKIN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PB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7_CH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B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17_CH1N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ECLK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CED0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G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CED1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PG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CED2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ED3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GIO</text:p>
          </table:table-cell>
          <table:table-cell office:value-type="string" calcext:value-type="string">
            <text:p>P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ART4_CTS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ART4_RTS/UART4_DE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ART4_RX</text:p>
          </table:table-cell>
          <table:table-cell office:value-type="string" calcext:value-type="string">
            <text:p>PI9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H14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B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RT4_TX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H13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B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ART5_CTS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ART5_RTS/UART5_DE</text:p>
          </table:table-cell>
          <table:table-cell office:value-type="string" calcext:value-type="string">
            <text:p>PC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ART5_RX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B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ART5_TX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ART7_CTS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E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ART7_RTS/UART7_DE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E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ART7_RX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B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ART7_TX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B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ART8_CTS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ART8_RTS/UART8_DE</text:p>
          </table:table-cell>
          <table:table-cell office:value-type="string" calcext:value-type="string">
            <text:p>PD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ART8_RX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ART8_TX</text:p>
          </table:table-cell>
          <table:table-cell office:value-type="string" calcext:value-type="string">
            <text:p>PE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CK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CTS/USART1_NSS</text:p>
          </table:table-cell>
          <table:table-cell office:value-type="string" calcext:value-type="string">
            <text:p>PA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RTS/USART1_DE</text:p>
          </table:table-cell>
          <table:table-cell office:value-type="string" calcext:value-type="string">
            <text:p>PA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2_CK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2_CTS/USART2_NSS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2_RTS/USART2_DE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3_CK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PC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3_CTS/USART3_NSS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3_RTS/USART3_DE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D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3_RX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PC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3_TX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C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6_CK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6_CTS/USART6_NSS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PG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6_RTS/USART6_DE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PG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6_RX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G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ART6_TX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G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TC_TAMP2/WKUP3</text:p>
          </table:table-cell>
          <table:table-cell office:value-type="string" calcext:value-type="string">
            <text:p>PI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TAMP1/RTC_TS/WKUP4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KUP5</text:p>
          </table:table-cell>
          <table:table-cell office:value-type="string" calcext:value-type="string">
            <text:p>PI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5</text:p>
          </table:table-cell>
          <table:table-cell office:value-type="string" calcext:value-type="string">
            <text:p>PF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N5</text:p>
          </table:table-cell>
          <table:table-cell office:value-type="string" calcext:value-type="string">
            <text:p>PF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9</text:p>
          </table:table-cell>
          <table:table-cell office:value-type="string" calcext:value-type="string">
            <text:p>PF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4</text:p>
          </table:table-cell>
          <table:table-cell office:value-type="string" calcext:value-type="string">
            <text:p>PF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N4</text:p>
          </table:table-cell>
          <table:table-cell office:value-type="string" calcext:value-type="string">
            <text:p>PF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8</text:p>
          </table:table-cell>
          <table:table-cell office:value-type="string" calcext:value-type="string">
            <text:p>PF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3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N3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7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2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N2</text:p>
          </table:table-cell>
          <table:table-cell office:value-type="string" calcext:value-type="string">
            <text:p>PF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6</text:p>
          </table:table-cell>
          <table:table-cell office:value-type="string" calcext:value-type="string">
            <text:p>PF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3_INP10</text:p>
          </table:table-cell>
          <table:table-cell office:value-type="string" calcext:value-type="string">
            <text:p>P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3_INN1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3_INP11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TAMP3/WKUP6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N1</text:p>
          </table:table-cell>
          <table:table-cell office:value-type="string" calcext:value-type="string">
            <text:p>PC2_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0</text:p>
          </table:table-cell>
          <table:table-cell office:value-type="string" calcext:value-type="string">
            <text:p>PC2_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1</text:p>
          </table:table-cell>
          <table:table-cell office:value-type="string" calcext:value-type="string">
            <text:p>PC3_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_INP16</text:p>
          </table:table-cell>
          <table:table-cell office:value-type="string" calcext:value-type="string">
            <text:p>PA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KUP1</text:p>
          </table:table-cell>
          <table:table-cell office:value-type="string" calcext:value-type="string">
            <text:p>PA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_INN16</text:p>
          </table:table-cell>
          <table:table-cell office:value-type="string" calcext:value-type="string">
            <text:p>P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_INP17</text:p>
          </table:table-cell>
          <table:table-cell office:value-type="string" calcext:value-type="string">
            <text:p>P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4</text:p>
          </table:table-cell>
          <table:table-cell office:value-type="string" calcext:value-type="string">
            <text:p>P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KUP2</text:p>
          </table:table-cell>
          <table:table-cell office:value-type="string" calcext:value-type="string">
            <text:p>PA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13</text:p>
          </table:table-cell>
          <table:table-cell office:value-type="string" calcext:value-type="string">
            <text:p>PH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N13</text:p>
          </table:table-cell>
          <table:table-cell office:value-type="string" calcext:value-type="string">
            <text:p>PH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14</text:p>
          </table:table-cell>
          <table:table-cell office:value-type="string" calcext:value-type="string">
            <text:p>PH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N14</text:p>
          </table:table-cell>
          <table:table-cell office:value-type="string" calcext:value-type="string">
            <text:p>PH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15</text:p>
          </table:table-cell>
          <table:table-cell office:value-type="string" calcext:value-type="string">
            <text:p>PH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N15</text:p>
          </table:table-cell>
          <table:table-cell office:value-type="string" calcext:value-type="string">
            <text:p>PH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3_INP16</text:p>
          </table:table-cell>
          <table:table-cell office:value-type="string" calcext:value-type="string">
            <text:p>PH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5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8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C1_OUT1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18</text:p>
          </table:table-cell>
          <table:table-cell office:value-type="string" calcext:value-type="string">
            <text:p>PA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9</text:p>
          </table:table-cell>
          <table:table-cell office:value-type="string" calcext:value-type="string">
            <text:p>PA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C1_OUT2</text:p>
          </table:table-cell>
          <table:table-cell office:value-type="string" calcext:value-type="string">
            <text:p>PA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3</text:p>
          </table:table-cell>
          <table:table-cell office:value-type="string" calcext:value-type="string">
            <text:p>P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3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AMP1_VINM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C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C12_INP4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AMP1_VOUT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1_INM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B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C12_INN4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5</text:p>
          </table:table-cell>
          <table:table-cell office:value-type="string" calcext:value-type="string">
            <text:p>PB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9</text:p>
          </table:table-cell>
          <table:table-cell office:value-type="string" calcext:value-type="string">
            <text:p>PB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AMP1_VINP</text:p>
          </table:table-cell>
          <table:table-cell office:value-type="string" calcext:value-type="string">
            <text:p>PB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1_INP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C12_INP5</text:p>
          </table:table-cell>
          <table:table-cell office:value-type="string" calcext:value-type="string">
            <text:p>PB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_INP2</text:p>
          </table:table-cell>
          <table:table-cell office:value-type="string" calcext:value-type="string">
            <text:p>PF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_INN2</text:p>
          </table:table-cell>
          <table:table-cell office:value-type="string" calcext:value-type="string">
            <text:p>PF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_INP6</text:p>
          </table:table-cell>
          <table:table-cell office:value-type="string" calcext:value-type="string">
            <text:p>PF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2_INP2</text:p>
          </table:table-cell>
          <table:table-cell office:value-type="string" calcext:value-type="string">
            <text:p>PF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2_INN2</text:p>
          </table:table-cell>
          <table:table-cell office:value-type="string" calcext:value-type="string">
            <text:p>PF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2_INP6</text:p>
          </table:table-cell>
          <table:table-cell office:value-type="string" calcext:value-type="string">
            <text:p>PF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AMP2_VINM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PE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AMP2_VOUT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2_INM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E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AMP2_VINP</text:p>
          </table:table-cell>
          <table:table-cell office:value-type="string" calcext:value-type="string">
            <text:p>PE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2_INP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E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B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PMI_IO</text:p>
          </table:table-cell>
          <table:table-cell office:value-type="string" calcext:value-type="string">
            <text:p>P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VBUS</text:p>
          </table:table-cell>
          <table:table-cell office:value-type="string" calcext:value-type="string">
            <text:p>PA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VD_IN</text:p>
          </table:table-cell>
          <table:table-cell office:value-type="string" calcext:value-type="string">
            <text:p>PB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BOOT0</text:p>
          </table:table-cell>
          <table:table-cell table:number-columns-repeated="12"/>
        </table:table-row>
        <calcext:conditional-formats>
          <calcext:conditional-format calcext:target-range-address="FunctionPinMux.A2:FunctionPinMux.A545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545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16" table:default-cell-style-name="ce6"/>
        <table:table-column table:style-name="co17" table:default-cell-style-name="ce17"/>
        <table:table-column table:style-name="co18" table:default-cell-style-name="ce8"/>
        <table:table-row table:style-name="ro1">
          <table:table-cell table:style-name="ce11" office:value-type="string" calcext:value-type="string">
            <text:p>NAME</text:p>
          </table:table-cell>
          <table:table-cell table:style-name="ce24" office:value-type="string" calcext:value-type="string">
            <text:p>PKGPIN</text:p>
          </table:table-cell>
          <table:table-cell table:style-name="ce11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PE2" calcext:value-type="string">
            <text:p>PE2</text:p>
          </table:table-cell>
          <table:table-cell table:formula="of:=ROW()-1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]; PkgPin_To_PinName; 2; 0)" office:value-type="string" office:string-value="PE3" calcext:value-type="string">
            <text:p>PE3</text:p>
          </table:table-cell>
          <table:table-cell table:formula="of:=ROW()-1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E4" calcext:value-type="string">
            <text:p>PE4</text:p>
          </table:table-cell>
          <table:table-cell table:formula="of:=ROW()-1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E5" calcext:value-type="string">
            <text:p>PE5</text:p>
          </table:table-cell>
          <table:table-cell table:formula="of:=ROW()-1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E6" calcext:value-type="string">
            <text:p>PE6</text:p>
          </table:table-cell>
          <table:table-cell table:formula="of:=ROW()-1"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VBAT" calcext:value-type="string">
            <text:p>VBAT</text:p>
          </table:table-cell>
          <table:table-cell table:formula="of:=ROW()-1"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I8" calcext:value-type="string">
            <text:p>PI8</text:p>
          </table:table-cell>
          <table:table-cell table:formula="of:=ROW()-1"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C13" calcext:value-type="string">
            <text:p>PC13</text:p>
          </table:table-cell>
          <table:table-cell table:formula="of:=ROW()-1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C14-OSC32_IN" calcext:value-type="string">
            <text:p>PC14-OSC32_IN</text:p>
          </table:table-cell>
          <table:table-cell table:formula="of:=ROW()-1"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PC15-OSC32_OUT" calcext:value-type="string">
            <text:p>PC15-OSC32_OUT</text:p>
          </table:table-cell>
          <table:table-cell table:formula="of:=ROW()-1"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]; PkgPin_To_PinName; 2; 0)" office:value-type="string" office:string-value="PI9" calcext:value-type="string">
            <text:p>PI9</text:p>
          </table:table-cell>
          <table:table-cell table:formula="of:=ROW()-1"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]; PkgPin_To_PinName; 2; 0)" office:value-type="string" office:string-value="PI10" calcext:value-type="string">
            <text:p>PI10</text:p>
          </table:table-cell>
          <table:table-cell table:formula="of:=ROW()-1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]; PkgPin_To_PinName; 2; 0)" office:value-type="string" office:string-value="PI11" calcext:value-type="string">
            <text:p>PI11</text:p>
          </table:table-cell>
          <table:table-cell table:formula="of:=ROW()-1" office:value-type="float" office:value="13" calcext:value-type="float">
            <text:p>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]; PkgPin_To_PinName; 2; 0)" office:value-type="string" office:string-value="VSS" calcext:value-type="string">
            <text:p>VSS</text:p>
          </table:table-cell>
          <table:table-cell table:formula="of:=ROW()-1"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6]; PkgPin_To_PinName; 2; 0)" office:value-type="string" office:string-value="VDD" calcext:value-type="string">
            <text:p>VDD</text:p>
          </table:table-cell>
          <table:table-cell table:formula="of:=ROW()-1"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7]; PkgPin_To_PinName; 2; 0)" office:value-type="string" office:string-value="PF0" calcext:value-type="string">
            <text:p>PF0</text:p>
          </table:table-cell>
          <table:table-cell table:formula="of:=ROW()-1" office:value-type="float" office:value="16" calcext:value-type="float">
            <text:p>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F1" calcext:value-type="string">
            <text:p>PF1</text:p>
          </table:table-cell>
          <table:table-cell table:formula="of:=ROW()-1" office:value-type="float" office:value="17" calcext:value-type="float">
            <text:p>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F2" calcext:value-type="string">
            <text:p>PF2</text:p>
          </table:table-cell>
          <table:table-cell table:formula="of:=ROW()-1"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F3" calcext:value-type="string">
            <text:p>PF3</text:p>
          </table:table-cell>
          <table:table-cell table:formula="of:=ROW()-1"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F4" calcext:value-type="string">
            <text:p>PF4</text:p>
          </table:table-cell>
          <table:table-cell table:formula="of:=ROW()-1"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F5" calcext:value-type="string">
            <text:p>PF5</text:p>
          </table:table-cell>
          <table:table-cell table:formula="of:=ROW()-1"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VSS" calcext:value-type="string">
            <text:p>VSS</text:p>
          </table:table-cell>
          <table:table-cell table:formula="of:=ROW()-1"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24]; PkgPin_To_PinName; 2; 0)" office:value-type="string" office:string-value="VDD" calcext:value-type="string">
            <text:p>VDD</text:p>
          </table:table-cell>
          <table:table-cell table:formula="of:=ROW()-1"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25]; PkgPin_To_PinName; 2; 0)" office:value-type="string" office:string-value="PF6" calcext:value-type="string">
            <text:p>PF6</text:p>
          </table:table-cell>
          <table:table-cell table:formula="of:=ROW()-1" office:value-type="float" office:value="24" calcext:value-type="float">
            <text:p>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F7" calcext:value-type="string">
            <text:p>PF7</text:p>
          </table:table-cell>
          <table:table-cell table:formula="of:=ROW()-1"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F8" calcext:value-type="string">
            <text:p>PF8</text:p>
          </table:table-cell>
          <table:table-cell table:formula="of:=ROW()-1" office:value-type="float" office:value="26" calcext:value-type="float">
            <text:p>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F9" calcext:value-type="string">
            <text:p>PF9</text:p>
          </table:table-cell>
          <table:table-cell table:formula="of:=ROW()-1"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F10" calcext:value-type="string">
            <text:p>PF10</text:p>
          </table:table-cell>
          <table:table-cell table:formula="of:=ROW()-1" office:value-type="float" office:value="28" calcext:value-type="float">
            <text:p>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H0-OSC_IN" calcext:value-type="string">
            <text:p>PH0-OSC_IN</text:p>
          </table:table-cell>
          <table:table-cell table:formula="of:=ROW()-1" office:value-type="float" office:value="29" calcext:value-type="float">
            <text:p>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H1-OSC_OUT" calcext:value-type="string">
            <text:p>PH1-OSC_OUT</text:p>
          </table:table-cell>
          <table:table-cell table:formula="of:=ROW()-1" office:value-type="float" office:value="30" calcext:value-type="float">
            <text:p>3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NRST" calcext:value-type="string">
            <text:p>NRST</text:p>
          </table:table-cell>
          <table:table-cell table:formula="of:=ROW()-1" office:value-type="float" office:value="31" calcext:value-type="float">
            <text:p>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3]; PkgPin_To_PinName; 2; 0)" office:value-type="string" office:string-value="PC0" calcext:value-type="string">
            <text:p>PC0</text:p>
          </table:table-cell>
          <table:table-cell table:formula="of:=ROW()-1" office:value-type="float" office:value="32" calcext:value-type="float">
            <text:p>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4]; PkgPin_To_PinName; 2; 0)" office:value-type="string" office:string-value="PC1" calcext:value-type="string">
            <text:p>PC1</text:p>
          </table:table-cell>
          <table:table-cell table:formula="of:=ROW()-1" office:value-type="float" office:value="33" calcext:value-type="float">
            <text:p>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5]; PkgPin_To_PinName; 2; 0)" office:value-type="string" office:string-value="PC2_C" calcext:value-type="string">
            <text:p>PC2_C</text:p>
          </table:table-cell>
          <table:table-cell table:formula="of:=ROW()-1" office:value-type="float" office:value="34" calcext:value-type="float">
            <text:p>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C3_C" calcext:value-type="string">
            <text:p>PC3_C</text:p>
          </table:table-cell>
          <table:table-cell table:formula="of:=ROW()-1" office:value-type="float" office:value="35" calcext:value-type="float">
            <text:p>3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VDD" calcext:value-type="string">
            <text:p>VDD</text:p>
          </table:table-cell>
          <table:table-cell table:formula="of:=ROW()-1" office:value-type="float" office:value="36" calcext:value-type="float">
            <text:p>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8]; PkgPin_To_PinName; 2; 0)" office:value-type="string" office:string-value="VSSA" calcext:value-type="string">
            <text:p>VSSA</text:p>
          </table:table-cell>
          <table:table-cell table:formula="of:=ROW()-1" office:value-type="float" office:value="37" calcext:value-type="float">
            <text:p>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9]; PkgPin_To_PinName; 2; 0)" office:value-type="string" office:string-value="VREF+" calcext:value-type="string">
            <text:p>VREF+</text:p>
          </table:table-cell>
          <table:table-cell table:formula="of:=ROW()-1" office:value-type="float" office:value="38" calcext:value-type="float">
            <text:p>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VDDA" calcext:value-type="string">
            <text:p>VDDA</text:p>
          </table:table-cell>
          <table:table-cell table:formula="of:=ROW()-1" office:value-type="float" office:value="39" calcext:value-type="float">
            <text:p>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1]; PkgPin_To_PinName; 2; 0)" office:value-type="string" office:string-value="PA0" calcext:value-type="string">
            <text:p>PA0</text:p>
          </table:table-cell>
          <table:table-cell table:formula="of:=ROW()-1" office:value-type="float" office:value="40" calcext:value-type="float">
            <text:p>4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PA1" calcext:value-type="string">
            <text:p>PA1</text:p>
          </table:table-cell>
          <table:table-cell table:formula="of:=ROW()-1" office:value-type="float" office:value="41" calcext:value-type="float">
            <text:p>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3]; PkgPin_To_PinName; 2; 0)" office:value-type="string" office:string-value="PA2" calcext:value-type="string">
            <text:p>PA2</text:p>
          </table:table-cell>
          <table:table-cell table:formula="of:=ROW()-1"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4]; PkgPin_To_PinName; 2; 0)" office:value-type="string" office:string-value="PH2" calcext:value-type="string">
            <text:p>PH2</text:p>
          </table:table-cell>
          <table:table-cell table:formula="of:=ROW()-1" office:value-type="float" office:value="43" calcext:value-type="float">
            <text:p>4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5]; PkgPin_To_PinName; 2; 0)" office:value-type="string" office:string-value="PH3" calcext:value-type="string">
            <text:p>PH3</text:p>
          </table:table-cell>
          <table:table-cell table:formula="of:=ROW()-1" office:value-type="float" office:value="44" calcext:value-type="float">
            <text:p>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6]; PkgPin_To_PinName; 2; 0)" office:value-type="string" office:string-value="PH4" calcext:value-type="string">
            <text:p>PH4</text:p>
          </table:table-cell>
          <table:table-cell table:formula="of:=ROW()-1" office:value-type="float" office:value="45" calcext:value-type="float">
            <text:p>4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7]; PkgPin_To_PinName; 2; 0)" office:value-type="string" office:string-value="PH5" calcext:value-type="string">
            <text:p>PH5</text:p>
          </table:table-cell>
          <table:table-cell table:formula="of:=ROW()-1" office:value-type="float" office:value="46" calcext:value-type="float">
            <text:p>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A3" calcext:value-type="string">
            <text:p>PA3</text:p>
          </table:table-cell>
          <table:table-cell table:formula="of:=ROW()-1" office:value-type="float" office:value="47" calcext:value-type="float">
            <text:p>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VSS" calcext:value-type="string">
            <text:p>VSS</text:p>
          </table:table-cell>
          <table:table-cell table:formula="of:=ROW()-1" office:value-type="float" office:value="48" calcext:value-type="float">
            <text:p>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0]; PkgPin_To_PinName; 2; 0)" office:value-type="string" office:string-value="VDD" calcext:value-type="string">
            <text:p>VDD</text:p>
          </table:table-cell>
          <table:table-cell table:formula="of:=ROW()-1" office:value-type="float" office:value="49" calcext:value-type="float">
            <text:p>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A4" calcext:value-type="string">
            <text:p>PA4</text:p>
          </table:table-cell>
          <table:table-cell table:formula="of:=ROW()-1"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A5" calcext:value-type="string">
            <text:p>PA5</text:p>
          </table:table-cell>
          <table:table-cell table:formula="of:=ROW()-1"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PA6" calcext:value-type="string">
            <text:p>PA6</text:p>
          </table:table-cell>
          <table:table-cell table:formula="of:=ROW()-1"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4]; PkgPin_To_PinName; 2; 0)" office:value-type="string" office:string-value="PA7" calcext:value-type="string">
            <text:p>PA7</text:p>
          </table:table-cell>
          <table:table-cell table:formula="of:=ROW()-1" office:value-type="float" office:value="53" calcext:value-type="float">
            <text:p>5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5]; PkgPin_To_PinName; 2; 0)" office:value-type="string" office:string-value="PC4" calcext:value-type="string">
            <text:p>PC4</text:p>
          </table:table-cell>
          <table:table-cell table:formula="of:=ROW()-1" office:value-type="float" office:value="54" calcext:value-type="float">
            <text:p>5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PC5" calcext:value-type="string">
            <text:p>PC5</text:p>
          </table:table-cell>
          <table:table-cell table:formula="of:=ROW()-1" office:value-type="float" office:value="55" calcext:value-type="float">
            <text:p>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7]; PkgPin_To_PinName; 2; 0)" office:value-type="string" office:string-value="PB0" calcext:value-type="string">
            <text:p>PB0</text:p>
          </table:table-cell>
          <table:table-cell table:formula="of:=ROW()-1" office:value-type="float" office:value="56" calcext:value-type="float">
            <text:p>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B1" calcext:value-type="string">
            <text:p>PB1</text:p>
          </table:table-cell>
          <table:table-cell table:formula="of:=ROW()-1" office:value-type="float" office:value="57" calcext:value-type="float">
            <text:p>5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B2" calcext:value-type="string">
            <text:p>PB2</text:p>
          </table:table-cell>
          <table:table-cell table:formula="of:=ROW()-1"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F11" calcext:value-type="string">
            <text:p>PF11</text:p>
          </table:table-cell>
          <table:table-cell table:formula="of:=ROW()-1" office:value-type="float" office:value="59" calcext:value-type="float">
            <text:p>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F12" calcext:value-type="string">
            <text:p>PF12</text:p>
          </table:table-cell>
          <table:table-cell table:formula="of:=ROW()-1" office:value-type="float" office:value="60" calcext:value-type="float">
            <text:p>6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SS" calcext:value-type="string">
            <text:p>VSS</text:p>
          </table:table-cell>
          <table:table-cell table:formula="of:=ROW()-1" office:value-type="float" office:value="61" calcext:value-type="float">
            <text:p>6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" calcext:value-type="string">
            <text:p>VDD</text:p>
          </table:table-cell>
          <table:table-cell table:formula="of:=ROW()-1" office:value-type="float" office:value="62" calcext:value-type="float">
            <text:p>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PF13" calcext:value-type="string">
            <text:p>PF13</text:p>
          </table:table-cell>
          <table:table-cell table:formula="of:=ROW()-1" office:value-type="float" office:value="63" calcext:value-type="float">
            <text:p>6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5]; PkgPin_To_PinName; 2; 0)" office:value-type="string" office:string-value="PF14" calcext:value-type="string">
            <text:p>PF14</text:p>
          </table:table-cell>
          <table:table-cell table:formula="of:=ROW()-1" office:value-type="float" office:value="64" calcext:value-type="float">
            <text:p>6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6]; PkgPin_To_PinName; 2; 0)" office:value-type="string" office:string-value="PF15" calcext:value-type="string">
            <text:p>PF15</text:p>
          </table:table-cell>
          <table:table-cell table:formula="of:=ROW()-1" office:value-type="float" office:value="65" calcext:value-type="float">
            <text:p>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7]; PkgPin_To_PinName; 2; 0)" office:value-type="string" office:string-value="PG0" calcext:value-type="string">
            <text:p>PG0</text:p>
          </table:table-cell>
          <table:table-cell table:formula="of:=ROW()-1" office:value-type="float" office:value="66" calcext:value-type="float">
            <text:p>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8]; PkgPin_To_PinName; 2; 0)" office:value-type="string" office:string-value="PG1" calcext:value-type="string">
            <text:p>PG1</text:p>
          </table:table-cell>
          <table:table-cell table:formula="of:=ROW()-1" office:value-type="float" office:value="67" calcext:value-type="float">
            <text:p>6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9]; PkgPin_To_PinName; 2; 0)" office:value-type="string" office:string-value="PE7" calcext:value-type="string">
            <text:p>PE7</text:p>
          </table:table-cell>
          <table:table-cell table:formula="of:=ROW()-1" office:value-type="float" office:value="68" calcext:value-type="float">
            <text:p>6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0]; PkgPin_To_PinName; 2; 0)" office:value-type="string" office:string-value="PE8" calcext:value-type="string">
            <text:p>PE8</text:p>
          </table:table-cell>
          <table:table-cell table:formula="of:=ROW()-1" office:value-type="float" office:value="69" calcext:value-type="float">
            <text:p>6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1]; PkgPin_To_PinName; 2; 0)" office:value-type="string" office:string-value="PE9" calcext:value-type="string">
            <text:p>PE9</text:p>
          </table:table-cell>
          <table:table-cell table:formula="of:=ROW()-1" office:value-type="float" office:value="70" calcext:value-type="float">
            <text:p>7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VSS" calcext:value-type="string">
            <text:p>VSS</text:p>
          </table:table-cell>
          <table:table-cell table:formula="of:=ROW()-1" office:value-type="float" office:value="71" calcext:value-type="float">
            <text:p>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3]; PkgPin_To_PinName; 2; 0)" office:value-type="string" office:string-value="VDD" calcext:value-type="string">
            <text:p>VDD</text:p>
          </table:table-cell>
          <table:table-cell table:formula="of:=ROW()-1" office:value-type="float" office:value="72" calcext:value-type="float">
            <text:p>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4]; PkgPin_To_PinName; 2; 0)" office:value-type="string" office:string-value="PE10" calcext:value-type="string">
            <text:p>PE10</text:p>
          </table:table-cell>
          <table:table-cell table:formula="of:=ROW()-1" office:value-type="float" office:value="73" calcext:value-type="float">
            <text:p>7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5]; PkgPin_To_PinName; 2; 0)" office:value-type="string" office:string-value="PE11" calcext:value-type="string">
            <text:p>PE11</text:p>
          </table:table-cell>
          <table:table-cell table:formula="of:=ROW()-1" office:value-type="float" office:value="74" calcext:value-type="float">
            <text:p>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E12" calcext:value-type="string">
            <text:p>PE12</text:p>
          </table:table-cell>
          <table:table-cell table:formula="of:=ROW()-1"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PE13" calcext:value-type="string">
            <text:p>PE13</text:p>
          </table:table-cell>
          <table:table-cell table:formula="of:=ROW()-1" office:value-type="float" office:value="76" calcext:value-type="float">
            <text:p>7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8]; PkgPin_To_PinName; 2; 0)" office:value-type="string" office:string-value="PE14" calcext:value-type="string">
            <text:p>PE14</text:p>
          </table:table-cell>
          <table:table-cell table:formula="of:=ROW()-1" office:value-type="float" office:value="77" calcext:value-type="float">
            <text:p>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PE15" calcext:value-type="string">
            <text:p>PE15</text:p>
          </table:table-cell>
          <table:table-cell table:formula="of:=ROW()-1" office:value-type="float" office:value="78" calcext:value-type="float">
            <text:p>7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0]; PkgPin_To_PinName; 2; 0)" office:value-type="string" office:string-value="PB10" calcext:value-type="string">
            <text:p>PB10</text:p>
          </table:table-cell>
          <table:table-cell table:formula="of:=ROW()-1" office:value-type="float" office:value="79" calcext:value-type="float">
            <text:p>7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1]; PkgPin_To_PinName; 2; 0)" office:value-type="string" office:string-value="PB11" calcext:value-type="string">
            <text:p>PB11</text:p>
          </table:table-cell>
          <table:table-cell table:formula="of:=ROW()-1"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2]; PkgPin_To_PinName; 2; 0)" office:value-type="string" office:string-value="VCAP" calcext:value-type="string">
            <text:p>VCAP</text:p>
          </table:table-cell>
          <table:table-cell table:formula="of:=ROW()-1" office:value-type="float" office:value="81" calcext:value-type="float">
            <text:p>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3]; PkgPin_To_PinName; 2; 0)" office:value-type="string" office:string-value="VDD" calcext:value-type="string">
            <text:p>VDD</text:p>
          </table:table-cell>
          <table:table-cell table:formula="of:=ROW()-1" office:value-type="float" office:value="82" calcext:value-type="float">
            <text:p>8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4]; PkgPin_To_PinName; 2; 0)" office:value-type="string" office:string-value="PH6" calcext:value-type="string">
            <text:p>PH6</text:p>
          </table:table-cell>
          <table:table-cell table:formula="of:=ROW()-1" office:value-type="float" office:value="83" calcext:value-type="float">
            <text:p>8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H7" calcext:value-type="string">
            <text:p>PH7</text:p>
          </table:table-cell>
          <table:table-cell table:formula="of:=ROW()-1" office:value-type="float" office:value="84" calcext:value-type="float">
            <text:p>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8" calcext:value-type="string">
            <text:p>PH8</text:p>
          </table:table-cell>
          <table:table-cell table:formula="of:=ROW()-1" office:value-type="float" office:value="85" calcext:value-type="float">
            <text:p>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H9" calcext:value-type="string">
            <text:p>PH9</text:p>
          </table:table-cell>
          <table:table-cell table:formula="of:=ROW()-1" office:value-type="float" office:value="86" calcext:value-type="float">
            <text:p>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PH10" calcext:value-type="string">
            <text:p>PH10</text:p>
          </table:table-cell>
          <table:table-cell table:formula="of:=ROW()-1" office:value-type="float" office:value="87" calcext:value-type="float">
            <text:p>8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9]; PkgPin_To_PinName; 2; 0)" office:value-type="string" office:string-value="PH11" calcext:value-type="string">
            <text:p>PH11</text:p>
          </table:table-cell>
          <table:table-cell table:formula="of:=ROW()-1" office:value-type="float" office:value="88" calcext:value-type="float">
            <text:p>8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0]; PkgPin_To_PinName; 2; 0)" office:value-type="string" office:string-value="PH12" calcext:value-type="string">
            <text:p>PH12</text:p>
          </table:table-cell>
          <table:table-cell table:formula="of:=ROW()-1" office:value-type="float" office:value="89" calcext:value-type="float">
            <text:p>8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1]; PkgPin_To_PinName; 2; 0)" office:value-type="string" office:string-value="VSS" calcext:value-type="string">
            <text:p>VSS</text:p>
          </table:table-cell>
          <table:table-cell table:formula="of:=ROW()-1" office:value-type="float" office:value="90" calcext:value-type="float">
            <text:p>9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DD" calcext:value-type="string">
            <text:p>VDD</text:p>
          </table:table-cell>
          <table:table-cell table:formula="of:=ROW()-1" office:value-type="float" office:value="91" calcext:value-type="float">
            <text:p>9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PB12" calcext:value-type="string">
            <text:p>PB12</text:p>
          </table:table-cell>
          <table:table-cell table:formula="of:=ROW()-1" office:value-type="float" office:value="92" calcext:value-type="float">
            <text:p>9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4]; PkgPin_To_PinName; 2; 0)" office:value-type="string" office:string-value="PB13" calcext:value-type="string">
            <text:p>PB13</text:p>
          </table:table-cell>
          <table:table-cell table:formula="of:=ROW()-1" office:value-type="float" office:value="93" calcext:value-type="float">
            <text:p>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4" calcext:value-type="string">
            <text:p>PB14</text:p>
          </table:table-cell>
          <table:table-cell table:formula="of:=ROW()-1" office:value-type="float" office:value="94" calcext:value-type="float">
            <text:p>9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B15" calcext:value-type="string">
            <text:p>PB15</text:p>
          </table:table-cell>
          <table:table-cell table:formula="of:=ROW()-1" office:value-type="float" office:value="95" calcext:value-type="float">
            <text:p>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D8" calcext:value-type="string">
            <text:p>PD8</text:p>
          </table:table-cell>
          <table:table-cell table:formula="of:=ROW()-1" office:value-type="float" office:value="96" calcext:value-type="float">
            <text:p>9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D9" calcext:value-type="string">
            <text:p>PD9</text:p>
          </table:table-cell>
          <table:table-cell table:formula="of:=ROW()-1" office:value-type="float" office:value="97" calcext:value-type="float">
            <text:p>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D10" calcext:value-type="string">
            <text:p>PD10</text:p>
          </table:table-cell>
          <table:table-cell table:formula="of:=ROW()-1" office:value-type="float" office:value="98" calcext:value-type="float">
            <text:p>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PD11" calcext:value-type="string">
            <text:p>PD11</text:p>
          </table:table-cell>
          <table:table-cell table:formula="of:=ROW()-1"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1]; PkgPin_To_PinName; 2; 0)" office:value-type="string" office:string-value="PD12" calcext:value-type="string">
            <text:p>PD12</text:p>
          </table:table-cell>
          <table:table-cell table:formula="of:=ROW()-1" office:value-type="float" office:value="100" calcext:value-type="float">
            <text:p>1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PD13" calcext:value-type="string">
            <text:p>PD13</text:p>
          </table:table-cell>
          <table:table-cell table:formula="of:=ROW()-1" office:value-type="float" office:value="101" calcext:value-type="float">
            <text:p>1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3]; PkgPin_To_PinName; 2; 0)" office:value-type="string" office:string-value="VSS" calcext:value-type="string">
            <text:p>VSS</text:p>
          </table:table-cell>
          <table:table-cell table:formula="of:=ROW()-1" office:value-type="float" office:value="102" calcext:value-type="float">
            <text:p>10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4]; PkgPin_To_PinName; 2; 0)" office:value-type="string" office:string-value="VDD" calcext:value-type="string">
            <text:p>VDD</text:p>
          </table:table-cell>
          <table:table-cell table:formula="of:=ROW()-1" office:value-type="float" office:value="103" calcext:value-type="float">
            <text:p>10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5]; PkgPin_To_PinName; 2; 0)" office:value-type="string" office:string-value="PD14" calcext:value-type="string">
            <text:p>PD14</text:p>
          </table:table-cell>
          <table:table-cell table:formula="of:=ROW()-1" office:value-type="float" office:value="104" calcext:value-type="float">
            <text:p>1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PD15" calcext:value-type="string">
            <text:p>PD15</text:p>
          </table:table-cell>
          <table:table-cell table:formula="of:=ROW()-1" office:value-type="float" office:value="105" calcext:value-type="float">
            <text:p>10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7]; PkgPin_To_PinName; 2; 0)" office:value-type="string" office:string-value="PG2" calcext:value-type="string">
            <text:p>PG2</text:p>
          </table:table-cell>
          <table:table-cell table:formula="of:=ROW()-1" office:value-type="float" office:value="106" calcext:value-type="float">
            <text:p>1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G3" calcext:value-type="string">
            <text:p>PG3</text:p>
          </table:table-cell>
          <table:table-cell table:formula="of:=ROW()-1" office:value-type="float" office:value="107" calcext:value-type="float">
            <text:p>10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G4" calcext:value-type="string">
            <text:p>PG4</text:p>
          </table:table-cell>
          <table:table-cell table:formula="of:=ROW()-1" office:value-type="float" office:value="108" calcext:value-type="float">
            <text:p>1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G5" calcext:value-type="string">
            <text:p>PG5</text:p>
          </table:table-cell>
          <table:table-cell table:formula="of:=ROW()-1" office:value-type="float" office:value="109" calcext:value-type="float">
            <text:p>1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G6" calcext:value-type="string">
            <text:p>PG6</text:p>
          </table:table-cell>
          <table:table-cell table:formula="of:=ROW()-1" office:value-type="float" office:value="110" calcext:value-type="float">
            <text:p>1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PG7" calcext:value-type="string">
            <text:p>PG7</text:p>
          </table:table-cell>
          <table:table-cell table:formula="of:=ROW()-1" office:value-type="float" office:value="111" calcext:value-type="float">
            <text:p>1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3]; PkgPin_To_PinName; 2; 0)" office:value-type="string" office:string-value="PG8" calcext:value-type="string">
            <text:p>PG8</text:p>
          </table:table-cell>
          <table:table-cell table:formula="of:=ROW()-1" office:value-type="float" office:value="112" calcext:value-type="float">
            <text:p>1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SS" calcext:value-type="string">
            <text:p>VSS</text:p>
          </table:table-cell>
          <table:table-cell table:formula="of:=ROW()-1" office:value-type="float" office:value="113" calcext:value-type="float">
            <text:p>1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DD33USB" calcext:value-type="string">
            <text:p>VDD33USB</text:p>
          </table:table-cell>
          <table:table-cell table:formula="of:=ROW()-1" office:value-type="float" office:value="114" calcext:value-type="float">
            <text:p>11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PC6" calcext:value-type="string">
            <text:p>PC6</text:p>
          </table:table-cell>
          <table:table-cell table:formula="of:=ROW()-1"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7]; PkgPin_To_PinName; 2; 0)" office:value-type="string" office:string-value="PC7" calcext:value-type="string">
            <text:p>PC7</text:p>
          </table:table-cell>
          <table:table-cell table:formula="of:=ROW()-1" office:value-type="float" office:value="116" calcext:value-type="float">
            <text:p>11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8]; PkgPin_To_PinName; 2; 0)" office:value-type="string" office:string-value="PC8" calcext:value-type="string">
            <text:p>PC8</text:p>
          </table:table-cell>
          <table:table-cell table:formula="of:=ROW()-1" office:value-type="float" office:value="117" calcext:value-type="float">
            <text:p>1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9]; PkgPin_To_PinName; 2; 0)" office:value-type="string" office:string-value="PC9" calcext:value-type="string">
            <text:p>PC9</text:p>
          </table:table-cell>
          <table:table-cell table:formula="of:=ROW()-1" office:value-type="float" office:value="118" calcext:value-type="float">
            <text:p>1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0]; PkgPin_To_PinName; 2; 0)" office:value-type="string" office:string-value="PA8" calcext:value-type="string">
            <text:p>PA8</text:p>
          </table:table-cell>
          <table:table-cell table:formula="of:=ROW()-1" office:value-type="float" office:value="119" calcext:value-type="float">
            <text:p>1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A9" calcext:value-type="string">
            <text:p>PA9</text:p>
          </table:table-cell>
          <table:table-cell table:formula="of:=ROW()-1" office:value-type="float" office:value="120" calcext:value-type="float">
            <text:p>12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10" calcext:value-type="string">
            <text:p>PA10</text:p>
          </table:table-cell>
          <table:table-cell table:formula="of:=ROW()-1" office:value-type="float" office:value="121" calcext:value-type="float">
            <text:p>1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11" calcext:value-type="string">
            <text:p>PA11</text:p>
          </table:table-cell>
          <table:table-cell table:formula="of:=ROW()-1"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A12" calcext:value-type="string">
            <text:p>PA12</text:p>
          </table:table-cell>
          <table:table-cell table:formula="of:=ROW()-1" office:value-type="float" office:value="123" calcext:value-type="float">
            <text:p>12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A13" calcext:value-type="string">
            <text:p>PA13</text:p>
          </table:table-cell>
          <table:table-cell table:formula="of:=ROW()-1" office:value-type="float" office:value="124" calcext:value-type="float">
            <text:p>1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VCAP" calcext:value-type="string">
            <text:p>VCAP</text:p>
          </table:table-cell>
          <table:table-cell table:formula="of:=ROW()-1" office:value-type="float" office:value="125" calcext:value-type="float">
            <text:p>1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7]; PkgPin_To_PinName; 2; 0)" office:value-type="string" office:string-value="VSS" calcext:value-type="string">
            <text:p>VSS</text:p>
          </table:table-cell>
          <table:table-cell table:formula="of:=ROW()-1" office:value-type="float" office:value="126" calcext:value-type="float">
            <text:p>12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8]; PkgPin_To_PinName; 2; 0)" office:value-type="string" office:string-value="VDD" calcext:value-type="string">
            <text:p>VDD</text:p>
          </table:table-cell>
          <table:table-cell table:formula="of:=ROW()-1" office:value-type="float" office:value="127" calcext:value-type="float">
            <text:p>12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9]; PkgPin_To_PinName; 2; 0)" office:value-type="string" office:string-value="PH13" calcext:value-type="string">
            <text:p>PH13</text:p>
          </table:table-cell>
          <table:table-cell table:formula="of:=ROW()-1" office:value-type="float" office:value="128" calcext:value-type="float">
            <text:p>1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H14" calcext:value-type="string">
            <text:p>PH14</text:p>
          </table:table-cell>
          <table:table-cell table:formula="of:=ROW()-1" office:value-type="float" office:value="129" calcext:value-type="float">
            <text:p>1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H15" calcext:value-type="string">
            <text:p>PH15</text:p>
          </table:table-cell>
          <table:table-cell table:formula="of:=ROW()-1" office:value-type="float" office:value="130" calcext:value-type="float">
            <text:p>13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I0" calcext:value-type="string">
            <text:p>PI0</text:p>
          </table:table-cell>
          <table:table-cell table:formula="of:=ROW()-1" office:value-type="float" office:value="131" calcext:value-type="float">
            <text:p>1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I1" calcext:value-type="string">
            <text:p>PI1</text:p>
          </table:table-cell>
          <table:table-cell table:formula="of:=ROW()-1" office:value-type="float" office:value="132" calcext:value-type="float">
            <text:p>1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PI2" calcext:value-type="string">
            <text:p>PI2</text:p>
          </table:table-cell>
          <table:table-cell table:formula="of:=ROW()-1" office:value-type="float" office:value="133" calcext:value-type="float">
            <text:p>1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5]; PkgPin_To_PinName; 2; 0)" office:value-type="string" office:string-value="PI3" calcext:value-type="string">
            <text:p>PI3</text:p>
          </table:table-cell>
          <table:table-cell table:formula="of:=ROW()-1" office:value-type="float" office:value="134" calcext:value-type="float">
            <text:p>1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VSS" calcext:value-type="string">
            <text:p>VSS</text:p>
          </table:table-cell>
          <table:table-cell table:formula="of:=ROW()-1" office:value-type="float" office:value="135" calcext:value-type="float">
            <text:p>13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7]; PkgPin_To_PinName; 2; 0)" office:value-type="string" office:string-value="VDD" calcext:value-type="string">
            <text:p>VDD</text:p>
          </table:table-cell>
          <table:table-cell table:formula="of:=ROW()-1" office:value-type="float" office:value="136" calcext:value-type="float">
            <text:p>13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8]; PkgPin_To_PinName; 2; 0)" office:value-type="string" office:string-value="PA14" calcext:value-type="string">
            <text:p>PA14</text:p>
          </table:table-cell>
          <table:table-cell table:formula="of:=ROW()-1" office:value-type="float" office:value="137" calcext:value-type="float">
            <text:p>1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A15" calcext:value-type="string">
            <text:p>PA15</text:p>
          </table:table-cell>
          <table:table-cell table:formula="of:=ROW()-1" office:value-type="float" office:value="138" calcext:value-type="float">
            <text:p>1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C10" calcext:value-type="string">
            <text:p>PC10</text:p>
          </table:table-cell>
          <table:table-cell table:formula="of:=ROW()-1" office:value-type="float" office:value="139" calcext:value-type="float">
            <text:p>13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C11" calcext:value-type="string">
            <text:p>PC11</text:p>
          </table:table-cell>
          <table:table-cell table:formula="of:=ROW()-1" office:value-type="float" office:value="140" calcext:value-type="float">
            <text:p>14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C12" calcext:value-type="string">
            <text:p>PC12</text:p>
          </table:table-cell>
          <table:table-cell table:formula="of:=ROW()-1" office:value-type="float" office:value="141" calcext:value-type="float">
            <text:p>1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D0" calcext:value-type="string">
            <text:p>PD0</text:p>
          </table:table-cell>
          <table:table-cell table:formula="of:=ROW()-1" office:value-type="float" office:value="142" calcext:value-type="float">
            <text:p>14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" calcext:value-type="string">
            <text:p>PD1</text:p>
          </table:table-cell>
          <table:table-cell table:formula="of:=ROW()-1" office:value-type="float" office:value="143" calcext:value-type="float">
            <text:p>14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PD2" calcext:value-type="string">
            <text:p>PD2</text:p>
          </table:table-cell>
          <table:table-cell table:formula="of:=ROW()-1" office:value-type="float" office:value="144" calcext:value-type="float">
            <text:p>1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6]; PkgPin_To_PinName; 2; 0)" office:value-type="string" office:string-value="PD3" calcext:value-type="string">
            <text:p>PD3</text:p>
          </table:table-cell>
          <table:table-cell table:formula="of:=ROW()-1" office:value-type="float" office:value="145" calcext:value-type="float">
            <text:p>14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7]; PkgPin_To_PinName; 2; 0)" office:value-type="string" office:string-value="PD4" calcext:value-type="string">
            <text:p>PD4</text:p>
          </table:table-cell>
          <table:table-cell table:formula="of:=ROW()-1" office:value-type="float" office:value="146" calcext:value-type="float">
            <text:p>1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8]; PkgPin_To_PinName; 2; 0)" office:value-type="string" office:string-value="PD5" calcext:value-type="string">
            <text:p>PD5</text:p>
          </table:table-cell>
          <table:table-cell table:formula="of:=ROW()-1" office:value-type="float" office:value="147" calcext:value-type="float">
            <text:p>1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9]; PkgPin_To_PinName; 2; 0)" office:value-type="string" office:string-value="VSS" calcext:value-type="string">
            <text:p>VSS</text:p>
          </table:table-cell>
          <table:table-cell table:formula="of:=ROW()-1" office:value-type="float" office:value="148" calcext:value-type="float">
            <text:p>14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0]; PkgPin_To_PinName; 2; 0)" office:value-type="string" office:string-value="VDD" calcext:value-type="string">
            <text:p>VDD</text:p>
          </table:table-cell>
          <table:table-cell table:formula="of:=ROW()-1" office:value-type="float" office:value="149" calcext:value-type="float">
            <text:p>14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1]; PkgPin_To_PinName; 2; 0)" office:value-type="string" office:string-value="PD6" calcext:value-type="string">
            <text:p>PD6</text:p>
          </table:table-cell>
          <table:table-cell table:formula="of:=ROW()-1" office:value-type="float" office:value="150" calcext:value-type="float">
            <text:p>1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2]; PkgPin_To_PinName; 2; 0)" office:value-type="string" office:string-value="PD7" calcext:value-type="string">
            <text:p>PD7</text:p>
          </table:table-cell>
          <table:table-cell table:formula="of:=ROW()-1" office:value-type="float" office:value="151" calcext:value-type="float">
            <text:p>1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3]; PkgPin_To_PinName; 2; 0)" office:value-type="string" office:string-value="PG9" calcext:value-type="string">
            <text:p>PG9</text:p>
          </table:table-cell>
          <table:table-cell table:formula="of:=ROW()-1" office:value-type="float" office:value="152" calcext:value-type="float">
            <text:p>1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4]; PkgPin_To_PinName; 2; 0)" office:value-type="string" office:string-value="PG10" calcext:value-type="string">
            <text:p>PG10</text:p>
          </table:table-cell>
          <table:table-cell table:formula="of:=ROW()-1" office:value-type="float" office:value="153" calcext:value-type="float">
            <text:p>15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5]; PkgPin_To_PinName; 2; 0)" office:value-type="string" office:string-value="PG11" calcext:value-type="string">
            <text:p>PG11</text:p>
          </table:table-cell>
          <table:table-cell table:formula="of:=ROW()-1" office:value-type="float" office:value="154" calcext:value-type="float">
            <text:p>15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6]; PkgPin_To_PinName; 2; 0)" office:value-type="string" office:string-value="PG12" calcext:value-type="string">
            <text:p>PG12</text:p>
          </table:table-cell>
          <table:table-cell table:formula="of:=ROW()-1" office:value-type="float" office:value="155" calcext:value-type="float">
            <text:p>1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7]; PkgPin_To_PinName; 2; 0)" office:value-type="string" office:string-value="PG13" calcext:value-type="string">
            <text:p>PG13</text:p>
          </table:table-cell>
          <table:table-cell table:formula="of:=ROW()-1" office:value-type="float" office:value="156" calcext:value-type="float">
            <text:p>15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8]; PkgPin_To_PinName; 2; 0)" office:value-type="string" office:string-value="PG14" calcext:value-type="string">
            <text:p>PG14</text:p>
          </table:table-cell>
          <table:table-cell table:formula="of:=ROW()-1" office:value-type="float" office:value="157" calcext:value-type="float">
            <text:p>15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9]; PkgPin_To_PinName; 2; 0)" office:value-type="string" office:string-value="VSS" calcext:value-type="string">
            <text:p>VSS</text:p>
          </table:table-cell>
          <table:table-cell table:formula="of:=ROW()-1" office:value-type="float" office:value="158" calcext:value-type="float">
            <text:p>1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60]; PkgPin_To_PinName; 2; 0)" office:value-type="string" office:string-value="VDD" calcext:value-type="string">
            <text:p>VDD</text:p>
          </table:table-cell>
          <table:table-cell table:formula="of:=ROW()-1" office:value-type="float" office:value="159" calcext:value-type="float">
            <text:p>15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61]; PkgPin_To_PinName; 2; 0)" office:value-type="string" office:string-value="PG15" calcext:value-type="string">
            <text:p>PG15</text:p>
          </table:table-cell>
          <table:table-cell table:formula="of:=ROW()-1" office:value-type="float" office:value="160" calcext:value-type="float">
            <text:p>16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2]; PkgPin_To_PinName; 2; 0)" office:value-type="string" office:string-value="PB3" calcext:value-type="string">
            <text:p>PB3</text:p>
          </table:table-cell>
          <table:table-cell table:formula="of:=ROW()-1" office:value-type="float" office:value="161" calcext:value-type="float">
            <text:p>16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3]; PkgPin_To_PinName; 2; 0)" office:value-type="string" office:string-value="PB4" calcext:value-type="string">
            <text:p>PB4</text:p>
          </table:table-cell>
          <table:table-cell table:formula="of:=ROW()-1" office:value-type="float" office:value="162" calcext:value-type="float">
            <text:p>1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4]; PkgPin_To_PinName; 2; 0)" office:value-type="string" office:string-value="PB5" calcext:value-type="string">
            <text:p>PB5</text:p>
          </table:table-cell>
          <table:table-cell table:formula="of:=ROW()-1" office:value-type="float" office:value="163" calcext:value-type="float">
            <text:p>16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5]; PkgPin_To_PinName; 2; 0)" office:value-type="string" office:string-value="PB6" calcext:value-type="string">
            <text:p>PB6</text:p>
          </table:table-cell>
          <table:table-cell table:formula="of:=ROW()-1" office:value-type="float" office:value="164" calcext:value-type="float">
            <text:p>16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6]; PkgPin_To_PinName; 2; 0)" office:value-type="string" office:string-value="PB7" calcext:value-type="string">
            <text:p>PB7</text:p>
          </table:table-cell>
          <table:table-cell table:formula="of:=ROW()-1" office:value-type="float" office:value="165" calcext:value-type="float">
            <text:p>1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7]; PkgPin_To_PinName; 2; 0)" office:value-type="string" office:string-value="BOOT0" calcext:value-type="string">
            <text:p>BOOT0</text:p>
          </table:table-cell>
          <table:table-cell table:formula="of:=ROW()-1" office:value-type="float" office:value="166" calcext:value-type="float">
            <text:p>1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68]; PkgPin_To_PinName; 2; 0)" office:value-type="string" office:string-value="PB8" calcext:value-type="string">
            <text:p>PB8</text:p>
          </table:table-cell>
          <table:table-cell table:formula="of:=ROW()-1" office:value-type="float" office:value="167" calcext:value-type="float">
            <text:p>16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9]; PkgPin_To_PinName; 2; 0)" office:value-type="string" office:string-value="PB9" calcext:value-type="string">
            <text:p>PB9</text:p>
          </table:table-cell>
          <table:table-cell table:formula="of:=ROW()-1" office:value-type="float" office:value="168" calcext:value-type="float">
            <text:p>16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0]; PkgPin_To_PinName; 2; 0)" office:value-type="string" office:string-value="PE0" calcext:value-type="string">
            <text:p>PE0</text:p>
          </table:table-cell>
          <table:table-cell table:formula="of:=ROW()-1" office:value-type="float" office:value="169" calcext:value-type="float">
            <text:p>16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1]; PkgPin_To_PinName; 2; 0)" office:value-type="string" office:string-value="PE1" calcext:value-type="string">
            <text:p>PE1</text:p>
          </table:table-cell>
          <table:table-cell table:formula="of:=ROW()-1" office:value-type="float" office:value="170" calcext:value-type="float">
            <text:p>17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2]; PkgPin_To_PinName; 2; 0)" office:value-type="string" office:string-value="PDR_ON" calcext:value-type="string">
            <text:p>PDR_ON</text:p>
          </table:table-cell>
          <table:table-cell table:formula="of:=ROW()-1" office:value-type="float" office:value="171" calcext:value-type="float">
            <text:p>17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73]; PkgPin_To_PinName; 2; 0)" office:value-type="string" office:string-value="VDD" calcext:value-type="string">
            <text:p>VDD</text:p>
          </table:table-cell>
          <table:table-cell table:formula="of:=ROW()-1" office:value-type="float" office:value="172" calcext:value-type="float">
            <text:p>17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74]; PkgPin_To_PinName; 2; 0)" office:value-type="string" office:string-value="PI4" calcext:value-type="string">
            <text:p>PI4</text:p>
          </table:table-cell>
          <table:table-cell table:formula="of:=ROW()-1" office:value-type="float" office:value="173" calcext:value-type="float">
            <text:p>17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5]; PkgPin_To_PinName; 2; 0)" office:value-type="string" office:string-value="PI5" calcext:value-type="string">
            <text:p>PI5</text:p>
          </table:table-cell>
          <table:table-cell table:formula="of:=ROW()-1" office:value-type="float" office:value="174" calcext:value-type="float">
            <text:p>1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6]; PkgPin_To_PinName; 2; 0)" office:value-type="string" office:string-value="PI6" calcext:value-type="string">
            <text:p>PI6</text:p>
          </table:table-cell>
          <table:table-cell table:formula="of:=ROW()-1" office:value-type="float" office:value="175" calcext:value-type="float">
            <text:p>1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7]; PkgPin_To_PinName; 2; 0)" office:value-type="string" office:string-value="PI7" calcext:value-type="string">
            <text:p>PI7</text:p>
          </table:table-cell>
          <table:table-cell table:formula="of:=ROW()-1" office:value-type="float" office:value="176" calcext:value-type="float">
            <text:p>176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1-15T00:32:59.753834439</dc:date>
    <meta:editing-duration>P1DT22H34M35S</meta:editing-duration>
    <meta:editing-cycles>78</meta:editing-cycles>
    <meta:generator>LibreOffice/7.4.7.2$Linux_X86_64 LibreOffice_project/40$Build-2</meta:generator>
    <meta:document-statistic meta:table-count="5" meta:cell-count="4574" meta:object-count="0"/>
  </office:meta>
</office:document-meta>
</file>